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1.7313in" style:rel-column-width="16384*"/>
    </style:style>
    <style:style style:name="Table2.D" style:family="table-column">
      <style:table-column-properties style:column-width="1.7313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7285in" fo:margin-left="0in" fo:margin-right="0.1965in" table:align="margins"/>
    </style:style>
    <style:style style:name="Table3.A" style:family="table-column">
      <style:table-column-properties style:column-width="2.3083in" style:rel-column-width="22482*"/>
    </style:style>
    <style:style style:name="Table3.B" style:family="table-column">
      <style:table-column-properties style:column-width="2.1118in" style:rel-column-width="20569*"/>
    </style:style>
    <style:style style:name="Table3.C" style:family="table-column">
      <style:table-column-properties style:column-width="2.3083in" style:rel-column-width="22484*"/>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1.7313in" style:rel-column-width="16383*"/>
    </style:style>
    <style:style style:name="Table10.D" style:family="table-column">
      <style:table-column-properties style:column-width="1.7313in" style:rel-column-width="16386*"/>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2.3083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1.7313in" style:rel-column-width="16383*"/>
    </style:style>
    <style:style style:name="Table24.D" style:family="table-column">
      <style:table-column-properties style:column-width="1.7313in" style:rel-column-width="16386*"/>
    </style:style>
    <style:style style:name="Table24.A1" style:family="table-cell">
      <style:table-cell-properties fo:padding="0.0382in" fo:border-left="0.05pt solid #000000" fo:border-right="none" fo:border-top="0.05pt solid #000000" fo:border-bottom="0.05pt solid #000000"/>
    </style:style>
    <style:style style:name="Table24.D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D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1.7313in" style:rel-column-width="16384*"/>
    </style:style>
    <style:style style:name="Table22.D" style:family="table-column">
      <style:table-column-properties style:column-width="1.7313in" style:rel-column-width="16383*"/>
    </style:style>
    <style:style style:name="Table22.A1" style:family="table-cell">
      <style:table-cell-properties fo:padding="0.0382in" fo:border-left="0.05pt solid #000000" fo:border-right="none" fo:border-top="0.05pt solid #000000" fo:border-bottom="0.05pt solid #000000"/>
    </style:style>
    <style:style style:name="Table22.D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D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2.3083in" style:rel-column-width="21845*"/>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D" style:family="table-column">
      <style:table-column-properties style:column-width="1.7313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1.7313in" style:rel-column-width="16384*"/>
    </style:style>
    <style:style style:name="Table14.D" style:family="table-column">
      <style:table-column-properties style:column-width="1.7313in" style:rel-column-width="16383*"/>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2.3083in" style:rel-column-width="21845*"/>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2.3083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2.3083in" style:rel-column-width="21845*"/>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1.7313in" style:rel-column-width="16384*"/>
    </style:style>
    <style:style style:name="Table26.D" style:family="table-column">
      <style:table-column-properties style:column-width="1.7313in" style:rel-column-width="16383*"/>
    </style:style>
    <style:style style:name="Table26.A1" style:family="table-cell">
      <style:table-cell-properties fo:padding="0.0382in" fo:border-left="0.05pt solid #000000" fo:border-right="none" fo:border-top="0.05pt solid #000000" fo:border-bottom="0.05pt solid #000000"/>
    </style:style>
    <style:style style:name="Table26.D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D2" style:family="table-cell">
      <style:table-cell-properties fo:padding="0.0382in" fo:border-left="0.05pt solid #000000" fo:border-right="0.05pt solid #000000" fo:border-top="none" fo:border-bottom="0.05pt solid #000000"/>
    </style:style>
    <style:style style:name="Table27" style:family="table">
      <style:table-properties style:width="6.7285in" fo:margin-left="0in" fo:margin-right="0.1965in" table:align="margins"/>
    </style:style>
    <style:style style:name="Table27.A" style:family="table-column">
      <style:table-column-properties style:column-width="2.3083in" style:rel-column-width="22482*"/>
    </style:style>
    <style:style style:name="Table27.B" style:family="table-column">
      <style:table-column-properties style:column-width="2.1118in" style:rel-column-width="20569*"/>
    </style:style>
    <style:style style:name="Table27.C" style:family="table-column">
      <style:table-column-properties style:column-width="2.3083in" style:rel-column-width="22484*"/>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1.7313in" style:rel-column-width="16383*"/>
    </style:style>
    <style:style style:name="Table29.D" style:family="table-column">
      <style:table-column-properties style:column-width="1.7313in" style:rel-column-width="16386*"/>
    </style:style>
    <style:style style:name="Table29.A1" style:family="table-cell">
      <style:table-cell-properties fo:padding="0.0382in" fo:border-left="0.05pt solid #000000" fo:border-right="none" fo:border-top="0.05pt solid #000000" fo:border-bottom="0.05pt solid #000000"/>
    </style:style>
    <style:style style:name="Table29.D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D2" style:family="table-cell">
      <style:table-cell-properties fo:padding="0.0382in" fo:border-left="0.05pt solid #000000" fo:border-right="0.05pt solid #000000" fo:border-top="none" fo:border-bottom="0.05pt solid #000000"/>
    </style:style>
    <style:style style:name="Table30" style:family="table">
      <style:table-properties style:width="6.925in" table:align="margins"/>
    </style:style>
    <style:style style:name="Table30.A" style:family="table-column">
      <style:table-column-properties style:column-width="2.3083in" style:rel-column-width="21845*"/>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2.3083in" style:rel-column-width="21845*"/>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2.3083in" style:rel-column-width="21845*"/>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1.7313in" style:rel-column-width="16383*"/>
    </style:style>
    <style:style style:name="Table36.D" style:family="table-column">
      <style:table-column-properties style:column-width="1.7313in" style:rel-column-width="16386*"/>
    </style:style>
    <style:style style:name="Table36.A1" style:family="table-cell">
      <style:table-cell-properties fo:padding="0.0382in" fo:border-left="0.05pt solid #000000" fo:border-right="none" fo:border-top="0.05pt solid #000000" fo:border-bottom="0.05pt solid #000000"/>
    </style:style>
    <style:style style:name="Table36.D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D2" style:family="table-cell">
      <style:table-cell-properties fo:padding="0.0382in" fo:border-left="0.05pt solid #000000" fo:border-right="0.05pt solid #000000" fo:border-top="none" fo:border-bottom="0.05pt solid #000000"/>
    </style:style>
    <style:style style:name="Table37" style:family="table">
      <style:table-properties style:width="6.925in" table:align="margins"/>
    </style:style>
    <style:style style:name="Table37.A" style:family="table-column">
      <style:table-column-properties style:column-width="2.3083in" style:rel-column-width="21845*"/>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C2" style:family="table-cell">
      <style:table-cell-properties fo:padding="0.0382in" fo:border-left="0.05pt solid #000000" fo:border-right="0.05pt solid #000000" fo:border-top="none" fo:border-bottom="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1.7313in" style:rel-column-width="16383*"/>
    </style:style>
    <style:style style:name="Table39.D" style:family="table-column">
      <style:table-column-properties style:column-width="1.7313in" style:rel-column-width="16386*"/>
    </style:style>
    <style:style style:name="Table39.A1" style:family="table-cell">
      <style:table-cell-properties fo:padding="0.0382in" fo:border-left="0.05pt solid #000000" fo:border-right="none" fo:border-top="0.05pt solid #000000" fo:border-bottom="0.05pt solid #000000"/>
    </style:style>
    <style:style style:name="Table39.D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D2" style:family="table-cell">
      <style:table-cell-properties fo:padding="0.0382in" fo:border-left="0.05pt solid #000000" fo:border-right="0.05pt solid #000000" fo:border-top="none" fo:border-bottom="0.05pt solid #000000"/>
    </style:style>
    <style:style style:name="Table40" style:family="table">
      <style:table-properties style:width="6.925in" table:align="margins"/>
    </style:style>
    <style:style style:name="Table40.A" style:family="table-column">
      <style:table-column-properties style:column-width="1.7313in" style:rel-column-width="16384*"/>
    </style:style>
    <style:style style:name="Table40.D" style:family="table-column">
      <style:table-column-properties style:column-width="1.7313in" style:rel-column-width="16383*"/>
    </style:style>
    <style:style style:name="Table40.A1" style:family="table-cell">
      <style:table-cell-properties fo:padding="0.0382in" fo:border-left="0.05pt solid #000000" fo:border-right="none" fo:border-top="0.05pt solid #000000" fo:border-bottom="0.05pt solid #000000"/>
    </style:style>
    <style:style style:name="Table40.D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D2" style:family="table-cell">
      <style:table-cell-properties fo:padding="0.0382in" fo:border-left="0.05pt solid #000000" fo:border-right="0.05pt solid #000000" fo:border-top="none" fo:border-bottom="0.05pt solid #000000"/>
    </style:style>
    <style:style style:name="Table41" style:family="table">
      <style:table-properties style:width="6.925in" table:align="margins"/>
    </style:style>
    <style:style style:name="Table41.A" style:family="table-column">
      <style:table-column-properties style:column-width="2.3083in" style:rel-column-width="21845*"/>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C2" style:family="table-cell">
      <style:table-cell-properties fo:padding="0.0382in" fo:border-left="0.05pt solid #000000" fo:border-right="0.05pt solid #000000" fo:border-top="none" fo:border-bottom="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1.7313in" style:rel-column-width="16383*"/>
    </style:style>
    <style:style style:name="Table43.D" style:family="table-column">
      <style:table-column-properties style:column-width="1.7313in" style:rel-column-width="16386*"/>
    </style:style>
    <style:style style:name="Table43.A1" style:family="table-cell">
      <style:table-cell-properties fo:padding="0.0382in" fo:border-left="0.05pt solid #000000" fo:border-right="none" fo:border-top="0.05pt solid #000000" fo:border-bottom="0.05pt solid #000000"/>
    </style:style>
    <style:style style:name="Table43.D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D2" style:family="table-cell">
      <style:table-cell-properties fo:padding="0.0382in" fo:border-left="0.05pt solid #000000" fo:border-right="0.05pt solid #000000" fo:border-top="none" fo:border-bottom="0.05pt solid #000000"/>
    </style:style>
    <style:style style:name="Table44" style:family="table">
      <style:table-properties style:width="6.925in" table:align="margins"/>
    </style:style>
    <style:style style:name="Table44.A" style:family="table-column">
      <style:table-column-properties style:column-width="1.7313in" style:rel-column-width="16384*"/>
    </style:style>
    <style:style style:name="Table44.D" style:family="table-column">
      <style:table-column-properties style:column-width="1.7313in" style:rel-column-width="16383*"/>
    </style:style>
    <style:style style:name="Table44.A1" style:family="table-cell">
      <style:table-cell-properties fo:padding="0.0382in" fo:border-left="0.05pt solid #000000" fo:border-right="none" fo:border-top="0.05pt solid #000000" fo:border-bottom="0.05pt solid #000000"/>
    </style:style>
    <style:style style:name="Table44.D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D2" style:family="table-cell">
      <style:table-cell-properties fo:padding="0.0382in" fo:border-left="0.05pt solid #000000" fo:border-right="0.05pt solid #000000" fo:border-top="none" fo:border-bottom="0.05pt solid #000000"/>
    </style:style>
    <style:style style:name="Table45" style:family="table">
      <style:table-properties style:width="6.925in" table:align="margins"/>
    </style:style>
    <style:style style:name="Table45.A" style:family="table-column">
      <style:table-column-properties style:column-width="2.3083in" style:rel-column-width="21845*"/>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7a517" officeooo:paragraph-rsid="0017a517"/>
    </style:style>
    <style:style style:name="P2" style:family="paragraph" style:parent-style-name="Text_20_body">
      <style:paragraph-properties fo:text-align="center" style:justify-single-word="false"/>
      <style:text-properties officeooo:rsid="0017a517" officeooo:paragraph-rsid="0017a517"/>
    </style:style>
    <style:style style:name="P3" style:family="paragraph" style:parent-style-name="Text_20_body">
      <style:text-properties officeooo:rsid="0017a517" officeooo:paragraph-rsid="002248da"/>
    </style:style>
    <style:style style:name="P4" style:family="paragraph" style:parent-style-name="Text_20_body">
      <style:text-properties officeooo:rsid="0017a517" officeooo:paragraph-rsid="00266c79"/>
    </style:style>
    <style:style style:name="P5" style:family="paragraph" style:parent-style-name="Text_20_body">
      <style:text-properties officeooo:rsid="0017a517" officeooo:paragraph-rsid="002e45f7"/>
    </style:style>
    <style:style style:name="P6" style:family="paragraph" style:parent-style-name="Text_20_body">
      <style:text-properties officeooo:rsid="0017a517" officeooo:paragraph-rsid="00409860"/>
    </style:style>
    <style:style style:name="P7" style:family="paragraph" style:parent-style-name="Text_20_body">
      <style:text-properties officeooo:rsid="0017a517" officeooo:paragraph-rsid="0063ea15"/>
    </style:style>
    <style:style style:name="P8" style:family="paragraph" style:parent-style-name="Text_20_body">
      <style:text-properties officeooo:rsid="0018f553" officeooo:paragraph-rsid="0018f553"/>
    </style:style>
    <style:style style:name="P9" style:family="paragraph" style:parent-style-name="Text_20_body">
      <style:text-properties officeooo:rsid="0018f553" officeooo:paragraph-rsid="002248da"/>
    </style:style>
    <style:style style:name="P10" style:family="paragraph" style:parent-style-name="Text_20_body">
      <style:text-properties officeooo:rsid="0018f553" officeooo:paragraph-rsid="00266c79"/>
    </style:style>
    <style:style style:name="P11" style:family="paragraph" style:parent-style-name="Text_20_body">
      <style:text-properties officeooo:rsid="0018f553" officeooo:paragraph-rsid="002e45f7"/>
    </style:style>
    <style:style style:name="P12" style:family="paragraph" style:parent-style-name="Text_20_body">
      <style:text-properties officeooo:rsid="0018f553" officeooo:paragraph-rsid="002f23b3"/>
    </style:style>
    <style:style style:name="P13" style:family="paragraph" style:parent-style-name="Text_20_body">
      <style:text-properties officeooo:rsid="0018f553" officeooo:paragraph-rsid="00409860"/>
    </style:style>
    <style:style style:name="P14" style:family="paragraph" style:parent-style-name="Text_20_body">
      <style:text-properties officeooo:rsid="0018f553" officeooo:paragraph-rsid="00409cb7"/>
    </style:style>
    <style:style style:name="P15" style:family="paragraph" style:parent-style-name="Text_20_body">
      <style:text-properties officeooo:rsid="0018f553" officeooo:paragraph-rsid="0063ea15"/>
    </style:style>
    <style:style style:name="P16" style:family="paragraph" style:parent-style-name="Text_20_body">
      <style:text-properties officeooo:rsid="0019da29" officeooo:paragraph-rsid="00409860"/>
    </style:style>
    <style:style style:name="P17" style:family="paragraph" style:parent-style-name="Text_20_body">
      <style:text-properties officeooo:rsid="0019da29" officeooo:paragraph-rsid="0063ea15"/>
    </style:style>
    <style:style style:name="P18" style:family="paragraph" style:parent-style-name="Text_20_body">
      <style:text-properties officeooo:rsid="001a1650" officeooo:paragraph-rsid="00409860"/>
    </style:style>
    <style:style style:name="P19" style:family="paragraph" style:parent-style-name="Text_20_body">
      <style:text-properties officeooo:rsid="001a1650" officeooo:paragraph-rsid="0063ea15"/>
    </style:style>
    <style:style style:name="P20" style:family="paragraph" style:parent-style-name="Text_20_body">
      <style:text-properties style:font-name="DejaVu Sans Mono" fo:font-size="11pt" officeooo:rsid="0025afeb" officeooo:paragraph-rsid="0025afeb" style:font-size-asian="11pt" style:font-size-complex="11pt"/>
    </style:style>
    <style:style style:name="P21" style:family="paragraph" style:parent-style-name="Text_20_body">
      <style:text-properties style:font-name="DejaVu Sans Mono" fo:font-size="11pt" officeooo:rsid="0025afeb" officeooo:paragraph-rsid="002e45f7" style:font-size-asian="11pt" style:font-size-complex="11pt"/>
    </style:style>
    <style:style style:name="P22" style:family="paragraph" style:parent-style-name="Text_20_body">
      <style:text-properties style:font-name="DejaVu Sans Mono" fo:font-size="11pt" officeooo:rsid="0017a517" officeooo:paragraph-rsid="00409860" style:font-size-asian="11pt" style:font-size-complex="11pt"/>
    </style:style>
    <style:style style:name="P23" style:family="paragraph" style:parent-style-name="Text_20_body">
      <style:text-properties style:font-name="DejaVu Sans Mono" fo:font-size="11pt" officeooo:rsid="0043f88f" officeooo:paragraph-rsid="0043f88f" style:font-size-asian="11pt" style:font-size-complex="11pt"/>
    </style:style>
    <style:style style:name="P24" style:family="paragraph" style:parent-style-name="Text_20_body">
      <style:text-properties style:font-name="DejaVu Sans Mono" officeooo:rsid="001a1650" officeooo:paragraph-rsid="0063ea15"/>
    </style:style>
    <style:style style:name="P25" style:family="paragraph" style:parent-style-name="Text_20_body">
      <style:text-properties officeooo:rsid="0025afeb" officeooo:paragraph-rsid="0025afeb"/>
    </style:style>
    <style:style style:name="P26" style:family="paragraph" style:parent-style-name="Text_20_body">
      <style:text-properties officeooo:rsid="002e3965" officeooo:paragraph-rsid="002e3965"/>
    </style:style>
    <style:style style:name="P27" style:family="paragraph" style:parent-style-name="Text_20_body">
      <style:text-properties officeooo:rsid="004a3c29" officeooo:paragraph-rsid="0055bccf"/>
    </style:style>
    <style:style style:name="P28" style:family="paragraph" style:parent-style-name="Text_20_body">
      <style:text-properties officeooo:rsid="0067ba9f" officeooo:paragraph-rsid="0067ba9f"/>
    </style:style>
    <style:style style:name="P29" style:family="paragraph" style:parent-style-name="Text_20_body">
      <style:paragraph-properties fo:margin-top="0in" fo:margin-bottom="0.0181in" loext:contextual-spacing="false" fo:line-height="100%"/>
      <style:text-properties style:font-name="DejaVu Sans Mono" fo:font-size="10pt" officeooo:rsid="0025afeb" officeooo:paragraph-rsid="00266c79" style:font-size-asian="10pt" style:font-size-complex="10pt"/>
    </style:style>
    <style:style style:name="P30" style:family="paragraph" style:parent-style-name="Text_20_body">
      <style:paragraph-properties fo:margin-top="0in" fo:margin-bottom="0.0181in" loext:contextual-spacing="false" fo:line-height="100%"/>
      <style:text-properties style:font-name="DejaVu Sans Mono" fo:font-size="10pt" officeooo:rsid="0025afeb" officeooo:paragraph-rsid="002d54c4" style:font-size-asian="10pt" style:font-size-complex="10pt"/>
    </style:style>
    <style:style style:name="P31" style:family="paragraph" style:parent-style-name="Table_20_Contents">
      <style:text-properties officeooo:rsid="0018f553" officeooo:paragraph-rsid="002248da"/>
    </style:style>
    <style:style style:name="P32" style:family="paragraph" style:parent-style-name="Table_20_Contents">
      <style:text-properties officeooo:rsid="0018f553" officeooo:paragraph-rsid="00266c79"/>
    </style:style>
    <style:style style:name="P33" style:family="paragraph" style:parent-style-name="Table_20_Contents">
      <style:text-properties officeooo:rsid="0018f553" officeooo:paragraph-rsid="002e45f7"/>
    </style:style>
    <style:style style:name="P34" style:family="paragraph" style:parent-style-name="Table_20_Contents">
      <style:text-properties officeooo:rsid="0018f553" officeooo:paragraph-rsid="00409860"/>
    </style:style>
    <style:style style:name="P35" style:family="paragraph" style:parent-style-name="Table_20_Contents">
      <style:text-properties officeooo:rsid="0018f553" officeooo:paragraph-rsid="0063ea15"/>
    </style:style>
    <style:style style:name="P36" style:family="paragraph" style:parent-style-name="Table_20_Contents">
      <style:text-properties officeooo:rsid="0019da29" officeooo:paragraph-rsid="0019da29"/>
    </style:style>
    <style:style style:name="P37" style:family="paragraph" style:parent-style-name="Table_20_Contents">
      <style:text-properties officeooo:rsid="00214c8e" officeooo:paragraph-rsid="00214c8e"/>
    </style:style>
    <style:style style:name="P38" style:family="paragraph" style:parent-style-name="Table_20_Contents">
      <style:text-properties officeooo:rsid="00214c8e" officeooo:paragraph-rsid="002248da"/>
    </style:style>
    <style:style style:name="P39" style:family="paragraph" style:parent-style-name="Table_20_Contents">
      <style:text-properties officeooo:rsid="00214c8e" officeooo:paragraph-rsid="00266c79"/>
    </style:style>
    <style:style style:name="P40" style:family="paragraph" style:parent-style-name="Table_20_Contents">
      <style:text-properties officeooo:rsid="00214c8e" officeooo:paragraph-rsid="002e45f7"/>
    </style:style>
    <style:style style:name="P41" style:family="paragraph" style:parent-style-name="Table_20_Contents">
      <style:text-properties officeooo:rsid="00214c8e" officeooo:paragraph-rsid="00409860"/>
    </style:style>
    <style:style style:name="P42" style:family="paragraph" style:parent-style-name="Table_20_Contents">
      <style:text-properties officeooo:rsid="00214c8e" officeooo:paragraph-rsid="0063ea15"/>
    </style:style>
    <style:style style:name="P43" style:family="paragraph" style:parent-style-name="Table_20_Contents">
      <style:text-properties officeooo:rsid="00231ef7" officeooo:paragraph-rsid="00231ef7"/>
    </style:style>
    <style:style style:name="P44" style:family="paragraph" style:parent-style-name="Table_20_Contents">
      <style:text-properties officeooo:rsid="00231ef7" officeooo:paragraph-rsid="002f23b3"/>
    </style:style>
    <style:style style:name="P45" style:family="paragraph" style:parent-style-name="Table_20_Contents">
      <style:text-properties officeooo:rsid="00231ef7" officeooo:paragraph-rsid="00409cb7"/>
    </style:style>
    <style:style style:name="P46" style:family="paragraph" style:parent-style-name="Table_20_Contents">
      <style:text-properties officeooo:rsid="00231ef7" officeooo:paragraph-rsid="0063ea15"/>
    </style:style>
    <style:style style:name="P47" style:family="paragraph" style:parent-style-name="Table_20_Contents">
      <style:text-properties officeooo:rsid="0024acdf" officeooo:paragraph-rsid="0024acdf"/>
    </style:style>
    <style:style style:name="P48" style:family="paragraph" style:parent-style-name="Table_20_Contents">
      <style:text-properties officeooo:rsid="0024acdf" officeooo:paragraph-rsid="002e45f7"/>
    </style:style>
    <style:style style:name="P49" style:family="paragraph" style:parent-style-name="Table_20_Contents">
      <style:text-properties officeooo:rsid="0029a2d1" officeooo:paragraph-rsid="0029a2d1"/>
    </style:style>
    <style:style style:name="P50" style:family="paragraph" style:parent-style-name="Table_20_Contents">
      <style:text-properties officeooo:rsid="0029a2d1" officeooo:paragraph-rsid="002e45f7"/>
    </style:style>
    <style:style style:name="P51" style:family="paragraph" style:parent-style-name="Table_20_Contents">
      <style:text-properties officeooo:rsid="002c0f9f" officeooo:paragraph-rsid="002c0f9f"/>
    </style:style>
    <style:style style:name="P52" style:family="paragraph" style:parent-style-name="Table_20_Contents">
      <style:text-properties officeooo:paragraph-rsid="00409860"/>
    </style:style>
    <style:style style:name="P53" style:family="paragraph" style:parent-style-name="Table_20_Contents">
      <style:text-properties officeooo:rsid="004a86ed" officeooo:paragraph-rsid="004a86ed"/>
    </style:style>
    <style:style style:name="P54" style:family="paragraph" style:parent-style-name="Table_20_Contents">
      <style:text-properties officeooo:rsid="0050c0bc" officeooo:paragraph-rsid="0050c0bc"/>
    </style:style>
    <style:style style:name="P55" style:family="paragraph" style:parent-style-name="Table_20_Contents">
      <style:text-properties officeooo:rsid="0050c0bc" officeooo:paragraph-rsid="0055bccf"/>
    </style:style>
    <style:style style:name="P56" style:family="paragraph" style:parent-style-name="Table_20_Contents">
      <style:text-properties officeooo:rsid="0055bccf" officeooo:paragraph-rsid="0055bccf"/>
    </style:style>
    <style:style style:name="P57" style:family="paragraph" style:parent-style-name="Table_20_Contents">
      <style:text-properties officeooo:rsid="005eabe4" officeooo:paragraph-rsid="005eabe4"/>
    </style:style>
    <style:style style:name="P58" style:family="paragraph" style:parent-style-name="Table_20_Contents">
      <style:text-properties officeooo:rsid="005eabe4" officeooo:paragraph-rsid="0063ea15"/>
    </style:style>
    <style:style style:name="P59" style:family="paragraph" style:parent-style-name="Table_20_Contents">
      <style:text-properties officeooo:rsid="0060052b" officeooo:paragraph-rsid="0060052b"/>
    </style:style>
    <style:style style:name="P60" style:family="paragraph" style:parent-style-name="Table_20_Contents">
      <style:text-properties officeooo:rsid="0060052b" officeooo:paragraph-rsid="0063ea15"/>
    </style:style>
    <style:style style:name="P61" style:family="paragraph" style:parent-style-name="Table_20_Contents">
      <style:text-properties officeooo:rsid="00657afb" officeooo:paragraph-rsid="00657afb"/>
    </style:style>
    <style:style style:name="P62" style:family="paragraph" style:parent-style-name="Table_20_Contents">
      <style:text-properties officeooo:rsid="00692905" officeooo:paragraph-rsid="00692905"/>
    </style:style>
    <style:style style:name="P63" style:family="paragraph" style:parent-style-name="Table_20_Contents">
      <style:text-properties officeooo:rsid="006a909d" officeooo:paragraph-rsid="006a909d"/>
    </style:style>
    <style:style style:name="P64" style:family="paragraph" style:parent-style-name="Table_20_Contents">
      <style:text-properties officeooo:rsid="006b9db7" officeooo:paragraph-rsid="006b9db7"/>
    </style:style>
    <style:style style:name="P65" style:family="paragraph" style:parent-style-name="Table_20_Heading">
      <style:text-properties officeooo:rsid="0019da29" officeooo:paragraph-rsid="0019da29"/>
    </style:style>
    <style:style style:name="P66" style:family="paragraph" style:parent-style-name="Table_20_Heading">
      <style:text-properties officeooo:rsid="0019da29" officeooo:paragraph-rsid="00409860"/>
    </style:style>
    <style:style style:name="P67" style:family="paragraph" style:parent-style-name="Table_20_Heading">
      <style:text-properties officeooo:rsid="0019da29" officeooo:paragraph-rsid="0063ea15"/>
    </style:style>
    <style:style style:name="P68" style:family="paragraph" style:parent-style-name="Table_20_Heading">
      <style:text-properties officeooo:rsid="00214c8e" officeooo:paragraph-rsid="00214c8e"/>
    </style:style>
    <style:style style:name="P69" style:family="paragraph" style:parent-style-name="Table_20_Heading">
      <style:text-properties officeooo:rsid="00214c8e" officeooo:paragraph-rsid="002248da"/>
    </style:style>
    <style:style style:name="P70" style:family="paragraph" style:parent-style-name="Table_20_Heading">
      <style:text-properties officeooo:rsid="00214c8e" officeooo:paragraph-rsid="00266c79"/>
    </style:style>
    <style:style style:name="P71" style:family="paragraph" style:parent-style-name="Table_20_Heading">
      <style:text-properties officeooo:rsid="00214c8e" officeooo:paragraph-rsid="002e45f7"/>
    </style:style>
    <style:style style:name="P72" style:family="paragraph" style:parent-style-name="Table_20_Heading">
      <style:text-properties officeooo:rsid="00214c8e" officeooo:paragraph-rsid="00409860"/>
    </style:style>
    <style:style style:name="P73" style:family="paragraph" style:parent-style-name="Table_20_Heading">
      <style:text-properties officeooo:rsid="00214c8e" officeooo:paragraph-rsid="0063ea15"/>
    </style:style>
    <style:style style:name="P74" style:family="paragraph" style:parent-style-name="Table_20_Heading">
      <style:text-properties officeooo:rsid="00231ef7" officeooo:paragraph-rsid="00231ef7"/>
    </style:style>
    <style:style style:name="P75" style:family="paragraph" style:parent-style-name="Table_20_Heading">
      <style:text-properties officeooo:rsid="00231ef7" officeooo:paragraph-rsid="002f23b3"/>
    </style:style>
    <style:style style:name="P76" style:family="paragraph" style:parent-style-name="Table_20_Heading">
      <style:text-properties officeooo:rsid="00231ef7" officeooo:paragraph-rsid="00409cb7"/>
    </style:style>
    <style:style style:name="P77" style:family="paragraph" style:parent-style-name="Table_20_Heading">
      <style:text-properties officeooo:rsid="00231ef7" officeooo:paragraph-rsid="0063ea15"/>
    </style:style>
    <style:style style:name="P78" style:family="paragraph" style:parent-style-name="Text_20_body">
      <style:text-properties style:font-name="DejaVu Sans Mono" fo:font-size="11pt" officeooo:rsid="0025afeb" officeooo:paragraph-rsid="00794451" style:font-size-asian="11pt" style:font-size-complex="11pt"/>
    </style:style>
    <style:style style:name="P79" style:family="paragraph" style:parent-style-name="Text_20_body">
      <style:text-properties style:font-name="DejaVu Sans Mono" fo:font-size="11pt" officeooo:rsid="0025afeb" officeooo:paragraph-rsid="002e45f7" style:font-size-asian="11pt" style:font-size-complex="11pt"/>
    </style:style>
    <style:style style:name="P80" style:family="paragraph" style:parent-style-name="Text_20_body">
      <style:text-properties style:font-name="DejaVu Sans Mono" fo:font-size="11pt" officeooo:rsid="0043f88f" officeooo:paragraph-rsid="0043f88f" style:font-size-asian="11pt" style:font-size-complex="11pt"/>
    </style:style>
    <style:style style:name="P81" style:family="paragraph" style:parent-style-name="Text_20_body">
      <style:text-properties style:font-name="DejaVu Sans Mono" fo:font-size="11pt" officeooo:rsid="0043f88f" officeooo:paragraph-rsid="0063ea15" style:font-size-asian="11pt" style:font-size-complex="11pt"/>
    </style:style>
    <style:style style:name="P82" style:family="paragraph" style:parent-style-name="Text_20_body">
      <style:text-properties style:font-name="DejaVu Sans Mono" fo:font-size="11pt" officeooo:rsid="0043f88f" officeooo:paragraph-rsid="00e271bc" style:font-size-asian="11pt" style:font-size-complex="11pt"/>
    </style:style>
    <style:style style:name="P83" style:family="paragraph" style:parent-style-name="Text_20_body">
      <style:text-properties style:font-name="DejaVu Sans Mono" fo:font-size="11pt" officeooo:rsid="0043f88f" officeooo:paragraph-rsid="00ec55d2" style:font-size-asian="11pt" style:font-size-complex="11pt"/>
    </style:style>
    <style:style style:name="P84" style:family="paragraph" style:parent-style-name="Text_20_body">
      <style:text-properties style:font-name="DejaVu Sans Mono" fo:font-size="11pt" officeooo:rsid="0017a517" officeooo:paragraph-rsid="00e271bc" style:font-size-asian="11pt" style:font-size-complex="11pt"/>
    </style:style>
    <style:style style:name="P85" style:family="paragraph" style:parent-style-name="Text_20_body">
      <style:text-properties style:font-name="DejaVu Sans Mono" officeooo:rsid="0025afeb" officeooo:paragraph-rsid="00794451"/>
    </style:style>
    <style:style style:name="P86" style:family="paragraph" style:parent-style-name="Text_20_body">
      <style:text-properties style:font-name="DejaVu Sans Mono" fo:font-size="10pt" officeooo:rsid="001a1650" officeooo:paragraph-rsid="001a1650" style:font-size-asian="10pt" style:font-size-complex="10pt"/>
    </style:style>
    <style:style style:name="P87" style:family="paragraph" style:parent-style-name="Text_20_body">
      <style:text-properties style:font-name="DejaVu Sans Mono" fo:font-size="10pt" officeooo:rsid="001a1650" officeooo:paragraph-rsid="005fd29c" style:font-size-asian="10pt" style:font-size-complex="10pt"/>
    </style:style>
    <style:style style:name="P88" style:family="paragraph" style:parent-style-name="Text_20_body">
      <style:text-properties style:font-name="DejaVu Sans Mono" fo:font-size="10pt" officeooo:rsid="001a1650" officeooo:paragraph-rsid="00ccc36b" style:font-size-asian="10pt" style:font-size-complex="10pt"/>
    </style:style>
    <style:style style:name="P89" style:family="paragraph" style:parent-style-name="Text_20_body">
      <style:text-properties style:font-name="DejaVu Sans Mono" fo:font-size="10pt" officeooo:rsid="001a1650" officeooo:paragraph-rsid="00e271bc" style:font-size-asian="10pt" style:font-size-complex="10pt"/>
    </style:style>
    <style:style style:name="P90" style:family="paragraph" style:parent-style-name="Text_20_body">
      <style:text-properties style:font-name="DejaVu Sans Mono" fo:font-size="10pt" officeooo:rsid="0025afeb" officeooo:paragraph-rsid="00d3e42b" style:font-size-asian="10pt" style:font-size-complex="10pt"/>
    </style:style>
    <style:style style:name="P91" style:family="paragraph" style:parent-style-name="Text_20_body">
      <style:text-properties style:font-name="DejaVu Sans Mono" fo:font-size="10pt" officeooo:rsid="0043f88f" officeooo:paragraph-rsid="0043f88f" style:font-size-asian="10pt" style:font-size-complex="10pt"/>
    </style:style>
    <style:style style:name="P92" style:family="paragraph" style:parent-style-name="Text_20_body">
      <style:text-properties style:font-name="DejaVu Sans Mono" fo:font-size="10pt" officeooo:rsid="0043f88f" officeooo:paragraph-rsid="00e271bc" style:font-size-asian="10pt" style:font-size-complex="10pt"/>
    </style:style>
    <style:style style:name="P93" style:family="paragraph" style:parent-style-name="Text_20_body">
      <style:text-properties style:font-name="DejaVu Sans Mono" officeooo:rsid="001a1650" officeooo:paragraph-rsid="00ec55d2"/>
    </style:style>
    <style:style style:name="P94" style:family="paragraph" style:parent-style-name="Text_20_body">
      <style:text-properties officeooo:rsid="007832d5" officeooo:paragraph-rsid="007832d5"/>
    </style:style>
    <style:style style:name="P95" style:family="paragraph" style:parent-style-name="Text_20_body">
      <style:text-properties officeooo:rsid="0017a517" officeooo:paragraph-rsid="0017a517"/>
    </style:style>
    <style:style style:name="P96" style:family="paragraph" style:parent-style-name="Text_20_body">
      <style:text-properties officeooo:rsid="0017a517" officeooo:paragraph-rsid="007832d5"/>
    </style:style>
    <style:style style:name="P97" style:family="paragraph" style:parent-style-name="Text_20_body">
      <style:text-properties officeooo:rsid="0017a517" officeooo:paragraph-rsid="00794451"/>
    </style:style>
    <style:style style:name="P98" style:family="paragraph" style:parent-style-name="Text_20_body">
      <style:text-properties officeooo:rsid="0017a517" officeooo:paragraph-rsid="00a1cffd"/>
    </style:style>
    <style:style style:name="P99" style:family="paragraph" style:parent-style-name="Text_20_body">
      <style:text-properties officeooo:rsid="0017a517" officeooo:paragraph-rsid="00b74dfe"/>
    </style:style>
    <style:style style:name="P100" style:family="paragraph" style:parent-style-name="Text_20_body">
      <style:text-properties officeooo:rsid="0017a517" officeooo:paragraph-rsid="0063ea15"/>
    </style:style>
    <style:style style:name="P101" style:family="paragraph" style:parent-style-name="Text_20_body">
      <style:text-properties officeooo:rsid="0017a517" officeooo:paragraph-rsid="00ccc36b"/>
    </style:style>
    <style:style style:name="P102" style:family="paragraph" style:parent-style-name="Text_20_body">
      <style:text-properties officeooo:rsid="0017a517" officeooo:paragraph-rsid="00d093ce"/>
    </style:style>
    <style:style style:name="P103" style:family="paragraph" style:parent-style-name="Text_20_body">
      <style:text-properties officeooo:rsid="0017a517" officeooo:paragraph-rsid="00d3e42b"/>
    </style:style>
    <style:style style:name="P104" style:family="paragraph" style:parent-style-name="Text_20_body">
      <style:text-properties officeooo:rsid="0017a517" officeooo:paragraph-rsid="00d9dcfd"/>
    </style:style>
    <style:style style:name="P105" style:family="paragraph" style:parent-style-name="Text_20_body">
      <style:text-properties officeooo:rsid="0017a517" officeooo:paragraph-rsid="00dacc1c"/>
    </style:style>
    <style:style style:name="P106" style:family="paragraph" style:parent-style-name="Text_20_body">
      <style:text-properties officeooo:rsid="0017a517" officeooo:paragraph-rsid="00dc91ed"/>
    </style:style>
    <style:style style:name="P107" style:family="paragraph" style:parent-style-name="Text_20_body">
      <style:text-properties officeooo:rsid="0017a517" officeooo:paragraph-rsid="00e271bc"/>
    </style:style>
    <style:style style:name="P108" style:family="paragraph" style:parent-style-name="Text_20_body">
      <style:text-properties officeooo:rsid="0017a517" officeooo:paragraph-rsid="00e3f82b"/>
    </style:style>
    <style:style style:name="P109" style:family="paragraph" style:parent-style-name="Text_20_body">
      <style:text-properties officeooo:rsid="0017a517" officeooo:paragraph-rsid="00e414d5"/>
    </style:style>
    <style:style style:name="P110" style:family="paragraph" style:parent-style-name="Text_20_body">
      <style:text-properties officeooo:rsid="0017a517" officeooo:paragraph-rsid="00ec55d2"/>
    </style:style>
    <style:style style:name="P111" style:family="paragraph" style:parent-style-name="Text_20_body">
      <style:text-properties officeooo:rsid="0017a517" officeooo:paragraph-rsid="00f94311"/>
    </style:style>
    <style:style style:name="P112" style:family="paragraph" style:parent-style-name="Text_20_body">
      <style:text-properties officeooo:rsid="004a3c29" officeooo:paragraph-rsid="007832d5"/>
    </style:style>
    <style:style style:name="P113" style:family="paragraph" style:parent-style-name="Text_20_body">
      <style:text-properties officeooo:rsid="004a3c29" officeooo:paragraph-rsid="00794451"/>
    </style:style>
    <style:style style:name="P114" style:family="paragraph" style:parent-style-name="Text_20_body">
      <style:text-properties officeooo:rsid="004a3c29" officeooo:paragraph-rsid="0081f68e"/>
    </style:style>
    <style:style style:name="P115" style:family="paragraph" style:parent-style-name="Text_20_body">
      <style:text-properties officeooo:rsid="004a3c29" officeooo:paragraph-rsid="00a1cffd"/>
    </style:style>
    <style:style style:name="P116" style:family="paragraph" style:parent-style-name="Text_20_body">
      <style:text-properties officeooo:rsid="004a3c29" officeooo:paragraph-rsid="00ad4816"/>
    </style:style>
    <style:style style:name="P117" style:family="paragraph" style:parent-style-name="Text_20_body">
      <style:text-properties officeooo:rsid="004a3c29" officeooo:paragraph-rsid="00b0fa96"/>
    </style:style>
    <style:style style:name="P118" style:family="paragraph" style:parent-style-name="Text_20_body">
      <style:text-properties officeooo:rsid="004a3c29" officeooo:paragraph-rsid="005c25bb"/>
    </style:style>
    <style:style style:name="P119" style:family="paragraph" style:parent-style-name="Text_20_body">
      <style:text-properties officeooo:rsid="004a3c29" officeooo:paragraph-rsid="005fd29c"/>
    </style:style>
    <style:style style:name="P120" style:family="paragraph" style:parent-style-name="Text_20_body">
      <style:text-properties officeooo:rsid="004a3c29" officeooo:paragraph-rsid="00bea73c"/>
    </style:style>
    <style:style style:name="P121" style:family="paragraph" style:parent-style-name="Text_20_body">
      <style:text-properties officeooo:rsid="004a3c29" officeooo:paragraph-rsid="00ccc36b"/>
    </style:style>
    <style:style style:name="P122" style:family="paragraph" style:parent-style-name="Text_20_body">
      <style:text-properties officeooo:rsid="004a3c29" officeooo:paragraph-rsid="00d3e42b"/>
    </style:style>
    <style:style style:name="P123" style:family="paragraph" style:parent-style-name="Text_20_body">
      <style:text-properties officeooo:rsid="004a3c29" officeooo:paragraph-rsid="00d9dcfd"/>
    </style:style>
    <style:style style:name="P124" style:family="paragraph" style:parent-style-name="Text_20_body">
      <style:text-properties officeooo:rsid="004a3c29" officeooo:paragraph-rsid="00dacc1c"/>
    </style:style>
    <style:style style:name="P125" style:family="paragraph" style:parent-style-name="Text_20_body">
      <style:text-properties officeooo:rsid="004a3c29" officeooo:paragraph-rsid="00dc91ed"/>
    </style:style>
    <style:style style:name="P126" style:family="paragraph" style:parent-style-name="Text_20_body">
      <style:text-properties officeooo:rsid="004a3c29" officeooo:paragraph-rsid="00e271bc"/>
    </style:style>
    <style:style style:name="P127" style:family="paragraph" style:parent-style-name="Text_20_body">
      <style:text-properties officeooo:rsid="004a3c29" officeooo:paragraph-rsid="00ec55d2"/>
    </style:style>
    <style:style style:name="P128" style:family="paragraph" style:parent-style-name="Text_20_body">
      <style:text-properties officeooo:rsid="0018f553" officeooo:paragraph-rsid="0018f553"/>
    </style:style>
    <style:style style:name="P129" style:family="paragraph" style:parent-style-name="Text_20_body">
      <style:text-properties officeooo:rsid="0018f553" officeooo:paragraph-rsid="007832d5"/>
    </style:style>
    <style:style style:name="P130" style:family="paragraph" style:parent-style-name="Text_20_body">
      <style:text-properties officeooo:rsid="0018f553" officeooo:paragraph-rsid="00794451"/>
    </style:style>
    <style:style style:name="P131" style:family="paragraph" style:parent-style-name="Text_20_body">
      <style:text-properties officeooo:rsid="0018f553" officeooo:paragraph-rsid="00ccc36b"/>
    </style:style>
    <style:style style:name="P132" style:family="paragraph" style:parent-style-name="Text_20_body">
      <style:text-properties officeooo:rsid="0018f553" officeooo:paragraph-rsid="00d3e42b"/>
    </style:style>
    <style:style style:name="P133" style:family="paragraph" style:parent-style-name="Text_20_body">
      <style:text-properties officeooo:rsid="0018f553" officeooo:paragraph-rsid="00d9dcfd"/>
    </style:style>
    <style:style style:name="P134" style:family="paragraph" style:parent-style-name="Text_20_body">
      <style:text-properties officeooo:rsid="0018f553" officeooo:paragraph-rsid="00dc91ed"/>
    </style:style>
    <style:style style:name="P135" style:family="paragraph" style:parent-style-name="Text_20_body">
      <style:text-properties officeooo:rsid="0018f553" officeooo:paragraph-rsid="00e271bc"/>
    </style:style>
    <style:style style:name="P136" style:family="paragraph" style:parent-style-name="Text_20_body">
      <style:text-properties officeooo:rsid="0018f553" officeooo:paragraph-rsid="00ec55d2"/>
    </style:style>
    <style:style style:name="P137" style:family="paragraph" style:parent-style-name="Text_20_body">
      <style:text-properties officeooo:rsid="001a1650" officeooo:paragraph-rsid="001a1650"/>
    </style:style>
    <style:style style:name="P138" style:family="paragraph" style:parent-style-name="Text_20_body">
      <style:text-properties officeooo:rsid="001a1650" officeooo:paragraph-rsid="00ccc36b"/>
    </style:style>
    <style:style style:name="P139" style:family="paragraph" style:parent-style-name="Text_20_body">
      <style:text-properties officeooo:rsid="001a1650" officeooo:paragraph-rsid="00e271bc"/>
    </style:style>
    <style:style style:name="P140" style:family="paragraph" style:parent-style-name="Text_20_body">
      <style:text-properties officeooo:rsid="001a1650" officeooo:paragraph-rsid="00ec55d2"/>
    </style:style>
    <style:style style:name="P141" style:family="paragraph" style:parent-style-name="Text_20_body">
      <style:text-properties officeooo:rsid="0079276e" officeooo:paragraph-rsid="0079276e"/>
    </style:style>
    <style:style style:name="P142" style:family="paragraph" style:parent-style-name="Text_20_body" style:list-style-name="L1">
      <style:text-properties officeooo:rsid="0079276e" officeooo:paragraph-rsid="0079276e"/>
    </style:style>
    <style:style style:name="P143" style:family="paragraph" style:parent-style-name="Text_20_body" style:list-style-name="L1">
      <style:text-properties officeooo:paragraph-rsid="0079276e"/>
    </style:style>
    <style:style style:name="P144" style:family="paragraph" style:parent-style-name="Text_20_body">
      <style:text-properties officeooo:paragraph-rsid="00794451"/>
    </style:style>
    <style:style style:name="P145" style:family="paragraph" style:parent-style-name="Text_20_body">
      <style:text-properties officeooo:rsid="0025afeb" officeooo:paragraph-rsid="00794451"/>
    </style:style>
    <style:style style:name="P146" style:family="paragraph" style:parent-style-name="Text_20_body">
      <style:text-properties officeooo:rsid="0025afeb" officeooo:paragraph-rsid="00d3e42b"/>
    </style:style>
    <style:style style:name="P147" style:family="paragraph" style:parent-style-name="Text_20_body">
      <style:text-properties style:font-name="DejaVu Sans Mono" fo:font-size="10pt" style:font-size-asian="10pt" style:font-size-complex="10pt"/>
    </style:style>
    <style:style style:name="P148" style:family="paragraph" style:parent-style-name="Text_20_body">
      <style:text-properties style:font-name="DejaVu Sans Mono" fo:font-size="10pt" officeooo:rsid="0043f88f" officeooo:paragraph-rsid="00ccc36b" style:font-size-asian="10pt" style:font-size-complex="10pt"/>
    </style:style>
    <style:style style:name="P149" style:family="paragraph" style:parent-style-name="Text_20_body">
      <style:text-properties style:font-name="DejaVu Sans Mono" fo:font-size="10pt" officeooo:rsid="0043f88f" officeooo:paragraph-rsid="00d3e42b" style:font-size-asian="10pt" style:font-size-complex="10pt"/>
    </style:style>
    <style:style style:name="P150" style:family="paragraph" style:parent-style-name="Text_20_body">
      <style:text-properties style:font-name="Liberation Serif" officeooo:rsid="0025afeb" officeooo:paragraph-rsid="0080328b"/>
    </style:style>
    <style:style style:name="P151" style:family="paragraph" style:parent-style-name="Text_20_body">
      <style:text-properties style:font-name="Liberation Serif" officeooo:rsid="0025afeb" officeooo:paragraph-rsid="00ccc36b"/>
    </style:style>
    <style:style style:name="P152" style:family="paragraph" style:parent-style-name="Text_20_body">
      <style:text-properties fo:font-style="normal" officeooo:rsid="004a3c29" officeooo:paragraph-rsid="0081f68e" style:font-style-asian="normal" style:font-style-complex="normal"/>
    </style:style>
    <style:style style:name="P153" style:family="paragraph" style:parent-style-name="Text_20_body">
      <style:text-properties fo:font-style="normal" officeooo:rsid="004a3c29" officeooo:paragraph-rsid="00b15862" style:font-style-asian="normal" style:font-style-complex="normal"/>
    </style:style>
    <style:style style:name="P154" style:family="paragraph" style:parent-style-name="Text_20_body">
      <style:text-properties fo:font-style="normal" officeooo:rsid="004a3c29" officeooo:paragraph-rsid="00b5fa92" style:font-style-asian="normal" style:font-style-complex="normal"/>
    </style:style>
    <style:style style:name="P155" style:family="paragraph" style:parent-style-name="Text_20_body">
      <style:text-properties fo:font-style="normal" officeooo:rsid="004a3c29" officeooo:paragraph-rsid="00ccc36b" style:font-style-asian="normal" style:font-style-complex="normal"/>
    </style:style>
    <style:style style:name="P156" style:family="paragraph" style:parent-style-name="Text_20_body">
      <style:text-properties fo:font-style="normal" officeooo:rsid="004a3c29" officeooo:paragraph-rsid="00dc91ed" style:font-style-asian="normal" style:font-style-complex="normal"/>
    </style:style>
    <style:style style:name="P157" style:family="paragraph" style:parent-style-name="Text_20_body">
      <style:text-properties fo:font-style="normal" officeooo:rsid="004a3c29" officeooo:paragraph-rsid="00e271bc" style:font-style-asian="normal" style:font-style-complex="normal"/>
    </style:style>
    <style:style style:name="P158" style:family="paragraph" style:parent-style-name="Text_20_body">
      <style:text-properties officeooo:rsid="0081f68e" officeooo:paragraph-rsid="0081f68e"/>
    </style:style>
    <style:style style:name="P159" style:family="paragraph" style:parent-style-name="Text_20_body">
      <style:text-properties officeooo:paragraph-rsid="0025afeb"/>
    </style:style>
    <style:style style:name="P160" style:family="paragraph" style:parent-style-name="Text_20_body">
      <style:text-properties officeooo:rsid="002e3965" officeooo:paragraph-rsid="00a1cffd"/>
    </style:style>
    <style:style style:name="P161" style:family="paragraph" style:parent-style-name="Text_20_body">
      <style:text-properties officeooo:rsid="002e3965" officeooo:paragraph-rsid="00d9dcfd"/>
    </style:style>
    <style:style style:name="P162" style:family="paragraph" style:parent-style-name="Text_20_body">
      <style:text-properties officeooo:rsid="002e3965" officeooo:paragraph-rsid="00dacc1c"/>
    </style:style>
    <style:style style:name="P163" style:family="paragraph" style:parent-style-name="Text_20_body">
      <style:text-properties officeooo:rsid="00c1ef30" officeooo:paragraph-rsid="00c4283e"/>
    </style:style>
    <style:style style:name="P164" style:family="paragraph" style:parent-style-name="Text_20_body">
      <style:text-properties officeooo:rsid="00c1ef30" officeooo:paragraph-rsid="00ec55d2"/>
    </style:style>
    <style:style style:name="P165" style:family="paragraph" style:parent-style-name="Text_20_body">
      <style:text-properties officeooo:rsid="00d12149" officeooo:paragraph-rsid="00d12149"/>
    </style:style>
    <style:style style:name="P166" style:family="paragraph" style:parent-style-name="Text_20_body">
      <style:text-properties officeooo:rsid="00e0fcae" officeooo:paragraph-rsid="00e0fcae"/>
    </style:style>
    <style:style style:name="P167" style:family="paragraph" style:parent-style-name="Text_20_body">
      <style:text-properties officeooo:rsid="0019da29" officeooo:paragraph-rsid="00e271bc"/>
    </style:style>
    <style:style style:name="P168" style:family="paragraph" style:parent-style-name="Text_20_body">
      <style:text-properties officeooo:rsid="0019da29" officeooo:paragraph-rsid="00ec55d2"/>
    </style:style>
    <style:style style:name="P169" style:family="paragraph" style:parent-style-name="Text_20_body">
      <style:text-properties officeooo:rsid="0067ba9f" officeooo:paragraph-rsid="00ec55d2"/>
    </style:style>
    <style:style style:name="P170" style:family="paragraph" style:parent-style-name="Text_20_body">
      <style:text-properties officeooo:rsid="00f59a4d" officeooo:paragraph-rsid="00f59a4d"/>
    </style:style>
    <style:style style:name="P171" style:family="paragraph" style:parent-style-name="Text_20_body">
      <style:text-properties officeooo:rsid="01012f31" officeooo:paragraph-rsid="01012f31"/>
    </style:style>
    <style:style style:name="P172" style:family="paragraph" style:parent-style-name="Text_20_body">
      <style:paragraph-properties fo:margin-top="0in" fo:margin-bottom="0.0181in" loext:contextual-spacing="false" fo:line-height="100%"/>
      <style:text-properties style:font-name="DejaVu Sans Mono" fo:font-size="10pt" officeooo:rsid="0025afeb" officeooo:paragraph-rsid="002d54c4" style:font-size-asian="10pt" style:font-size-complex="10pt"/>
    </style:style>
    <style:style style:name="P173" style:family="paragraph" style:parent-style-name="Text_20_body">
      <style:paragraph-properties fo:margin-top="0in" fo:margin-bottom="0.0181in" loext:contextual-spacing="false" fo:line-height="100%"/>
      <style:text-properties style:font-name="DejaVu Sans Mono" fo:font-size="10pt" officeooo:rsid="0025afeb" officeooo:paragraph-rsid="00266c79" style:font-size-asian="10pt" style:font-size-complex="10pt"/>
    </style:style>
    <style:style style:name="P174" style:family="paragraph" style:parent-style-name="Text_20_body">
      <style:paragraph-properties fo:margin-top="0in" fo:margin-bottom="0.0181in" loext:contextual-spacing="false" fo:line-height="100%"/>
      <style:text-properties style:font-name="DejaVu Sans Mono" fo:font-size="10pt" officeooo:rsid="0025afeb" officeooo:paragraph-rsid="00a1cffd" style:font-size-asian="10pt" style:font-size-complex="10pt"/>
    </style:style>
    <style:style style:name="P175" style:family="paragraph" style:parent-style-name="Text_20_body">
      <style:paragraph-properties fo:margin-top="0in" fo:margin-bottom="0.0181in" loext:contextual-spacing="false" fo:line-height="100%"/>
      <style:text-properties style:font-name="DejaVu Sans Mono" fo:font-size="10pt" officeooo:rsid="0025afeb" officeooo:paragraph-rsid="00d9dcfd" style:font-size-asian="10pt" style:font-size-complex="10pt"/>
    </style:style>
    <style:style style:name="P176" style:family="paragraph" style:parent-style-name="Text_20_body">
      <style:paragraph-properties fo:margin-top="0in" fo:margin-bottom="0.0181in" loext:contextual-spacing="false" fo:line-height="100%"/>
      <style:text-properties style:font-name="DejaVu Sans Mono" fo:font-size="10pt" officeooo:rsid="0025afeb" officeooo:paragraph-rsid="00dc3c79" style:font-size-asian="10pt" style:font-size-complex="10pt"/>
    </style:style>
    <style:style style:name="P177" style:family="paragraph" style:parent-style-name="Text_20_body">
      <style:paragraph-properties fo:margin-top="0in" fo:margin-bottom="0.0181in" loext:contextual-spacing="false" fo:line-height="100%"/>
      <style:text-properties style:font-name="DejaVu Sans Mono" fo:font-size="11pt" officeooo:rsid="0025afeb" officeooo:paragraph-rsid="00dc91ed" style:font-size-asian="11pt" style:font-size-complex="11pt"/>
    </style:style>
    <style:style style:name="P178" style:family="paragraph" style:parent-style-name="Heading_20_1">
      <style:text-properties officeooo:paragraph-rsid="002248da"/>
    </style:style>
    <style:style style:name="P179" style:family="paragraph" style:parent-style-name="Heading_20_1">
      <style:text-properties officeooo:rsid="00266c79" officeooo:paragraph-rsid="005b9a21"/>
    </style:style>
    <style:style style:name="P180" style:family="paragraph" style:parent-style-name="Heading_20_1">
      <style:text-properties officeooo:rsid="00266c79" officeooo:paragraph-rsid="00a1cffd"/>
    </style:style>
    <style:style style:name="P181" style:family="paragraph" style:parent-style-name="Heading_20_1">
      <style:text-properties officeooo:rsid="00266c79" officeooo:paragraph-rsid="00d9dcfd"/>
    </style:style>
    <style:style style:name="P182" style:family="paragraph" style:parent-style-name="Heading_20_1">
      <style:text-properties officeooo:rsid="00266c79" officeooo:paragraph-rsid="00dacc1c"/>
    </style:style>
    <style:style style:name="P183" style:family="paragraph" style:parent-style-name="Heading_20_1">
      <style:text-properties officeooo:paragraph-rsid="002e45f7"/>
    </style:style>
    <style:style style:name="P184" style:family="paragraph" style:parent-style-name="Heading_20_1">
      <style:text-properties officeooo:rsid="00409860" officeooo:paragraph-rsid="00409860"/>
    </style:style>
    <style:style style:name="P185" style:family="paragraph" style:parent-style-name="Heading_20_1">
      <style:text-properties officeooo:rsid="00409860" officeooo:paragraph-rsid="0063ea15"/>
    </style:style>
    <style:style style:name="P186" style:family="paragraph" style:parent-style-name="Heading_20_1">
      <style:text-properties officeooo:rsid="00409860" officeooo:paragraph-rsid="00e271bc"/>
    </style:style>
    <style:style style:name="P187" style:family="paragraph" style:parent-style-name="Heading_20_1">
      <style:text-properties officeooo:rsid="00409860" officeooo:paragraph-rsid="00ec55d2"/>
    </style:style>
    <style:style style:name="P188" style:family="paragraph" style:parent-style-name="Heading_20_1">
      <style:text-properties officeooo:paragraph-rsid="007832d5"/>
    </style:style>
    <style:style style:name="P189" style:family="paragraph" style:parent-style-name="Heading_20_1">
      <style:text-properties officeooo:paragraph-rsid="00794451"/>
    </style:style>
    <style:style style:name="P190" style:family="paragraph" style:parent-style-name="Heading_20_1">
      <style:text-properties officeooo:paragraph-rsid="00ccc36b"/>
    </style:style>
    <style:style style:name="P191" style:family="paragraph" style:parent-style-name="Heading_20_1">
      <style:text-properties officeooo:paragraph-rsid="00d3e42b"/>
    </style:style>
    <style:style style:name="P192" style:family="paragraph" style:parent-style-name="Heading_20_1">
      <style:text-properties officeooo:paragraph-rsid="00dc91ed"/>
    </style:style>
    <style:style style:name="P193" style:family="paragraph" style:parent-style-name="Heading_20_3">
      <style:text-properties officeooo:paragraph-rsid="002248da"/>
    </style:style>
    <style:style style:name="P194" style:family="paragraph" style:parent-style-name="Heading_20_3">
      <style:text-properties officeooo:paragraph-rsid="00266c79"/>
    </style:style>
    <style:style style:name="P195" style:family="paragraph" style:parent-style-name="Heading_20_3">
      <style:text-properties officeooo:paragraph-rsid="002f23b3"/>
    </style:style>
    <style:style style:name="P196" style:family="paragraph" style:parent-style-name="Heading_20_3">
      <style:text-properties officeooo:paragraph-rsid="002e45f7"/>
    </style:style>
    <style:style style:name="P197" style:family="paragraph" style:parent-style-name="Heading_20_3">
      <style:text-properties officeooo:paragraph-rsid="00409860"/>
    </style:style>
    <style:style style:name="P198" style:family="paragraph" style:parent-style-name="Heading_20_3">
      <style:text-properties officeooo:paragraph-rsid="0063ea15"/>
    </style:style>
    <style:style style:name="P199" style:family="paragraph" style:parent-style-name="Heading_20_3">
      <style:text-properties officeooo:paragraph-rsid="007832d5"/>
    </style:style>
    <style:style style:name="P200" style:family="paragraph" style:parent-style-name="Heading_20_3">
      <style:text-properties officeooo:paragraph-rsid="00794451"/>
    </style:style>
    <style:style style:name="P201" style:family="paragraph" style:parent-style-name="Heading_20_3">
      <style:text-properties officeooo:paragraph-rsid="00a1cffd"/>
    </style:style>
    <style:style style:name="P202" style:family="paragraph" style:parent-style-name="Heading_20_3">
      <style:text-properties officeooo:paragraph-rsid="00ccc36b"/>
    </style:style>
    <style:style style:name="P203" style:family="paragraph" style:parent-style-name="Heading_20_3">
      <style:text-properties officeooo:paragraph-rsid="00d3e42b"/>
    </style:style>
    <style:style style:name="P204" style:family="paragraph" style:parent-style-name="Heading_20_3">
      <style:text-properties officeooo:paragraph-rsid="00d9dcfd"/>
    </style:style>
    <style:style style:name="P205" style:family="paragraph" style:parent-style-name="Heading_20_3">
      <style:text-properties officeooo:paragraph-rsid="00dacc1c"/>
    </style:style>
    <style:style style:name="P206" style:family="paragraph" style:parent-style-name="Heading_20_3">
      <style:text-properties officeooo:paragraph-rsid="00dc91ed"/>
    </style:style>
    <style:style style:name="P207" style:family="paragraph" style:parent-style-name="Heading_20_3">
      <style:text-properties officeooo:paragraph-rsid="00e271bc"/>
    </style:style>
    <style:style style:name="P208" style:family="paragraph" style:parent-style-name="Heading_20_3">
      <style:text-properties officeooo:paragraph-rsid="00ec55d2"/>
    </style:style>
    <style:style style:name="P209" style:family="paragraph" style:parent-style-name="Table_20_Heading">
      <style:text-properties officeooo:rsid="0019da29" officeooo:paragraph-rsid="00ccc36b"/>
    </style:style>
    <style:style style:name="P210" style:family="paragraph" style:parent-style-name="Table_20_Heading">
      <style:text-properties officeooo:rsid="0019da29" officeooo:paragraph-rsid="00e271bc"/>
    </style:style>
    <style:style style:name="P211" style:family="paragraph" style:parent-style-name="Table_20_Heading">
      <style:text-properties officeooo:rsid="0019da29" officeooo:paragraph-rsid="00ec55d2"/>
    </style:style>
    <style:style style:name="P212" style:family="paragraph" style:parent-style-name="Table_20_Heading">
      <style:text-properties officeooo:rsid="00214c8e" officeooo:paragraph-rsid="00794451"/>
    </style:style>
    <style:style style:name="P213" style:family="paragraph" style:parent-style-name="Table_20_Heading">
      <style:text-properties officeooo:rsid="00214c8e" officeooo:paragraph-rsid="00a1cffd"/>
    </style:style>
    <style:style style:name="P214" style:family="paragraph" style:parent-style-name="Table_20_Heading">
      <style:text-properties officeooo:rsid="00214c8e" officeooo:paragraph-rsid="00ccc36b"/>
    </style:style>
    <style:style style:name="P215" style:family="paragraph" style:parent-style-name="Table_20_Heading">
      <style:text-properties officeooo:rsid="00214c8e" officeooo:paragraph-rsid="00d3e42b"/>
    </style:style>
    <style:style style:name="P216" style:family="paragraph" style:parent-style-name="Table_20_Heading">
      <style:text-properties officeooo:rsid="00214c8e" officeooo:paragraph-rsid="00d9dcfd"/>
    </style:style>
    <style:style style:name="P217" style:family="paragraph" style:parent-style-name="Table_20_Heading">
      <style:text-properties officeooo:rsid="00214c8e" officeooo:paragraph-rsid="00dacc1c"/>
    </style:style>
    <style:style style:name="P218" style:family="paragraph" style:parent-style-name="Table_20_Heading">
      <style:text-properties officeooo:rsid="00214c8e" officeooo:paragraph-rsid="00dc91ed"/>
    </style:style>
    <style:style style:name="P219" style:family="paragraph" style:parent-style-name="Table_20_Heading">
      <style:text-properties officeooo:rsid="00214c8e" officeooo:paragraph-rsid="00e271bc"/>
    </style:style>
    <style:style style:name="P220" style:family="paragraph" style:parent-style-name="Table_20_Heading">
      <style:text-properties officeooo:rsid="00214c8e" officeooo:paragraph-rsid="00ec55d2"/>
    </style:style>
    <style:style style:name="P221" style:family="paragraph" style:parent-style-name="Table_20_Heading">
      <style:text-properties officeooo:rsid="00231ef7" officeooo:paragraph-rsid="00d3e42b"/>
    </style:style>
    <style:style style:name="P222" style:family="paragraph" style:parent-style-name="Table_20_Heading">
      <style:text-properties officeooo:rsid="00231ef7" officeooo:paragraph-rsid="00dc91ed"/>
    </style:style>
    <style:style style:name="P223" style:family="paragraph" style:parent-style-name="Table_20_Heading">
      <style:text-properties officeooo:rsid="00231ef7" officeooo:paragraph-rsid="00e271bc"/>
    </style:style>
    <style:style style:name="P224" style:family="paragraph" style:parent-style-name="Table_20_Heading">
      <style:text-properties officeooo:rsid="00231ef7" officeooo:paragraph-rsid="00ec55d2"/>
    </style:style>
    <style:style style:name="P225" style:family="paragraph" style:parent-style-name="Table_20_Contents">
      <style:text-properties officeooo:rsid="0018f553" officeooo:paragraph-rsid="0018f553"/>
    </style:style>
    <style:style style:name="P226" style:family="paragraph" style:parent-style-name="Table_20_Contents">
      <style:text-properties officeooo:rsid="0018f553" officeooo:paragraph-rsid="007832d5"/>
    </style:style>
    <style:style style:name="P227" style:family="paragraph" style:parent-style-name="Table_20_Contents">
      <style:text-properties officeooo:rsid="0018f553" officeooo:paragraph-rsid="00794451"/>
    </style:style>
    <style:style style:name="P228" style:family="paragraph" style:parent-style-name="Table_20_Contents">
      <style:text-properties officeooo:rsid="0018f553" officeooo:paragraph-rsid="00a1cffd"/>
    </style:style>
    <style:style style:name="P229" style:family="paragraph" style:parent-style-name="Table_20_Contents">
      <style:text-properties officeooo:rsid="0018f553" officeooo:paragraph-rsid="00ccc36b"/>
    </style:style>
    <style:style style:name="P230" style:family="paragraph" style:parent-style-name="Table_20_Contents">
      <style:text-properties officeooo:rsid="0018f553" officeooo:paragraph-rsid="00d3e42b"/>
    </style:style>
    <style:style style:name="P231" style:family="paragraph" style:parent-style-name="Table_20_Contents">
      <style:text-properties officeooo:rsid="0018f553" officeooo:paragraph-rsid="00d9dcfd"/>
    </style:style>
    <style:style style:name="P232" style:family="paragraph" style:parent-style-name="Table_20_Contents">
      <style:text-properties officeooo:rsid="0018f553" officeooo:paragraph-rsid="00dacc1c"/>
    </style:style>
    <style:style style:name="P233" style:family="paragraph" style:parent-style-name="Table_20_Contents">
      <style:text-properties officeooo:rsid="0018f553" officeooo:paragraph-rsid="00dc91ed"/>
    </style:style>
    <style:style style:name="P234" style:family="paragraph" style:parent-style-name="Table_20_Contents">
      <style:text-properties officeooo:rsid="0018f553" officeooo:paragraph-rsid="00e271bc"/>
    </style:style>
    <style:style style:name="P235" style:family="paragraph" style:parent-style-name="Table_20_Contents">
      <style:text-properties officeooo:rsid="0018f553" officeooo:paragraph-rsid="00ec55d2"/>
    </style:style>
    <style:style style:name="P236" style:family="paragraph" style:parent-style-name="Table_20_Contents">
      <style:text-properties officeooo:rsid="0019da29" officeooo:paragraph-rsid="00ccc36b"/>
    </style:style>
    <style:style style:name="P237" style:family="paragraph" style:parent-style-name="Table_20_Contents">
      <style:text-properties officeooo:rsid="00214c8e" officeooo:paragraph-rsid="00794451"/>
    </style:style>
    <style:style style:name="P238" style:family="paragraph" style:parent-style-name="Table_20_Contents">
      <style:text-properties officeooo:rsid="00214c8e" officeooo:paragraph-rsid="00a1cffd"/>
    </style:style>
    <style:style style:name="P239" style:family="paragraph" style:parent-style-name="Table_20_Contents">
      <style:text-properties officeooo:rsid="00214c8e" officeooo:paragraph-rsid="00ccc36b"/>
    </style:style>
    <style:style style:name="P240" style:family="paragraph" style:parent-style-name="Table_20_Contents">
      <style:text-properties officeooo:rsid="00214c8e" officeooo:paragraph-rsid="00d3e42b"/>
    </style:style>
    <style:style style:name="P241" style:family="paragraph" style:parent-style-name="Table_20_Contents">
      <style:text-properties officeooo:rsid="00214c8e" officeooo:paragraph-rsid="00d9dcfd"/>
    </style:style>
    <style:style style:name="P242" style:family="paragraph" style:parent-style-name="Table_20_Contents">
      <style:text-properties officeooo:rsid="00214c8e" officeooo:paragraph-rsid="00dacc1c"/>
    </style:style>
    <style:style style:name="P243" style:family="paragraph" style:parent-style-name="Table_20_Contents">
      <style:text-properties officeooo:rsid="00214c8e" officeooo:paragraph-rsid="00dc91ed"/>
    </style:style>
    <style:style style:name="P244" style:family="paragraph" style:parent-style-name="Table_20_Contents">
      <style:text-properties officeooo:rsid="00214c8e" officeooo:paragraph-rsid="00e271bc"/>
    </style:style>
    <style:style style:name="P245" style:family="paragraph" style:parent-style-name="Table_20_Contents">
      <style:text-properties officeooo:rsid="00214c8e" officeooo:paragraph-rsid="00ec55d2"/>
    </style:style>
    <style:style style:name="P246" style:family="paragraph" style:parent-style-name="Table_20_Contents">
      <style:text-properties officeooo:rsid="004a86ed" officeooo:paragraph-rsid="004a86ed"/>
    </style:style>
    <style:style style:name="P247" style:family="paragraph" style:parent-style-name="Table_20_Contents">
      <style:text-properties officeooo:rsid="004a86ed" officeooo:paragraph-rsid="00ccc36b"/>
    </style:style>
    <style:style style:name="P248" style:family="paragraph" style:parent-style-name="Table_20_Contents">
      <style:text-properties officeooo:rsid="004a86ed" officeooo:paragraph-rsid="00d3e42b"/>
    </style:style>
    <style:style style:name="P249" style:family="paragraph" style:parent-style-name="Table_20_Contents">
      <style:text-properties officeooo:rsid="004a86ed" officeooo:paragraph-rsid="00dacc1c"/>
    </style:style>
    <style:style style:name="P250" style:family="paragraph" style:parent-style-name="Table_20_Contents">
      <style:text-properties officeooo:rsid="004a86ed" officeooo:paragraph-rsid="00dc91ed"/>
    </style:style>
    <style:style style:name="P251" style:family="paragraph" style:parent-style-name="Table_20_Contents">
      <style:text-properties officeooo:rsid="004a86ed" officeooo:paragraph-rsid="00e271bc"/>
    </style:style>
    <style:style style:name="P252" style:family="paragraph" style:parent-style-name="Table_20_Contents">
      <style:text-properties officeooo:rsid="004a86ed" officeooo:paragraph-rsid="00ec55d2"/>
    </style:style>
    <style:style style:name="P253" style:family="paragraph" style:parent-style-name="Table_20_Contents">
      <style:text-properties officeooo:rsid="00231ef7" officeooo:paragraph-rsid="00d3e42b"/>
    </style:style>
    <style:style style:name="P254" style:family="paragraph" style:parent-style-name="Table_20_Contents">
      <style:text-properties officeooo:rsid="00231ef7" officeooo:paragraph-rsid="00dc91ed"/>
    </style:style>
    <style:style style:name="P255" style:family="paragraph" style:parent-style-name="Table_20_Contents">
      <style:text-properties officeooo:rsid="00231ef7" officeooo:paragraph-rsid="00e271bc"/>
    </style:style>
    <style:style style:name="P256" style:family="paragraph" style:parent-style-name="Table_20_Contents">
      <style:text-properties officeooo:rsid="00231ef7" officeooo:paragraph-rsid="00ec55d2"/>
    </style:style>
    <style:style style:name="P257" style:family="paragraph" style:parent-style-name="Table_20_Contents">
      <style:text-properties officeooo:rsid="0029a2d1" officeooo:paragraph-rsid="00794451"/>
    </style:style>
    <style:style style:name="P258" style:family="paragraph" style:parent-style-name="Table_20_Contents">
      <style:text-properties officeooo:rsid="0029a2d1" officeooo:paragraph-rsid="00d3e42b"/>
    </style:style>
    <style:style style:name="P259" style:family="paragraph" style:parent-style-name="Table_20_Contents">
      <style:text-properties officeooo:rsid="0029a2d1" officeooo:paragraph-rsid="00dc91ed"/>
    </style:style>
    <style:style style:name="P260" style:family="paragraph" style:parent-style-name="Table_20_Contents">
      <style:text-properties officeooo:rsid="0024acdf" officeooo:paragraph-rsid="00d3e42b"/>
    </style:style>
    <style:style style:name="P261" style:family="paragraph" style:parent-style-name="Table_20_Contents">
      <style:text-properties officeooo:rsid="0024acdf" officeooo:paragraph-rsid="00dc91ed"/>
    </style:style>
    <style:style style:name="P262" style:family="paragraph" style:parent-style-name="Table_20_Contents">
      <style:text-properties officeooo:rsid="0050c0bc" officeooo:paragraph-rsid="00794451"/>
    </style:style>
    <style:style style:name="P263" style:family="paragraph" style:parent-style-name="Table_20_Contents">
      <style:text-properties officeooo:rsid="0050c0bc" officeooo:paragraph-rsid="00a1cffd"/>
    </style:style>
    <style:style style:name="P264" style:family="paragraph" style:parent-style-name="Table_20_Contents">
      <style:text-properties officeooo:rsid="0050c0bc" officeooo:paragraph-rsid="00ccc36b"/>
    </style:style>
    <style:style style:name="P265" style:family="paragraph" style:parent-style-name="Table_20_Contents">
      <style:text-properties officeooo:rsid="0050c0bc" officeooo:paragraph-rsid="00d3e42b"/>
    </style:style>
    <style:style style:name="P266" style:family="paragraph" style:parent-style-name="Table_20_Contents">
      <style:text-properties officeooo:rsid="0050c0bc" officeooo:paragraph-rsid="00d9dcfd"/>
    </style:style>
    <style:style style:name="P267" style:family="paragraph" style:parent-style-name="Table_20_Contents">
      <style:text-properties officeooo:rsid="0050c0bc" officeooo:paragraph-rsid="00dacc1c"/>
    </style:style>
    <style:style style:name="P268" style:family="paragraph" style:parent-style-name="Table_20_Contents">
      <style:text-properties officeooo:rsid="0050c0bc" officeooo:paragraph-rsid="00dc91ed"/>
    </style:style>
    <style:style style:name="P269" style:family="paragraph" style:parent-style-name="Table_20_Contents">
      <style:text-properties officeooo:rsid="0050c0bc" officeooo:paragraph-rsid="00e271bc"/>
    </style:style>
    <style:style style:name="P270" style:family="paragraph" style:parent-style-name="Table_20_Contents">
      <style:text-properties officeooo:rsid="007b6d7b" officeooo:paragraph-rsid="007b6d7b"/>
    </style:style>
    <style:style style:name="P271" style:family="paragraph" style:parent-style-name="Table_20_Contents">
      <style:text-properties officeooo:rsid="007ce2a0" officeooo:paragraph-rsid="007ce2a0"/>
    </style:style>
    <style:style style:name="P272" style:family="paragraph" style:parent-style-name="Table_20_Contents">
      <style:text-properties officeooo:rsid="007ce2a0" officeooo:paragraph-rsid="00a1cffd"/>
    </style:style>
    <style:style style:name="P273" style:family="paragraph" style:parent-style-name="Table_20_Contents">
      <style:text-properties officeooo:rsid="007ce2a0" officeooo:paragraph-rsid="00c8d595"/>
    </style:style>
    <style:style style:name="P274" style:family="paragraph" style:parent-style-name="Table_20_Contents">
      <style:text-properties officeooo:rsid="007ce2a0" officeooo:paragraph-rsid="00ccc36b"/>
    </style:style>
    <style:style style:name="P275" style:family="paragraph" style:parent-style-name="Table_20_Contents">
      <style:text-properties officeooo:rsid="007ce2a0" officeooo:paragraph-rsid="00d3e42b"/>
    </style:style>
    <style:style style:name="P276" style:family="paragraph" style:parent-style-name="Table_20_Contents">
      <style:text-properties officeooo:rsid="007ce2a0" officeooo:paragraph-rsid="00d9dcfd"/>
    </style:style>
    <style:style style:name="P277" style:family="paragraph" style:parent-style-name="Table_20_Contents">
      <style:text-properties officeooo:rsid="007ce2a0" officeooo:paragraph-rsid="00dacc1c"/>
    </style:style>
    <style:style style:name="P278" style:family="paragraph" style:parent-style-name="Table_20_Contents">
      <style:text-properties officeooo:rsid="007ce2a0" officeooo:paragraph-rsid="00dc91ed"/>
    </style:style>
    <style:style style:name="P279" style:family="paragraph" style:parent-style-name="Table_20_Contents">
      <style:text-properties officeooo:rsid="007ce2a0" officeooo:paragraph-rsid="00e271bc"/>
    </style:style>
    <style:style style:name="P280" style:family="paragraph" style:parent-style-name="Table_20_Contents">
      <style:text-properties officeooo:rsid="007ce2a0" officeooo:paragraph-rsid="00ec55d2"/>
    </style:style>
    <style:style style:name="P281" style:family="paragraph" style:parent-style-name="Table_20_Contents">
      <style:text-properties officeooo:rsid="0087a12a" officeooo:paragraph-rsid="0087a12a"/>
    </style:style>
    <style:style style:name="P282" style:family="paragraph" style:parent-style-name="Table_20_Contents">
      <style:text-properties officeooo:rsid="0087a12a" officeooo:paragraph-rsid="00ccc36b"/>
    </style:style>
    <style:style style:name="P283" style:family="paragraph" style:parent-style-name="Table_20_Contents">
      <style:text-properties officeooo:rsid="0087a12a" officeooo:paragraph-rsid="00d3e42b"/>
    </style:style>
    <style:style style:name="P284" style:family="paragraph" style:parent-style-name="Table_20_Contents">
      <style:text-properties officeooo:rsid="0087a12a" officeooo:paragraph-rsid="00dacc1c"/>
    </style:style>
    <style:style style:name="P285" style:family="paragraph" style:parent-style-name="Table_20_Contents">
      <style:text-properties officeooo:rsid="0087a12a" officeooo:paragraph-rsid="00dc91ed"/>
    </style:style>
    <style:style style:name="P286" style:family="paragraph" style:parent-style-name="Table_20_Contents">
      <style:text-properties officeooo:rsid="0087a12a" officeooo:paragraph-rsid="00e271bc"/>
    </style:style>
    <style:style style:name="P287" style:family="paragraph" style:parent-style-name="Table_20_Contents">
      <style:text-properties officeooo:rsid="0087a12a" officeooo:paragraph-rsid="00ec55d2"/>
    </style:style>
    <style:style style:name="P288" style:family="paragraph" style:parent-style-name="Table_20_Contents">
      <style:text-properties officeooo:rsid="008966ce" officeooo:paragraph-rsid="008966ce"/>
    </style:style>
    <style:style style:name="P289" style:family="paragraph" style:parent-style-name="Table_20_Contents">
      <style:text-properties officeooo:rsid="008b7fe7" officeooo:paragraph-rsid="008b7fe7"/>
    </style:style>
    <style:style style:name="P290" style:family="paragraph" style:parent-style-name="Table_20_Contents">
      <style:text-properties officeooo:rsid="008b7fe7" officeooo:paragraph-rsid="00ccc36b"/>
    </style:style>
    <style:style style:name="P291" style:family="paragraph" style:parent-style-name="Table_20_Contents">
      <style:text-properties officeooo:rsid="0091b362" officeooo:paragraph-rsid="0091b362"/>
    </style:style>
    <style:style style:name="P292" style:family="paragraph" style:parent-style-name="Table_20_Contents">
      <style:text-properties officeooo:rsid="0091b362" officeooo:paragraph-rsid="00d3e42b"/>
    </style:style>
    <style:style style:name="P293" style:family="paragraph" style:parent-style-name="Table_20_Contents">
      <style:text-properties officeooo:rsid="0091b362" officeooo:paragraph-rsid="00dacc1c"/>
    </style:style>
    <style:style style:name="P294" style:family="paragraph" style:parent-style-name="Table_20_Contents">
      <style:text-properties officeooo:rsid="0091b362" officeooo:paragraph-rsid="00dc91ed"/>
    </style:style>
    <style:style style:name="P295" style:family="paragraph" style:parent-style-name="Table_20_Contents">
      <style:text-properties officeooo:rsid="0091b362" officeooo:paragraph-rsid="00e271bc"/>
    </style:style>
    <style:style style:name="P296" style:family="paragraph" style:parent-style-name="Table_20_Contents">
      <style:text-properties officeooo:rsid="0091b362" officeooo:paragraph-rsid="00ec55d2"/>
    </style:style>
    <style:style style:name="P297" style:family="paragraph" style:parent-style-name="Table_20_Contents">
      <style:text-properties officeooo:rsid="002c0f9f" officeooo:paragraph-rsid="00a1cffd"/>
    </style:style>
    <style:style style:name="P298" style:family="paragraph" style:parent-style-name="Table_20_Contents">
      <style:text-properties officeooo:rsid="002c0f9f" officeooo:paragraph-rsid="00d9dcfd"/>
    </style:style>
    <style:style style:name="P299" style:family="paragraph" style:parent-style-name="Table_20_Contents">
      <style:text-properties officeooo:rsid="002c0f9f" officeooo:paragraph-rsid="00dacc1c"/>
    </style:style>
    <style:style style:name="P300" style:family="paragraph" style:parent-style-name="Table_20_Contents">
      <style:text-properties officeooo:rsid="0055bccf" officeooo:paragraph-rsid="00a1cffd"/>
    </style:style>
    <style:style style:name="P301" style:family="paragraph" style:parent-style-name="Table_20_Contents">
      <style:text-properties officeooo:rsid="0055bccf" officeooo:paragraph-rsid="00d9dcfd"/>
    </style:style>
    <style:style style:name="P302" style:family="paragraph" style:parent-style-name="Table_20_Contents">
      <style:text-properties officeooo:rsid="0055bccf" officeooo:paragraph-rsid="00dacc1c"/>
    </style:style>
    <style:style style:name="P303" style:family="paragraph" style:parent-style-name="Table_20_Contents">
      <style:text-properties officeooo:rsid="00a5b6c5" officeooo:paragraph-rsid="00a5b6c5"/>
    </style:style>
    <style:style style:name="P304" style:family="paragraph" style:parent-style-name="Table_20_Contents">
      <style:text-properties officeooo:rsid="00a5b6c5" officeooo:paragraph-rsid="00dacc1c"/>
    </style:style>
    <style:style style:name="P305" style:family="paragraph" style:parent-style-name="Table_20_Contents">
      <style:text-properties officeooo:rsid="00a5b6c5" officeooo:paragraph-rsid="00dc91ed"/>
    </style:style>
    <style:style style:name="P306" style:family="paragraph" style:parent-style-name="Table_20_Contents">
      <style:text-properties officeooo:rsid="00a5b6c5" officeooo:paragraph-rsid="00e271bc"/>
    </style:style>
    <style:style style:name="P307" style:family="paragraph" style:parent-style-name="Table_20_Contents">
      <style:text-properties officeooo:rsid="00a5b6c5" officeooo:paragraph-rsid="00ec55d2"/>
    </style:style>
    <style:style style:name="P308" style:family="paragraph" style:parent-style-name="Table_20_Contents">
      <style:text-properties officeooo:rsid="005eabe4" officeooo:paragraph-rsid="00e271bc"/>
    </style:style>
    <style:style style:name="P309" style:family="paragraph" style:parent-style-name="Table_20_Contents">
      <style:text-properties officeooo:rsid="00b5fa92" officeooo:paragraph-rsid="00b5fa92"/>
    </style:style>
    <style:style style:name="P310" style:family="paragraph" style:parent-style-name="Table_20_Contents">
      <style:text-properties officeooo:rsid="00b5fa92" officeooo:paragraph-rsid="00e271bc"/>
    </style:style>
    <style:style style:name="P311" style:family="paragraph" style:parent-style-name="Table_20_Contents">
      <style:text-properties officeooo:rsid="0060052b" officeooo:paragraph-rsid="00e271bc"/>
    </style:style>
    <style:style style:name="P312" style:family="paragraph" style:parent-style-name="Table_20_Contents">
      <style:text-properties officeooo:rsid="0060052b" officeooo:paragraph-rsid="00ec55d2"/>
    </style:style>
    <style:style style:name="P313" style:family="paragraph" style:parent-style-name="Table_20_Contents">
      <style:text-properties officeooo:rsid="00bea73c" officeooo:paragraph-rsid="00bea73c"/>
    </style:style>
    <style:style style:name="P314" style:family="paragraph" style:parent-style-name="Table_20_Contents">
      <style:text-properties officeooo:rsid="00c775ab" officeooo:paragraph-rsid="00c775ab"/>
    </style:style>
    <style:style style:name="P315" style:family="paragraph" style:parent-style-name="Table_20_Contents">
      <style:text-properties officeooo:rsid="00c775ab" officeooo:paragraph-rsid="00e271bc"/>
    </style:style>
    <style:style style:name="P316" style:family="paragraph" style:parent-style-name="Table_20_Contents">
      <style:text-properties officeooo:rsid="00692905" officeooo:paragraph-rsid="00ec55d2"/>
    </style:style>
    <style:style style:name="P317" style:family="paragraph" style:parent-style-name="Table_20_Contents">
      <style:text-properties officeooo:rsid="006a909d" officeooo:paragraph-rsid="00ec55d2"/>
    </style:style>
    <style:style style:name="P318" style:family="paragraph" style:parent-style-name="Table_20_Contents">
      <style:text-properties officeooo:paragraph-rsid="00ccc36b"/>
    </style:style>
    <style:style style:name="P319" style:family="paragraph" style:parent-style-name="Table_20_Contents">
      <style:text-properties officeooo:rsid="00cfb3ee" officeooo:paragraph-rsid="00cfb3ee"/>
    </style:style>
    <style:style style:name="P320" style:family="paragraph" style:parent-style-name="Table_20_Contents">
      <style:text-properties officeooo:rsid="00d25cd4" officeooo:paragraph-rsid="00d25cd4"/>
    </style:style>
    <style:style style:name="P321" style:family="paragraph" style:parent-style-name="Table_20_Contents">
      <style:text-properties officeooo:paragraph-rsid="00e271bc"/>
    </style:style>
    <style:style style:name="P322" style:family="paragraph" style:parent-style-name="Table_20_Contents">
      <style:text-properties officeooo:rsid="00e593ea" officeooo:paragraph-rsid="00e593ea"/>
    </style:style>
    <style:style style:name="P323" style:family="paragraph" style:parent-style-name="Table_20_Contents">
      <style:text-properties officeooo:rsid="00e60221" officeooo:paragraph-rsid="00e60221"/>
    </style:style>
    <style:style style:name="P324" style:family="paragraph" style:parent-style-name="Table_20_Contents">
      <style:text-properties officeooo:rsid="00e7a9d5" officeooo:paragraph-rsid="00e7a9d5"/>
    </style:style>
    <style:style style:name="P325" style:family="paragraph" style:parent-style-name="Table_20_Contents">
      <style:text-properties officeooo:rsid="006b9db7" officeooo:paragraph-rsid="00ec55d2"/>
    </style:style>
    <style:style style:name="P326" style:family="paragraph" style:parent-style-name="Table_20_Contents">
      <style:text-properties officeooo:rsid="00efe807" officeooo:paragraph-rsid="00efe807"/>
    </style:style>
    <style:style style:name="P327" style:family="paragraph" style:parent-style-name="Table_20_Contents">
      <style:text-properties officeooo:rsid="00f0aebe" officeooo:paragraph-rsid="00f0aebe"/>
    </style:style>
    <style:style style:name="T1" style:family="text">
      <style:text-properties officeooo:rsid="0019ceaf"/>
    </style:style>
    <style:style style:name="T2" style:family="text">
      <style:text-properties officeooo:rsid="001c9cb6"/>
    </style:style>
    <style:style style:name="T3" style:family="text">
      <style:text-properties officeooo:rsid="001faba0"/>
    </style:style>
    <style:style style:name="T4" style:family="text">
      <style:text-properties officeooo:rsid="002248da"/>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5fd29c" style:font-style-asian="italic" style:font-weight-asian="normal" style:font-style-complex="italic" style:font-weight-complex="normal"/>
    </style:style>
    <style:style style:name="T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 style:family="text">
      <style:text-properties fo:font-style="italic" style:text-underline-style="solid" style:text-underline-width="auto" style:text-underline-color="font-color" fo:font-weight="normal" officeooo:rsid="005fd29c"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officeooo:rsid="00231ef7" style:font-style-asian="normal" style:font-style-complex="normal"/>
    </style:style>
    <style:style style:name="T12" style:family="text">
      <style:text-properties fo:font-style="normal" officeooo:rsid="00797cdd" style:font-style-asian="normal" style:font-style-complex="normal"/>
    </style:style>
    <style:style style:name="T13" style:family="text">
      <style:text-properties fo:font-style="normal" officeooo:rsid="00d5fb07" style:font-style-asian="normal" style:font-style-complex="normal"/>
    </style:style>
    <style:style style:name="T14" style:family="text">
      <style:text-properties fo:font-style="normal" officeooo:rsid="00dd5ad8" style:font-style-asian="normal" style:font-style-complex="normal"/>
    </style:style>
    <style:style style:name="T15" style:family="text">
      <style:text-properties fo:font-style="normal" fo:font-weight="normal" officeooo:rsid="0081f68e" style:font-style-asian="normal" style:font-weight-asian="normal" style:font-style-complex="normal" style:font-weight-complex="normal"/>
    </style:style>
    <style:style style:name="T16" style:family="text">
      <style:text-properties fo:font-style="normal" fo:font-weight="normal" officeooo:rsid="0018f553" style:font-style-asian="normal" style:font-weight-asian="normal" style:font-style-complex="normal" style:font-weight-complex="normal"/>
    </style:style>
    <style:style style:name="T17" style:family="text">
      <style:text-properties officeooo:rsid="00231ef7"/>
    </style:style>
    <style:style style:name="T18" style:family="text">
      <style:text-properties officeooo:rsid="0024acdf"/>
    </style:style>
    <style:style style:name="T19" style:family="text">
      <style:text-properties fo:font-size="11pt" style:font-size-asian="11pt" style:font-size-complex="11pt"/>
    </style:style>
    <style:style style:name="T20" style:family="text">
      <style:text-properties officeooo:rsid="0026c492"/>
    </style:style>
    <style:style style:name="T21" style:family="text">
      <style:text-properties officeooo:rsid="002a785f"/>
    </style:style>
    <style:style style:name="T22" style:family="text">
      <style:text-properties officeooo:rsid="002e45f7"/>
    </style:style>
    <style:style style:name="T23" style:family="text">
      <style:text-properties officeooo:rsid="002f23b3"/>
    </style:style>
    <style:style style:name="T24" style:family="text">
      <style:text-properties officeooo:rsid="0035f22d"/>
    </style:style>
    <style:style style:name="T25" style:family="text">
      <style:text-properties officeooo:rsid="00409cb7"/>
    </style:style>
    <style:style style:name="T26" style:family="text">
      <style:text-properties officeooo:rsid="00420acf"/>
    </style:style>
    <style:style style:name="T27" style:family="text">
      <style:text-properties officeooo:rsid="00494cd2"/>
    </style:style>
    <style:style style:name="T28" style:family="text">
      <style:text-properties officeooo:rsid="004a86ed"/>
    </style:style>
    <style:style style:name="T29" style:family="text">
      <style:text-properties officeooo:rsid="0059d290"/>
    </style:style>
    <style:style style:name="T30" style:family="text">
      <style:text-properties officeooo:rsid="005ab11b"/>
    </style:style>
    <style:style style:name="T31" style:family="text">
      <style:text-properties officeooo:rsid="005c25bb"/>
    </style:style>
    <style:style style:name="T32" style:family="text">
      <style:text-properties officeooo:rsid="005fd29c"/>
    </style:style>
    <style:style style:name="T33" style:family="text">
      <style:text-properties officeooo:rsid="0060052b"/>
    </style:style>
    <style:style style:name="T34" style:family="text">
      <style:text-properties officeooo:rsid="0063ea15"/>
    </style:style>
    <style:style style:name="T35" style:family="text">
      <style:text-properties officeooo:rsid="0063f52d"/>
    </style:style>
    <style:style style:name="T36" style:family="text">
      <style:text-properties officeooo:rsid="0067ba9f"/>
    </style:style>
    <style:style style:name="T37" style:family="text">
      <style:text-properties officeooo:rsid="00681a0d"/>
    </style:style>
    <style:style style:name="T38" style:family="text">
      <style:text-properties officeooo:rsid="00692905"/>
    </style:style>
    <style:style style:name="T39" style:family="text">
      <style:text-properties officeooo:rsid="006cbee9"/>
    </style:style>
    <style:style style:name="T40" style:family="text">
      <style:text-properties officeooo:rsid="007832d5"/>
    </style:style>
    <style:style style:name="T41" style:family="text">
      <style:text-properties officeooo:rsid="0079276e"/>
    </style:style>
    <style:style style:name="T42" style:family="text">
      <style:text-properties officeooo:rsid="00794451"/>
    </style:style>
    <style:style style:name="T43" style:family="text">
      <style:text-properties officeooo:rsid="00797cdd"/>
    </style:style>
    <style:style style:name="T44" style:family="text">
      <style:text-properties officeooo:rsid="007a7fc0"/>
    </style:style>
    <style:style style:name="T45" style:family="text">
      <style:text-properties officeooo:rsid="007b048d"/>
    </style:style>
    <style:style style:name="T46" style:family="text">
      <style:text-properties officeooo:rsid="007b6d7b"/>
    </style:style>
    <style:style style:name="T47" style:family="text">
      <style:text-properties officeooo:rsid="007ce2a0"/>
    </style:style>
    <style:style style:name="T48" style:family="text">
      <style:text-properties officeooo:rsid="0018f553"/>
    </style:style>
    <style:style style:name="T49" style:family="text">
      <style:text-properties fo:font-weight="normal" officeooo:rsid="0018f553" style:font-weight-asian="normal" style:font-weight-complex="normal"/>
    </style:style>
    <style:style style:name="T50" style:family="text">
      <style:text-properties fo:font-weight="normal" officeooo:rsid="0081f68e" style:font-weight-asian="normal" style:font-weight-complex="normal"/>
    </style:style>
    <style:style style:name="T51" style:family="text">
      <style:text-properties officeooo:rsid="0083136d"/>
    </style:style>
    <style:style style:name="T52" style:family="text">
      <style:text-properties officeooo:rsid="00847a80"/>
    </style:style>
    <style:style style:name="T53" style:family="text">
      <style:text-properties officeooo:rsid="00858e9e"/>
    </style:style>
    <style:style style:name="T54" style:family="text">
      <style:text-properties officeooo:rsid="0087a12a"/>
    </style:style>
    <style:style style:name="T55" style:family="text">
      <style:text-properties officeooo:rsid="008966ce"/>
    </style:style>
    <style:style style:name="T56" style:family="text">
      <style:text-properties officeooo:rsid="008d6a15"/>
    </style:style>
    <style:style style:name="T57" style:family="text">
      <style:text-properties officeooo:rsid="0091b362"/>
    </style:style>
    <style:style style:name="T58" style:family="text">
      <style:text-properties officeooo:rsid="00937ae9"/>
    </style:style>
    <style:style style:name="T59" style:family="text">
      <style:text-properties style:font-name="DejaVu Sans Mono" fo:font-size="10pt" officeooo:rsid="0025afeb" style:font-size-asian="10pt" style:font-size-complex="10pt"/>
    </style:style>
    <style:style style:name="T60" style:family="text">
      <style:text-properties style:font-name="DejaVu Sans Mono" officeooo:rsid="0025afeb"/>
    </style:style>
    <style:style style:name="T61" style:family="text">
      <style:text-properties officeooo:rsid="00978ab4"/>
    </style:style>
    <style:style style:name="T62" style:family="text">
      <style:text-properties officeooo:rsid="009b7cf0"/>
    </style:style>
    <style:style style:name="T63" style:family="text">
      <style:text-properties officeooo:rsid="00a0511b"/>
    </style:style>
    <style:style style:name="T64" style:family="text">
      <style:text-properties officeooo:rsid="00a1cffd"/>
    </style:style>
    <style:style style:name="T65" style:family="text">
      <style:text-properties officeooo:rsid="00a2fcfe"/>
    </style:style>
    <style:style style:name="T66" style:family="text">
      <style:text-properties officeooo:rsid="00aa5ded"/>
    </style:style>
    <style:style style:name="T67" style:family="text">
      <style:text-properties officeooo:rsid="00b18da5"/>
    </style:style>
    <style:style style:name="T68" style:family="text">
      <style:text-properties officeooo:rsid="00b74dfe"/>
    </style:style>
    <style:style style:name="T69" style:family="text">
      <style:text-properties officeooo:rsid="00b7776d"/>
    </style:style>
    <style:style style:name="T70" style:family="text">
      <style:text-properties officeooo:rsid="00b9d1cc"/>
    </style:style>
    <style:style style:name="T71" style:family="text">
      <style:text-properties officeooo:rsid="00bd48e5"/>
    </style:style>
    <style:style style:name="T72" style:family="text">
      <style:text-properties officeooo:rsid="00bea73c"/>
    </style:style>
    <style:style style:name="T73" style:family="text">
      <style:text-properties officeooo:rsid="00c0dd8a"/>
    </style:style>
    <style:style style:name="T74" style:family="text">
      <style:text-properties officeooo:rsid="00c307ad"/>
    </style:style>
    <style:style style:name="T75" style:family="text">
      <style:text-properties officeooo:rsid="00c777e7"/>
    </style:style>
    <style:style style:name="T76" style:family="text">
      <style:text-properties officeooo:rsid="00c7d111"/>
    </style:style>
    <style:style style:name="T77" style:family="text">
      <style:text-properties officeooo:rsid="00ccc36b"/>
    </style:style>
    <style:style style:name="T78" style:family="text">
      <style:text-properties officeooo:rsid="00ce5b34"/>
    </style:style>
    <style:style style:name="T79" style:family="text">
      <style:text-properties officeooo:rsid="00cfb3ee"/>
    </style:style>
    <style:style style:name="T80" style:family="text">
      <style:text-properties officeooo:rsid="00d093ce"/>
    </style:style>
    <style:style style:name="T81" style:family="text">
      <style:text-properties officeooo:rsid="00d17d58"/>
    </style:style>
    <style:style style:name="T82" style:family="text">
      <style:text-properties officeooo:rsid="00d3e42b"/>
    </style:style>
    <style:style style:name="T83" style:family="text">
      <style:text-properties officeooo:rsid="00d4f930"/>
    </style:style>
    <style:style style:name="T84" style:family="text">
      <style:text-properties officeooo:rsid="00d5fb07"/>
    </style:style>
    <style:style style:name="T85" style:family="text">
      <style:text-properties officeooo:rsid="00d61c67"/>
    </style:style>
    <style:style style:name="T86" style:family="text">
      <style:text-properties officeooo:rsid="00d71c8c"/>
    </style:style>
    <style:style style:name="T87" style:family="text">
      <style:text-properties officeooo:rsid="00d7649a"/>
    </style:style>
    <style:style style:name="T88" style:family="text">
      <style:text-properties officeooo:rsid="00d7e871"/>
    </style:style>
    <style:style style:name="T89" style:family="text">
      <style:text-properties officeooo:rsid="00d9dcfd"/>
    </style:style>
    <style:style style:name="T90" style:family="text">
      <style:text-properties officeooo:rsid="00da3473"/>
    </style:style>
    <style:style style:name="T91" style:family="text">
      <style:text-properties officeooo:rsid="00dacc1c"/>
    </style:style>
    <style:style style:name="T92" style:family="text">
      <style:text-properties officeooo:rsid="00dbc134"/>
    </style:style>
    <style:style style:name="T93" style:family="text">
      <style:text-properties officeooo:rsid="00dc91ed"/>
    </style:style>
    <style:style style:name="T94" style:family="text">
      <style:text-properties officeooo:rsid="00dd5ad8"/>
    </style:style>
    <style:style style:name="T95" style:family="text">
      <style:text-properties officeooo:rsid="00ddb3f6"/>
    </style:style>
    <style:style style:name="T96" style:family="text">
      <style:text-properties officeooo:rsid="00e3f82b"/>
    </style:style>
    <style:style style:name="T97" style:family="text">
      <style:text-properties officeooo:rsid="00e414d5"/>
    </style:style>
    <style:style style:name="T98" style:family="text">
      <style:text-properties officeooo:rsid="00e44a16"/>
    </style:style>
    <style:style style:name="T99" style:family="text">
      <style:text-properties officeooo:rsid="00e46c32"/>
    </style:style>
    <style:style style:name="T100" style:family="text">
      <style:text-properties officeooo:rsid="00e593ea"/>
    </style:style>
    <style:style style:name="T101" style:family="text">
      <style:text-properties officeooo:rsid="00e60221"/>
    </style:style>
    <style:style style:name="T102" style:family="text">
      <style:text-properties officeooo:rsid="00e7a9d5"/>
    </style:style>
    <style:style style:name="T103" style:family="text">
      <style:text-properties officeooo:rsid="00eabfaf"/>
    </style:style>
    <style:style style:name="T104" style:family="text">
      <style:text-properties officeooo:rsid="00eb5fc7"/>
    </style:style>
    <style:style style:name="T105" style:family="text">
      <style:text-properties officeooo:rsid="00ec8067"/>
    </style:style>
    <style:style style:name="T106" style:family="text">
      <style:text-properties officeooo:rsid="00edccdf"/>
    </style:style>
    <style:style style:name="T107" style:family="text">
      <style:text-properties officeooo:rsid="00ee67d2"/>
    </style:style>
    <style:style style:name="T108" style:family="text">
      <style:text-properties officeooo:rsid="00f271b9"/>
    </style:style>
    <style:style style:name="T109" style:family="text">
      <style:text-properties officeooo:rsid="00f28b38"/>
    </style:style>
    <style:style style:name="T110" style:family="text">
      <style:text-properties officeooo:rsid="00f4717c"/>
    </style:style>
    <style:style style:name="T111" style:family="text">
      <style:text-properties officeooo:rsid="00f59a4d"/>
    </style:style>
    <style:style style:name="T112" style:family="text">
      <style:text-properties officeooo:rsid="00f785c5"/>
    </style:style>
    <style:style style:name="T113" style:family="text">
      <style:text-properties officeooo:rsid="00f94311"/>
    </style:style>
    <style:style style:name="T114" style:family="text">
      <style:text-properties officeooo:rsid="00f9eb9a"/>
    </style:style>
    <style:style style:name="T115" style:family="text">
      <style:text-properties officeooo:rsid="00fc7101"/>
    </style:style>
    <style:style style:name="T116" style:family="text">
      <style:text-properties officeooo:rsid="00fe62a2"/>
    </style:style>
    <style:style style:name="T117" style:family="text">
      <style:text-properties officeooo:rsid="00fea1b1"/>
    </style:style>
    <style:style style:name="T118" style:family="text">
      <style:text-properties officeooo:rsid="00feded6"/>
    </style:style>
    <style:style style:name="T119" style:family="text">
      <style:text-properties officeooo:rsid="01015d05"/>
    </style:style>
    <style:style style:name="T120" style:family="text">
      <style:text-properties fo:font-weight="bold" style:font-weight-asian="bold" style:font-weight-complex="bold"/>
    </style:style>
    <style:style style:name="T121" style:family="text">
      <style:text-properties fo:font-weight="bold" officeooo:rsid="01015d05"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ssignment: Final Project</text:p>
      <text:p text:style-name="P2">CS493: Cloud App Dev<text:line-break/>Fall 2019<text:line-break/>Oregon State University<text:line-break/><text:span text:style-name="T2">Daniel Green</text:span></text:p>
      <text:h text:style-name="Heading_20_3" text:outline-level="3">URL: <text:a xlink:type="simple" xlink:href="https://final-boats.appspot.com/" text:style-name="Internet_20_link" text:visited-style-name="Visited_20_Internet_20_Link">https://</text:a><text:a xlink:type="simple" xlink:href="https://final-boats.appspot.com/" text:style-name="Internet_20_link" text:visited-style-name="Visited_20_Internet_20_Link"><text:span text:style-name="T40">final-boats</text:span></text:a><text:a xlink:type="simple" xlink:href="https://final-boats.appspot.com/" text:style-name="Internet_20_link" text:visited-style-name="Visited_20_Internet_20_Link">.appspot.com</text:a></text:h>
      <text:p text:style-name="P94">Create a user account……………….……….2</text:p>
      <text:p text:style-name="P170">Get user info ………….…………………….3</text:p>
      <text:p text:style-name="P1">Create a boat ………….…………………….<text:span text:style-name="T111">4</text:span></text:p>
      <text:p text:style-name="P1">Get a boat ………………………….…….….<text:span text:style-name="T111">6</text:span></text:p>
      <text:p text:style-name="P1">List all Boats – No authorization …………...<text:span text:style-name="T111">7</text:span></text:p>
      <text:p text:style-name="P1">List all Boats for a user ……………………..<text:span text:style-name="T111">8</text:span></text:p>
      <text:p text:style-name="P1"><text:span text:style-name="T112">Delete </text:span>a <text:span text:style-name="T27">boat</text:span> ……………………………....<text:span text:style-name="T112">10</text:span></text:p>
      <text:p text:style-name="P1">Update a Boat – Individual Properties …….<text:span text:style-name="T113">11</text:span></text:p>
      <text:p text:style-name="P111">Replace a Boat – All properties …………...<text:span text:style-name="T113">13</text:span></text:p>
      <text:p text:style-name="P111">Create a Load………………………………<text:span text:style-name="T114">15</text:span></text:p>
      <text:p text:style-name="P111">Get a Load………………………………….<text:span text:style-name="T114">17</text:span></text:p>
      <text:p text:style-name="P111">List all Loads – No authorization………….<text:span text:style-name="T114">18</text:span></text:p>
      <text:p text:style-name="P111">List all Loads for a user…………………….<text:span text:style-name="T115">20</text:span></text:p>
      <text:p text:style-name="P111">Delete a Load……………………………….<text:span text:style-name="T116">22</text:span></text:p>
      <text:p text:style-name="P111">Update a Load – Individual Properties……..<text:span text:style-name="T117">23</text:span></text:p>
      <text:p text:style-name="P111">Replace a Load – All properties……………<text:span text:style-name="T118">25</text:span></text:p>
      <text:p text:style-name="P111"/>
      <text:p text:style-name="Heading">*** Note to Grading TA</text:p>
      <text:p text:style-name="P171">I was not able to put together a Postman collection of tests. But the API I have created meets all the requirements and is quite robust. Please try making a few requests and you will see that it meets all the requirements and works very well. The documentation below is thorough and should provide all the info you need to use the API. </text:p>
      <text:p text:style-name="P171">If something is not working PLEASE email me ASAP. I have finals on Tuesday and then I am done. So I will be available if something is not clear.</text:p>
      <text:h text:style-name="P188" text:outline-level="1"><text:soft-page-break/>Create a <text:span text:style-name="T40">user account</text:span></text:h>
      <text:p text:style-name="P96">Allows you to <text:span text:style-name="T40">login using your google account and authorize the app to make requests on your behalf.</text:span></text:p>
      <table:table table:name="Table16" table:style-name="Table16">
        <table:table-column table:style-name="Table16.A"/>
        <table:table-row>
          <table:table-cell table:style-name="Table16.A1" office:value-type="string">
            <text:p text:style-name="P226"><text:span text:style-name="T40">GET</text:span> /</text:p>
          </table:table-cell>
        </table:table-row>
      </table:table>
      <text:h text:style-name="P199" text:outline-level="3"><text:line-break/><text:span text:style-name="T3">Request</text:span></text:h>
      <text:p text:style-name="P112">Supported MIME Types: <text:line-break/><text:tab/><text:span text:style-name="T8">Accept:</text:span><text:span text:style-name="T6"> application/json<text:line-break/><text:tab/></text:span><text:span text:style-name="T8">Content-type:</text:span><text:span text:style-name="T6"> application/json </text:span></text:p>
      <text:p text:style-name="P129">Request Parameters: NONE</text:p>
      <text:p text:style-name="P129">Request Body: <text:span text:style-name="T41">None</text:span></text:p>
      <text:p text:style-name="P141"><text:span text:style-name="T120">For this request you must use a we</text:span><text:span text:style-name="T121">b</text:span><text:span text:style-name="T120"> browser</text:span>. To successfully login and be given a jwt to use the application follow the following steps:</text:p>
      <text:list xml:id="list3459930183" text:style-name="L1">
        <text:list-item>
          <text:p text:style-name="P142">In a web browser go to “final-boats.appspot.com”</text:p>
        </text:list-item>
        <text:list-item>
          <text:p text:style-name="P142">Click <text:s/>“Sign In”.</text:p>
        </text:list-item>
        <text:list-item>
          <text:p text:style-name="P142">Login using your google account credentials.</text:p>
        </text:list-item>
        <text:list-item>
          <text:p text:style-name="P142">You should be redirected to the home page; you now have an account on final-boats.appspot.com but the application does not have permission to make requests on your behalf.</text:p>
        </text:list-item>
        <text:list-item>
          <text:p text:style-name="P142">Click the “Authorize Google” link below the sign in button. Sign in again using your google credentials.</text:p>
        </text:list-item>
        <text:list-item>
          <text:p text:style-name="P142">You should be redirected to a screen that displays the jwt. Copy this jwt and use it to make requests in postman to all other API endpoints. <text:span text:style-name="T44">Click “Sign Out” before leaving the web page.</text:span></text:p>
        </text:list-item>
        <text:list-item>
          <text:p text:style-name="P143"><text:span text:style-name="T41">The final-boats application does not ask google for a refresh token, so the JWT will expire in 1 hour. If the jwt expires return to final-boats.appspot.com and click the “Reauthorize Google” link. This will give you a new jwt. Ci</text:span></text:p>
        </text:list-item>
      </text:list>
      <text:p text:style-name="Standard"><text:line-break/></text:p>
      <text:p text:style-name="Standard"/>
      <text:h text:style-name="P189" text:outline-level="1"/>
      <text:p text:style-name="Standard"/>
      <text:p text:style-name="Standard"/>
      <text:p text:style-name="Standard"/>
      <text:p text:style-name="Standard"/>
      <text:p text:style-name="Standard"/>
      <text:p text:style-name="Standard"/>
      <text:h text:style-name="P189" text:outline-level="1"><text:soft-page-break/><text:span text:style-name="T4">Get</text:span> <text:span text:style-name="T42">user</text:span> <text:span text:style-name="T42">info</text:span></text:h>
      <text:p text:style-name="P97">Allows you to <text:span text:style-name="T4">view</text:span> <text:span text:style-name="T43">information about your user account. </text:span></text:p>
      <table:table table:name="Table17" table:style-name="Table17">
        <table:table-column table:style-name="Table17.A"/>
        <table:table-row>
          <table:table-cell table:style-name="Table17.A1" office:value-type="string">
            <text:p text:style-name="P227"><text:span text:style-name="T4">GET</text:span> /<text:span text:style-name="T43">users</text:span><text:span text:style-name="T5">/</text:span><text:span text:style-name="T12">me</text:span></text:p>
          </table:table-cell>
        </table:table-row>
      </table:table>
      <text:h text:style-name="P200" text:outline-level="3"><text:line-break/><text:span text:style-name="T3">Request</text:span></text:h>
      <text:p text:style-name="P113">Supported MIME Types: <text:line-break/><text:tab/><text:span text:style-name="T8">Accept:</text:span><text:span text:style-name="T6"> application/json,</text:span></text:p>
      <text:p text:style-name="P130">Request Parameters: <text:span text:style-name="T45">None</text:span></text:p>
      <text:p text:style-name="P130">Request Body: <text:span text:style-name="T18">NONE</text:span></text:p>
      <text:h text:style-name="P200" text:outline-level="3">Response</text:h>
      <text:p text:style-name="P97">Response Body Format: <text:s/>JSON</text:p>
      <text:p text:style-name="P97">Response Statuses</text:p>
      <table:table table:name="Table19" table:style-name="Table19">
        <table:table-column table:style-name="Table19.A" table:number-columns-repeated="3"/>
        <table:table-header-rows>
          <table:table-row>
            <table:table-cell table:style-name="Table19.A1" office:value-type="string">
              <text:p text:style-name="P212">Outcome</text:p>
            </table:table-cell>
            <table:table-cell table:style-name="Table19.A1" office:value-type="string">
              <text:p text:style-name="P212">Status Code</text:p>
            </table:table-cell>
            <table:table-cell table:style-name="Table19.C1" office:value-type="string">
              <text:p text:style-name="P212">Notes</text:p>
            </table:table-cell>
          </table:table-row>
        </table:table-header-rows>
        <table:table-row>
          <table:table-cell table:style-name="Table19.A2" office:value-type="string">
            <text:p text:style-name="P237">Success</text:p>
          </table:table-cell>
          <table:table-cell table:style-name="Table19.A2" office:value-type="string">
            <text:p text:style-name="P237">20<text:span text:style-name="T18">0</text:span> <text:span text:style-name="T18">OK</text:span></text:p>
          </table:table-cell>
          <table:table-cell table:style-name="Table19.C2" office:value-type="string">
            <text:p text:style-name="P257"/>
          </table:table-cell>
        </table:table-row>
        <table:table-row>
          <table:table-cell table:style-name="Table19.A2" office:value-type="string">
            <text:p text:style-name="P237">Failure</text:p>
          </table:table-cell>
          <table:table-cell table:style-name="Table19.A2" office:value-type="string">
            <text:p text:style-name="P237">40<text:span text:style-name="T46">1</text:span> <text:span text:style-name="T46">Unauthorized</text:span></text:p>
          </table:table-cell>
          <table:table-cell table:style-name="Table19.C2" office:value-type="string">
            <text:p text:style-name="P270">Did not provide valid credentials</text:p>
          </table:table-cell>
        </table:table-row>
        <table:table-row>
          <table:table-cell table:style-name="Table19.A2" office:value-type="string">
            <text:p text:style-name="P262">Failure</text:p>
          </table:table-cell>
          <table:table-cell table:style-name="Table19.A2" office:value-type="string">
            <text:p text:style-name="P262">40<text:span text:style-name="T47">5</text:span> <text:span text:style-name="T47">Method Not Allowed</text:span></text:p>
          </table:table-cell>
          <table:table-cell table:style-name="Table19.C2" office:value-type="string">
            <text:p text:style-name="P271">Unsupported Request Method</text:p>
          </table:table-cell>
        </table:table-row>
      </table:table>
      <text:p text:style-name="P97"/>
      <text:p text:style-name="P145">Response Example</text:p>
      <text:p text:style-name="P78">Status 200 OK <text:span text:style-name="T39">Accept: application/json</text:span></text:p>
      <text:p text:style-name="P85"><text:span text:style-name="T19">{</text:span></text:p>
      <text:p text:style-name="P85"><text:span text:style-name="T19"><text:s text:c="4"/>"email": "</text:span><text:a xlink:type="simple" xlink:href="mailto:greendan@oregonstate.edu" text:style-name="Internet_20_link" text:visited-style-name="Visited_20_Internet_20_Link"><text:span text:style-name="T19">greendan@oregonstate.edu</text:span></text:a><text:span text:style-name="T19">",<text:line-break/> <text:s text:c="3"/>"name": {<text:line-break/> <text:s text:c="7"/>"first": "Daniel D",<text:line-break/> <text:s text:c="7"/>"last": "Green"<text:line-break/> <text:s text:c="3"/>},</text:span></text:p>
      <text:p text:style-name="P85"><text:span text:style-name="T19"><text:s text:c="4"/>"access_token": "ya29.ImC0BxFmSyXlIDcQ9TVs8jJ1w_cPjAfEgS1swdjfp",<text:line-break/> <text:s text:c="3"/>"sub": "102112235673013493196",<text:line-break/> <text:s text:c="3"/>"id": "5076495651307520"<text:line-break/>}</text:span></text:p>
      <text:p text:style-name="P78"/>
      <text:p text:style-name="P78"/>
      <text:p text:style-name="P78"/>
      <text:p text:style-name="P144"/>
      <text:h text:style-name="P189" text:outline-level="1"><text:soft-page-break/>Create a Boat</text:h>
      <text:p text:style-name="P1">Allows you to create a new boat.</text:p>
      <table:table table:name="Table1" table:style-name="Table1">
        <table:table-column table:style-name="Table1.A"/>
        <table:table-row>
          <table:table-cell table:style-name="Table1.A1" office:value-type="string">
            <text:p text:style-name="P225">POST /boats</text:p>
          </table:table-cell>
        </table:table-row>
      </table:table>
      <text:h text:style-name="Heading_20_3" text:outline-level="3"><text:line-break/><text:span text:style-name="T3">Request</text:span></text:h>
      <text:p text:style-name="P114">Supported MIME Types: <text:line-break/><text:tab/><text:span text:style-name="T8">Accept:</text:span><text:span text:style-name="T6"> application/json<text:line-break/><text:tab/></text:span><text:span text:style-name="T8">Content-type:</text:span><text:span text:style-name="T6"> application/json</text:span></text:p>
      <text:p text:style-name="P152"><text:span text:style-name="T50">Authorization:</text:span><text:span text:style-name="T49"> </text:span><text:span text:style-name="T50">Required<text:line-break/>Authorization Type: Oauth 2.0/Bearer Token</text:span></text:p>
      <text:p text:style-name="P8">Request Parameters: NONE</text:p>
      <text:p text:style-name="P8">Request Body: Required</text:p>
      <text:p text:style-name="P1">Request Body Format: <text:span text:style-name="T1">JSON</text:span></text:p>
      <table:table table:name="Table2" table:style-name="Table2">
        <table:table-column table:style-name="Table2.A" table:number-columns-repeated="3"/>
        <table:table-column table:style-name="Table2.D"/>
        <table:table-header-rows>
          <table:table-row>
            <table:table-cell table:style-name="Table2.A1" office:value-type="string">
              <text:p text:style-name="P65">Property Name</text:p>
            </table:table-cell>
            <table:table-cell table:style-name="Table2.A1" office:value-type="string">
              <text:p text:style-name="P65">Property Type</text:p>
            </table:table-cell>
            <table:table-cell table:style-name="Table2.A1" office:value-type="string">
              <text:p text:style-name="P65">Description</text:p>
            </table:table-cell>
            <table:table-cell table:style-name="Table2.D1" office:value-type="string">
              <text:p text:style-name="P65">Required</text:p>
            </table:table-cell>
          </table:table-row>
        </table:table-header-rows>
        <table:table-row>
          <table:table-cell table:style-name="Table2.A2" office:value-type="string">
            <text:p text:style-name="P36">name</text:p>
          </table:table-cell>
          <table:table-cell table:style-name="Table2.A2" office:value-type="string">
            <text:p text:style-name="P36">String</text:p>
          </table:table-cell>
          <table:table-cell table:style-name="Table2.A2" office:value-type="string">
            <text:p text:style-name="P36">The name of the boat</text:p>
          </table:table-cell>
          <table:table-cell table:style-name="Table2.D2" office:value-type="string">
            <text:p text:style-name="P36">Yes</text:p>
          </table:table-cell>
        </table:table-row>
        <table:table-row>
          <table:table-cell table:style-name="Table2.A2" office:value-type="string">
            <text:p text:style-name="P36">type</text:p>
          </table:table-cell>
          <table:table-cell table:style-name="Table2.A2" office:value-type="string">
            <text:p text:style-name="P36">String</text:p>
          </table:table-cell>
          <table:table-cell table:style-name="Table2.A2" office:value-type="string">
            <text:p text:style-name="P36">The type of boat</text:p>
          </table:table-cell>
          <table:table-cell table:style-name="Table2.D2" office:value-type="string">
            <text:p text:style-name="P36">Yes</text:p>
          </table:table-cell>
        </table:table-row>
        <table:table-row>
          <table:table-cell table:style-name="Table2.A2" office:value-type="string">
            <text:p text:style-name="P36">length</text:p>
          </table:table-cell>
          <table:table-cell table:style-name="Table2.A2" office:value-type="string">
            <text:p text:style-name="P36">Integer</text:p>
          </table:table-cell>
          <table:table-cell table:style-name="Table2.A2" office:value-type="string">
            <text:p text:style-name="P36">Length of boat</text:p>
          </table:table-cell>
          <table:table-cell table:style-name="Table2.D2" office:value-type="string">
            <text:p text:style-name="P36">Yes</text:p>
          </table:table-cell>
        </table:table-row>
      </table:table>
      <text:p text:style-name="P137"><text:line-break/>Request Body Example</text:p>
      <text:p text:style-name="P158">This request must be made with the JWT you copied from the create user process in the Authorization header as: Authorization: Bearer &lt;jwt&gt;.</text:p>
      <text:p text:style-name="P86">{<text:line-break/><text:tab/>“name”: “Da Boat”,<text:line-break/><text:tab/>“type”: “Big Boat”,<text:line-break/><text:tab/>“length”: 99<text:line-break/>}</text:p>
      <text:h text:style-name="Heading_20_3" text:outline-level="3">Response</text:h>
      <text:p text:style-name="P1">Response Body Format: <text:s/>JSON</text:p>
      <text:p text:style-name="P1">Response Statuse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68">Outcome</text:p>
            </table:table-cell>
            <table:table-cell table:style-name="Table3.A1" office:value-type="string">
              <text:p text:style-name="P68">Status Code</text:p>
            </table:table-cell>
            <table:table-cell table:style-name="Table3.C1" office:value-type="string">
              <text:p text:style-name="P68">Notes</text:p>
            </table:table-cell>
          </table:table-row>
        </table:table-header-rows>
        <table:table-row>
          <table:table-cell table:style-name="Table3.A2" office:value-type="string">
            <text:p text:style-name="P37">Success</text:p>
          </table:table-cell>
          <table:table-cell table:style-name="Table3.A2" office:value-type="string">
            <text:p text:style-name="P37">201 Created</text:p>
          </table:table-cell>
          <table:table-cell table:style-name="Table3.C2" office:value-type="string">
            <text:p text:style-name="Table_20_Contents"/>
          </table:table-cell>
        </table:table-row>
        <table:table-row>
          <table:table-cell table:style-name="Table3.A2" office:value-type="string">
            <text:p text:style-name="P37">Failure</text:p>
          </table:table-cell>
          <table:table-cell table:style-name="Table3.A2" office:value-type="string">
            <text:p text:style-name="P37">400 Bad Request</text:p>
          </table:table-cell>
          <table:table-cell table:style-name="Table3.C2" office:value-type="string">
            <text:p text:style-name="P37">Body is missing <text:span text:style-name="T54">or contains a malformed</text:span> required attributes.<text:span text:style-name="T28"><text:line-break/></text:span></text:p>
          </table:table-cell>
        </table:table-row>
        <text:soft-page-break/>
        <table:table-row>
          <table:table-cell table:style-name="Table3.A2" office:value-type="string">
            <text:p text:style-name="P53">Failure</text:p>
          </table:table-cell>
          <table:table-cell table:style-name="Table3.A2" office:value-type="string">
            <text:p text:style-name="P53">40<text:span text:style-name="T54">1</text:span> <text:span text:style-name="T54">Unauthorized</text:span></text:p>
          </table:table-cell>
          <table:table-cell table:style-name="Table3.C2" office:value-type="string">
            <text:p text:style-name="P281">Missing Authorization token</text:p>
          </table:table-cell>
        </table:table-row>
        <table:table-row>
          <table:table-cell table:style-name="Table3.A2" office:value-type="string">
            <text:p text:style-name="P53">Failure</text:p>
          </table:table-cell>
          <table:table-cell table:style-name="Table3.A2" office:value-type="string">
            <text:p text:style-name="P53">40<text:span text:style-name="T55">3</text:span> <text:span text:style-name="T55">Forbidden</text:span></text:p>
          </table:table-cell>
          <table:table-cell table:style-name="Table3.C2" office:value-type="string">
            <text:p text:style-name="P288">Boat name must be unique</text:p>
          </table:table-cell>
        </table:table-row>
        <table:table-row>
          <table:table-cell table:style-name="Table3.A2" office:value-type="string">
            <text:p text:style-name="P262">Failure</text:p>
          </table:table-cell>
          <table:table-cell table:style-name="Table3.A2" office:value-type="string">
            <text:p text:style-name="P262">40<text:span text:style-name="T47">5</text:span> <text:span text:style-name="T47">Method Not Allowed</text:span></text:p>
          </table:table-cell>
          <table:table-cell table:style-name="Table3.C2" office:value-type="string">
            <text:p text:style-name="P271">Unsupported Request Method</text:p>
          </table:table-cell>
        </table:table-row>
        <table:table-row>
          <table:table-cell table:style-name="Table3.A2" office:value-type="string">
            <text:p text:style-name="P289">Failure</text:p>
          </table:table-cell>
          <table:table-cell table:style-name="Table3.A2" office:value-type="string">
            <text:p text:style-name="P289">406 Not Acceptable</text:p>
          </table:table-cell>
          <table:table-cell table:style-name="Table3.C2" office:value-type="string">
            <text:p text:style-name="P289">Must specify Accept: application/json, <text:span text:style-name="T56">and Content-Type: application/json</text:span></text:p>
          </table:table-cell>
        </table:table-row>
      </table:table>
      <text:p text:style-name="P150"/>
      <text:p text:style-name="P150"><text:span text:style-name="T51">Successful </text:span>Response Example</text:p>
      <text:p text:style-name="P147">{<text:line-break/> <text:s text:c="3"/>"name": "<text:span text:style-name="T52">Da Boat</text:span>",<text:line-break/> <text:s text:c="3"/>"type": "<text:span text:style-name="T52">Big Boat</text:span>",<text:line-break/> <text:s text:c="3"/>"length": <text:span text:style-name="T53">99</text:span>,<text:line-break/> <text:s text:c="3"/>"loads": [],<text:line-break/> <text:s text:c="3"/>"owner_id": "5076495651307520",<text:line-break/> <text:s text:c="3"/>"owner": "Green",<text:line-break/> <text:s text:c="3"/>"id": "5746055551385600",<text:line-break/> <text:s text:c="3"/>"self": "<text:a xlink:type="simple" xlink:href="http://final-boats.appspot.com/boats/5746055551385600" text:style-name="Internet_20_link" text:visited-style-name="Visited_20_Internet_20_Link">http://final-boats.appspot.com/boats/5746055551385600</text:a>"<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78" text:outline-level="1"><text:soft-page-break/><text:span text:style-name="T4">Get</text:span> a Boat</text:h>
      <text:p text:style-name="P3">Allows you to <text:span text:style-name="T4">view</text:span> a<text:span text:style-name="T4">n existing</text:span> boat.</text:p>
      <table:table table:name="Table4" table:style-name="Table4">
        <table:table-column table:style-name="Table4.A"/>
        <table:table-row>
          <table:table-cell table:style-name="Table4.A1" office:value-type="string">
            <text:p text:style-name="P31"><text:span text:style-name="T4">GET</text:span> /<text:span text:style-name="T17">boats</text:span><text:span text:style-name="T5">/</text:span><text:span text:style-name="T10">:</text:span><text:span text:style-name="T11">boat_id</text:span></text:p>
          </table:table-cell>
        </table:table-row>
      </table:table>
      <text:h text:style-name="P193" text:outline-level="3"><text:line-break/><text:span text:style-name="T3">Request</text:span></text:h>
      <text:p text:style-name="P116">Supported MIME Types: <text:line-break/><text:tab/><text:span text:style-name="T8">Accept:</text:span><text:span text:style-name="T6"> application/json<text:line-break/></text:span><text:span text:style-name="T15">Authorization:</text:span><text:span text:style-name="T16"> </text:span><text:span text:style-name="T15">Required<text:line-break/>Authorization Type: Oauth 2.0/Bearer Token</text:span></text:p>
      <text:p text:style-name="P9">Request Parameters</text:p>
      <table:table table:name="Table7" table:style-name="Table7">
        <table:table-column table:style-name="Table7.A" table:number-columns-repeated="3"/>
        <table:table-column table:style-name="Table7.D"/>
        <table:table-header-rows>
          <table:table-row>
            <table:table-cell table:style-name="Table7.A1" office:value-type="string">
              <text:p text:style-name="P74">Parameter Name</text:p>
            </table:table-cell>
            <table:table-cell table:style-name="Table7.A1" office:value-type="string">
              <text:p text:style-name="P74">Type</text:p>
            </table:table-cell>
            <table:table-cell table:style-name="Table7.A1" office:value-type="string">
              <text:p text:style-name="P74">Description</text:p>
            </table:table-cell>
            <table:table-cell table:style-name="Table7.D1" office:value-type="string">
              <text:p text:style-name="P74">Required</text:p>
            </table:table-cell>
          </table:table-row>
        </table:table-header-rows>
        <table:table-row>
          <table:table-cell table:style-name="Table7.A2" office:value-type="string">
            <text:p text:style-name="P43">boat_id</text:p>
          </table:table-cell>
          <table:table-cell table:style-name="Table7.A2" office:value-type="string">
            <text:p text:style-name="P43">String</text:p>
          </table:table-cell>
          <table:table-cell table:style-name="Table7.A2" office:value-type="string">
            <text:p text:style-name="P43">ID of boat</text:p>
          </table:table-cell>
          <table:table-cell table:style-name="Table7.D2" office:value-type="string">
            <text:p text:style-name="P43">Yes</text:p>
          </table:table-cell>
        </table:table-row>
      </table:table>
      <text:p text:style-name="P9">Request Body: <text:span text:style-name="T18">NONE</text:span></text:p>
      <text:h text:style-name="P193" text:outline-level="3">Response</text:h>
      <text:p text:style-name="P3">Response Body Format: <text:s/>JSON<text:line-break/>Response Statuses</text:p>
      <table:table table:name="Table6" table:style-name="Table6">
        <table:table-column table:style-name="Table6.A" table:number-columns-repeated="3"/>
        <table:table-header-rows>
          <table:table-row>
            <table:table-cell table:style-name="Table6.A1" office:value-type="string">
              <text:p text:style-name="P69">Outcome</text:p>
            </table:table-cell>
            <table:table-cell table:style-name="Table6.A1" office:value-type="string">
              <text:p text:style-name="P69">Status Code</text:p>
            </table:table-cell>
            <table:table-cell table:style-name="Table6.C1" office:value-type="string">
              <text:p text:style-name="P69">Notes</text:p>
            </table:table-cell>
          </table:table-row>
        </table:table-header-rows>
        <table:table-row>
          <table:table-cell table:style-name="Table6.A2" office:value-type="string">
            <text:p text:style-name="P38">Success</text:p>
          </table:table-cell>
          <table:table-cell table:style-name="Table6.A2" office:value-type="string">
            <text:p text:style-name="P38">20<text:span text:style-name="T18">0</text:span> <text:span text:style-name="T18">OK</text:span></text:p>
          </table:table-cell>
          <table:table-cell table:style-name="Table6.C2" office:value-type="string">
            <text:p text:style-name="P49"/>
          </table:table-cell>
        </table:table-row>
        <table:table-row>
          <table:table-cell table:style-name="Table6.A2" office:value-type="string">
            <text:p text:style-name="P53">Failure</text:p>
          </table:table-cell>
          <table:table-cell table:style-name="Table6.A2" office:value-type="string">
            <text:p text:style-name="P53">40<text:span text:style-name="T54">1</text:span> <text:span text:style-name="T54">Unauthorized</text:span></text:p>
          </table:table-cell>
          <table:table-cell table:style-name="Table6.C2" office:value-type="string">
            <text:p text:style-name="P281">Missing/<text:span text:style-name="T57">invalid </text:span>Authorization</text:p>
          </table:table-cell>
        </table:table-row>
        <table:table-row>
          <table:table-cell table:style-name="Table6.A2" office:value-type="string">
            <text:p text:style-name="P291">Failure</text:p>
          </table:table-cell>
          <table:table-cell table:style-name="Table6.A2" office:value-type="string">
            <text:p text:style-name="P291">403 Forbidden</text:p>
          </table:table-cell>
          <table:table-cell table:style-name="Table6.C2" office:value-type="string">
            <text:p text:style-name="P291">Accessing Protected Resource</text:p>
          </table:table-cell>
        </table:table-row>
        <table:table-row>
          <table:table-cell table:style-name="Table6.A2" office:value-type="string">
            <text:p text:style-name="P38">Failure</text:p>
          </table:table-cell>
          <table:table-cell table:style-name="Table6.A2" office:value-type="string">
            <text:p text:style-name="P38">40<text:span text:style-name="T18">4</text:span> <text:span text:style-name="T58">Unknown</text:span></text:p>
          </table:table-cell>
          <table:table-cell table:style-name="Table6.C2" office:value-type="string">
            <text:p text:style-name="P47">Cannot find boat with id: boat_id</text:p>
          </table:table-cell>
        </table:table-row>
        <table:table-row>
          <table:table-cell table:style-name="Table6.A2" office:value-type="string">
            <text:p text:style-name="P262">Failure</text:p>
          </table:table-cell>
          <table:table-cell table:style-name="Table6.A2" office:value-type="string">
            <text:p text:style-name="P262">40<text:span text:style-name="T47">5</text:span> <text:span text:style-name="T47">Method Not Allowed</text:span></text:p>
          </table:table-cell>
          <table:table-cell table:style-name="Table6.C2" office:value-type="string">
            <text:p text:style-name="P271">Unsupported Request Method</text:p>
          </table:table-cell>
        </table:table-row>
        <table:table-row>
          <table:table-cell table:style-name="Table6.A2" office:value-type="string">
            <text:p text:style-name="P54">Failure</text:p>
          </table:table-cell>
          <table:table-cell table:style-name="Table6.A2" office:value-type="string">
            <text:p text:style-name="P54">406 Not Acceptable</text:p>
          </table:table-cell>
          <table:table-cell table:style-name="Table6.C2" office:value-type="string">
            <text:p text:style-name="P54">Unsupported Accept MIME type</text:p>
          </table:table-cell>
        </table:table-row>
      </table:table>
      <text:p text:style-name="P3"/>
      <text:p text:style-name="P25">Response Example</text:p>
      <text:p text:style-name="P20">Status 200 OK <text:span text:style-name="T39">Accept: application/json</text:span></text:p>
      <text:p text:style-name="P159"><text:span text:style-name="T59">{<text:line-break/> <text:s text:c="3"/>"length": 12,<text:line-break/> <text:s text:c="3"/>"owner_id": "5076495651307520",<text:line-break/> <text:s text:c="3"/>"owner": "Green",<text:line-break/> <text:s text:c="3"/>"name": "Dasher",<text:line-break/> <text:s text:c="3"/>"type": "Sleigh",<text:line-break/> <text:s text:c="3"/>"loads": [],<text:line-break/> <text:s text:c="3"/>"id": "5702167830724608",<text:line-break/> <text:s text:c="3"/>"self": "</text:span><text:a xlink:type="simple" xlink:href="http://final-boats.appspot.com/boats/5702167830724608" text:style-name="Internet_20_link" text:visited-style-name="Visited_20_Internet_20_Link"><text:span text:style-name="T59">http://final-boats.appspot.com/boats/5702167830724608</text:span></text:a><text:span text:style-name="T59">"<text:line-break/>}</text:span></text:p>
      <text:h text:style-name="P179" text:outline-level="1"><text:soft-page-break/>List all Boats – <text:span text:style-name="T61">No authorization</text:span></text:h>
      <text:p text:style-name="P4"><text:span text:style-name="T63">View</text:span> <text:span text:style-name="T20">all existing boats from all users without authorization. Will display 5 boats for each request. Use “Next” link to view the next 5. “Total” property in response indicates total number of boats in database.</text:span></text:p>
      <table:table table:name="Table5" table:style-name="Table5">
        <table:table-column table:style-name="Table5.A"/>
        <table:table-row>
          <table:table-cell table:style-name="Table5.A1" office:value-type="string">
            <text:p text:style-name="P32"><text:span text:style-name="T4">GET</text:span> /<text:span text:style-name="T17">boats</text:span></text:p>
          </table:table-cell>
        </table:table-row>
      </table:table>
      <text:h text:style-name="P194" text:outline-level="3"><text:line-break/><text:span text:style-name="T3">Request</text:span></text:h>
      <text:p text:style-name="P27">Supported MIME Types: <text:line-break/><text:tab/><text:span text:style-name="T8">Accept:</text:span><text:span text:style-name="T6"> application/json</text:span></text:p>
      <text:p text:style-name="P10">Request Parameters: <text:span text:style-name="T21">NONE</text:span></text:p>
      <text:p text:style-name="P10">Request Body: <text:span text:style-name="T18">NONE</text:span></text:p>
      <text:h text:style-name="P194" text:outline-level="3">Response</text:h>
      <text:p text:style-name="P4">Response Body Format: <text:s/>JSON</text:p>
      <table:table table:name="Table9" table:style-name="Table9">
        <table:table-column table:style-name="Table9.A" table:number-columns-repeated="3"/>
        <table:table-header-rows>
          <table:table-row>
            <table:table-cell table:style-name="Table9.A1" office:value-type="string">
              <text:p text:style-name="P70">Outcome</text:p>
            </table:table-cell>
            <table:table-cell table:style-name="Table9.A1" office:value-type="string">
              <text:p text:style-name="P70">Status Code</text:p>
            </table:table-cell>
            <table:table-cell table:style-name="Table9.C1" office:value-type="string">
              <text:p text:style-name="P70">Notes</text:p>
            </table:table-cell>
          </table:table-row>
        </table:table-header-rows>
        <table:table-row>
          <table:table-cell table:style-name="Table9.A2" office:value-type="string">
            <text:p text:style-name="P39">Success</text:p>
          </table:table-cell>
          <table:table-cell table:style-name="Table9.A2" office:value-type="string">
            <text:p text:style-name="P39">20<text:span text:style-name="T18">0</text:span> <text:span text:style-name="T18">OK</text:span></text:p>
          </table:table-cell>
          <table:table-cell table:style-name="Table9.C2" office:value-type="string">
            <text:p text:style-name="P51">May return empty list</text:p>
          </table:table-cell>
        </table:table-row>
        <table:table-row>
          <table:table-cell table:style-name="Table9.A2" office:value-type="string">
            <text:p text:style-name="P262">Failure</text:p>
          </table:table-cell>
          <table:table-cell table:style-name="Table9.A2" office:value-type="string">
            <text:p text:style-name="P262">40<text:span text:style-name="T47">5</text:span> <text:span text:style-name="T47">Method Not Allowed</text:span></text:p>
          </table:table-cell>
          <table:table-cell table:style-name="Table9.C2" office:value-type="string">
            <text:p text:style-name="P271">Unsupported Request Method</text:p>
          </table:table-cell>
        </table:table-row>
        <table:table-row>
          <table:table-cell table:style-name="Table9.A2" office:value-type="string">
            <text:p text:style-name="P56">Failure</text:p>
          </table:table-cell>
          <table:table-cell table:style-name="Table9.A2" office:value-type="string">
            <text:p text:style-name="P56">406 Not Acceptable</text:p>
          </table:table-cell>
          <table:table-cell table:style-name="Table9.C2" office:value-type="string">
            <text:p text:style-name="P55">Unsupported Accept MIME type</text:p>
          </table:table-cell>
        </table:table-row>
      </table:table>
      <text:p text:style-name="P26"><text:line-break/>Status 200 OK</text:p>
      <text:p text:style-name="P30">"entities": [</text:p>
      <text:p text:style-name="P30"><text:tab/>{</text:p>
      <text:p text:style-name="P30"><text:s text:c="12"/>"id": 5067792839606272,</text:p>
      <text:p text:style-name="P30"><text:s text:c="12"/>"name": "Rudolph",</text:p>
      <text:p text:style-name="P30"><text:s text:c="12"/>"type": "Sleigh",</text:p>
      <text:p text:style-name="P30"><text:s text:c="12"/>"loads": [],</text:p>
      <text:p text:style-name="P30"><text:s text:c="12"/>"length": 12,</text:p>
      <text:p text:style-name="P30"><text:s text:c="12"/>"owner": "Green",</text:p>
      <text:p text:style-name="P30"><text:s text:c="12"/>"self": "http://final-boats.appspot.com/boats/5067792839606272"</text:p>
      <text:p text:style-name="P30"><text:s text:c="8"/>},</text:p>
      <text:p text:style-name="P30"><text:s text:c="8"/>{</text:p>
      <text:p text:style-name="P30"><text:s text:c="12"/>"id": 5139217877303296,</text:p>
      <text:p text:style-name="P30"><text:s text:c="12"/>"name": "Prancer",</text:p>
      <text:p text:style-name="P30"><text:s text:c="12"/>"type": "Sleigh",</text:p>
      <text:p text:style-name="P30"><text:s text:c="12"/>"loads": [],</text:p>
      <text:p text:style-name="P30"><text:s text:c="12"/>"length": 12,</text:p>
      <text:p text:style-name="P30"><text:s text:c="12"/>"owner": "Green",</text:p>
      <text:p text:style-name="P30"><text:s text:c="12"/>"self": "http://final-boats.appspot.com/boats/5139217877303296"</text:p>
      <text:p text:style-name="P30"><text:s text:c="8"/>}</text:p>
      <text:p text:style-name="P29"><text:s text:c="4"/>],</text:p>
      <text:p text:style-name="P29"><text:s text:c="4"/>“<text:span text:style-name="T62">total</text:span>”: <text:span text:style-name="T62">2,</text:span></text:p>
      <text:p text:style-name="P29"><text:s text:c="4"/>"next": "https://<text:span text:style-name="T29">{host_url}</text:span>/boats?next=CkwSRmoVbX5ib2F0cy1sb2Fkcy1zZXJ2<text:span text:style-name="T30">bHX4bl</text:span>"<text:line-break/>}</text:p>
      <text:h text:style-name="P180" text:outline-level="1"><text:soft-page-break/>List all Boats <text:span text:style-name="T64">for a user</text:span></text:h>
      <text:p text:style-name="P98"><text:span text:style-name="T63">View</text:span> <text:span text:style-name="T20">all existing boats for a specific user. Will display 5 boats for each request. Use “Next” link to view the next 5. “Total” property in response indicates total number of boats in database.</text:span></text:p>
      <table:table table:name="Table18" table:style-name="Table18">
        <table:table-column table:style-name="Table18.A"/>
        <table:table-row>
          <table:table-cell table:style-name="Table18.A1" office:value-type="string">
            <text:p text:style-name="P228"><text:span text:style-name="T4">GET</text:span> /users/<text:span text:style-name="T65">&lt;user_id&gt;</text:span>/boats</text:p>
          </table:table-cell>
        </table:table-row>
      </table:table>
      <text:h text:style-name="P201" text:outline-level="3"><text:line-break/><text:span text:style-name="T3">Request</text:span></text:h>
      <text:p text:style-name="P115">Supported MIME Types: <text:line-break/><text:tab/><text:span text:style-name="T8">Accept:</text:span><text:span text:style-name="T6"> application/json</text:span></text:p>
      <text:p text:style-name="P117"><text:span text:style-name="T15">Authorization: Required<text:line-break/>Authorization Type: Oauth 2.0/Bearer Token<text:line-break/></text:span><text:span text:style-name="T48">Request Parameters: NONE<text:line-break/>Request Body: NONE</text:span></text:p>
      <text:h text:style-name="P201" text:outline-level="3">Response</text:h>
      <text:p text:style-name="P98">Response Body Format: <text:s/>JSON</text:p>
      <table:table table:name="Table20" table:style-name="Table20">
        <table:table-column table:style-name="Table20.A" table:number-columns-repeated="3"/>
        <table:table-header-rows>
          <table:table-row>
            <table:table-cell table:style-name="Table20.A1" office:value-type="string">
              <text:p text:style-name="P213">Outcome</text:p>
            </table:table-cell>
            <table:table-cell table:style-name="Table20.A1" office:value-type="string">
              <text:p text:style-name="P213">Status Code</text:p>
            </table:table-cell>
            <table:table-cell table:style-name="Table20.C1" office:value-type="string">
              <text:p text:style-name="P213">Notes</text:p>
            </table:table-cell>
          </table:table-row>
        </table:table-header-rows>
        <table:table-row>
          <table:table-cell table:style-name="Table20.A2" office:value-type="string">
            <text:p text:style-name="P238">Success</text:p>
          </table:table-cell>
          <table:table-cell table:style-name="Table20.A2" office:value-type="string">
            <text:p text:style-name="P238">20<text:span text:style-name="T18">0</text:span> <text:span text:style-name="T18">OK</text:span></text:p>
          </table:table-cell>
          <table:table-cell table:style-name="Table20.C2" office:value-type="string">
            <text:p text:style-name="P297">May return empty list</text:p>
          </table:table-cell>
        </table:table-row>
        <table:table-row>
          <table:table-cell table:style-name="Table20.A2" office:value-type="string">
            <text:p text:style-name="P53">Failure</text:p>
          </table:table-cell>
          <table:table-cell table:style-name="Table20.A2" office:value-type="string">
            <text:p text:style-name="P53">40<text:span text:style-name="T54">1</text:span> <text:span text:style-name="T54">Unauthorized</text:span></text:p>
          </table:table-cell>
          <table:table-cell table:style-name="Table20.C2" office:value-type="string">
            <text:p text:style-name="P281">Missing/<text:span text:style-name="T57">invalid </text:span>Authorization</text:p>
          </table:table-cell>
        </table:table-row>
        <table:table-row>
          <table:table-cell table:style-name="Table20.A2" office:value-type="string">
            <text:p text:style-name="P291">Failure</text:p>
          </table:table-cell>
          <table:table-cell table:style-name="Table20.A2" office:value-type="string">
            <text:p text:style-name="P291">403 Forbidden</text:p>
          </table:table-cell>
          <table:table-cell table:style-name="Table20.C2" office:value-type="string">
            <text:p text:style-name="P303">No access</text:p>
          </table:table-cell>
        </table:table-row>
        <table:table-row>
          <table:table-cell table:style-name="Table20.A2" office:value-type="string">
            <text:p text:style-name="P263">Failure</text:p>
          </table:table-cell>
          <table:table-cell table:style-name="Table20.A2" office:value-type="string">
            <text:p text:style-name="P263">40<text:span text:style-name="T47">5</text:span> <text:span text:style-name="T47">Method Not Allowed</text:span></text:p>
          </table:table-cell>
          <table:table-cell table:style-name="Table20.C2" office:value-type="string">
            <text:p text:style-name="P272">Unsupported Request Method</text:p>
          </table:table-cell>
        </table:table-row>
        <table:table-row>
          <table:table-cell table:style-name="Table20.A2" office:value-type="string">
            <text:p text:style-name="P300">Failure</text:p>
          </table:table-cell>
          <table:table-cell table:style-name="Table20.A2" office:value-type="string">
            <text:p text:style-name="P300">406 Not Acceptable</text:p>
          </table:table-cell>
          <table:table-cell table:style-name="Table20.C2" office:value-type="string">
            <text:p text:style-name="P263">Unsupported Accept MIME type</text:p>
          </table:table-cell>
        </table:table-row>
      </table:table>
      <text:p text:style-name="P160"><text:line-break/>Status 200 OK</text:p>
      <text:p text:style-name="P174">"entities": [</text:p>
      <text:p text:style-name="P174"><text:tab/>{</text:p>
      <text:p text:style-name="P174"><text:s text:c="12"/>"id": 5067792839606272,</text:p>
      <text:p text:style-name="P174"><text:s text:c="12"/>"name": "Rudolph",</text:p>
      <text:p text:style-name="P174"><text:s text:c="12"/>"type": "Sleigh",</text:p>
      <text:p text:style-name="P174"><text:s text:c="12"/>"loads": [],</text:p>
      <text:p text:style-name="P174"><text:s text:c="12"/>"length": 12,</text:p>
      <text:p text:style-name="P174"><text:s text:c="12"/>"owner": "Green",</text:p>
      <text:p text:style-name="P174"><text:s text:c="12"/>"self": "http://final-boats.appspot.com/boats/5067792839606272"</text:p>
      <text:p text:style-name="P174"><text:s text:c="8"/>},</text:p>
      <text:p text:style-name="P174"><text:s text:c="8"/>{</text:p>
      <text:p text:style-name="P174"><text:s text:c="12"/>"id": 5139217877303296,</text:p>
      <text:p text:style-name="P174"><text:s text:c="12"/>"name": "Prancer",</text:p>
      <text:p text:style-name="P174"><text:s text:c="12"/>"type": "Sleigh",</text:p>
      <text:p text:style-name="P174"><text:s text:c="12"/>"loads": [],</text:p>
      <text:p text:style-name="P174"><text:s text:c="12"/>"length": 12,</text:p>
      <text:p text:style-name="P174"><text:s text:c="12"/>"owner": "Green",</text:p>
      <text:p text:style-name="P174"><text:s text:c="12"/>"self": "http://final-boats.appspot.com/boats/5139217877303296"</text:p>
      <text:p text:style-name="P174"><text:soft-page-break/><text:s text:c="8"/>}</text:p>
      <text:p text:style-name="P174"><text:s text:c="4"/>],</text:p>
      <text:p text:style-name="P174"><text:s text:c="4"/>“<text:span text:style-name="T62">total</text:span>”: <text:span text:style-name="T62">2,</text:span></text:p>
      <text:p text:style-name="P174"><text:s text:c="4"/>"next": "https://<text:span text:style-name="T29">{host_url}</text:span>/users/<text:span text:style-name="T66">&lt;user_id&gt;</text:span>/boats?boats?next=CkwSRmoVbX5ib2F0cy1sb2Fkcy1zZXJ2<text:span text:style-name="T30">bHX4bl</text:span>"<text:lin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183" text:outline-level="1"><text:soft-page-break/><text:span text:style-name="T22">Delete</text:span> a Boat</text:h>
      <text:p text:style-name="P5">Allows you to <text:span text:style-name="T24">delete</text:span> a<text:span text:style-name="T4">n existing</text:span> boat.</text:p>
      <table:table table:name="Table8" table:style-name="Table8">
        <table:table-column table:style-name="Table8.A"/>
        <table:table-row>
          <table:table-cell table:style-name="Table8.A1" office:value-type="string">
            <text:p text:style-name="P33"><text:span text:style-name="T22">DELETE</text:span> /<text:span text:style-name="T17">boats</text:span><text:span text:style-name="T5">/</text:span><text:span text:style-name="T10">:</text:span><text:span text:style-name="T11">boat_id</text:span></text:p>
          </table:table-cell>
        </table:table-row>
      </table:table>
      <text:h text:style-name="P195" text:outline-level="3"><text:line-break/><text:span text:style-name="T3">Request</text:span></text:h>
      <text:p text:style-name="P118">Supported MIME Types: <text:line-break/><text:tab/><text:span text:style-name="T8">Accept:</text:span><text:span text:style-name="T6"> application/json</text:span></text:p>
      <text:p text:style-name="P153"><text:span text:style-name="T50">Authorization:</text:span><text:span text:style-name="T49"> </text:span><text:span text:style-name="T50">Required<text:line-break/>Authorization Type: Oauth 2.0/Bearer Token</text:span></text:p>
      <text:p text:style-name="P12">Request Parameters</text:p>
      <table:table table:name="Table10" table:style-name="Table10">
        <table:table-column table:style-name="Table10.A" table:number-columns-repeated="3"/>
        <table:table-column table:style-name="Table10.D"/>
        <table:table-header-rows>
          <table:table-row>
            <table:table-cell table:style-name="Table10.A1" office:value-type="string">
              <text:p text:style-name="P75">Parameter Name</text:p>
            </table:table-cell>
            <table:table-cell table:style-name="Table10.A1" office:value-type="string">
              <text:p text:style-name="P75">Type</text:p>
            </table:table-cell>
            <table:table-cell table:style-name="Table10.A1" office:value-type="string">
              <text:p text:style-name="P75">Description</text:p>
            </table:table-cell>
            <table:table-cell table:style-name="Table10.D1" office:value-type="string">
              <text:p text:style-name="P75">Required</text:p>
            </table:table-cell>
          </table:table-row>
        </table:table-header-rows>
        <table:table-row>
          <table:table-cell table:style-name="Table10.A2" office:value-type="string">
            <text:p text:style-name="P44">boat_id</text:p>
          </table:table-cell>
          <table:table-cell table:style-name="Table10.A2" office:value-type="string">
            <text:p text:style-name="P44">String</text:p>
          </table:table-cell>
          <table:table-cell table:style-name="Table10.A2" office:value-type="string">
            <text:p text:style-name="P44">ID of boat</text:p>
          </table:table-cell>
          <table:table-cell table:style-name="Table10.D2" office:value-type="string">
            <text:p text:style-name="P44">Yes</text:p>
          </table:table-cell>
        </table:table-row>
      </table:table>
      <text:p text:style-name="P12"/>
      <text:p text:style-name="P11">Request Body: <text:span text:style-name="T18">NONE</text:span></text:p>
      <text:h text:style-name="P196" text:outline-level="3">Response</text:h>
      <text:p text:style-name="P5">Response Body: <text:span text:style-name="T23">NONE</text:span></text:p>
      <table:table table:name="Table11" table:style-name="Table11">
        <table:table-column table:style-name="Table11.A" table:number-columns-repeated="3"/>
        <table:table-header-rows>
          <table:table-row>
            <table:table-cell table:style-name="Table11.A1" office:value-type="string">
              <text:p text:style-name="P71">Outcome</text:p>
            </table:table-cell>
            <table:table-cell table:style-name="Table11.A1" office:value-type="string">
              <text:p text:style-name="P71">Status Code</text:p>
            </table:table-cell>
            <table:table-cell table:style-name="Table11.C1" office:value-type="string">
              <text:p text:style-name="P71">Notes</text:p>
            </table:table-cell>
          </table:table-row>
        </table:table-header-rows>
        <table:table-row>
          <table:table-cell table:style-name="Table11.A2" office:value-type="string">
            <text:p text:style-name="P40">Success</text:p>
          </table:table-cell>
          <table:table-cell table:style-name="Table11.A2" office:value-type="string">
            <text:p text:style-name="P40">20<text:span text:style-name="T23">4</text:span> <text:span text:style-name="T23">No Content</text:span></text:p>
          </table:table-cell>
          <table:table-cell table:style-name="Table11.C2" office:value-type="string">
            <text:p text:style-name="P50"/>
          </table:table-cell>
        </table:table-row>
        <table:table-row>
          <table:table-cell table:style-name="Table11.A2" office:value-type="string">
            <text:p text:style-name="P53">Failure</text:p>
          </table:table-cell>
          <table:table-cell table:style-name="Table11.A2" office:value-type="string">
            <text:p text:style-name="P53">40<text:span text:style-name="T54">1</text:span> <text:span text:style-name="T54">Unauthorized</text:span></text:p>
          </table:table-cell>
          <table:table-cell table:style-name="Table11.C2" office:value-type="string">
            <text:p text:style-name="P281">Missing/<text:span text:style-name="T57">invalid </text:span>Authorization</text:p>
          </table:table-cell>
        </table:table-row>
        <table:table-row>
          <table:table-cell table:style-name="Table11.A2" office:value-type="string">
            <text:p text:style-name="P291">Failure</text:p>
          </table:table-cell>
          <table:table-cell table:style-name="Table11.A2" office:value-type="string">
            <text:p text:style-name="P291">403 Forbidden</text:p>
          </table:table-cell>
          <table:table-cell table:style-name="Table11.C2" office:value-type="string">
            <text:p text:style-name="P303">No access</text:p>
          </table:table-cell>
        </table:table-row>
        <table:table-row>
          <table:table-cell table:style-name="Table11.A2" office:value-type="string">
            <text:p text:style-name="P40">Failure</text:p>
          </table:table-cell>
          <table:table-cell table:style-name="Table11.A2" office:value-type="string">
            <text:p text:style-name="P40">40<text:span text:style-name="T18">4</text:span> <text:span text:style-name="T67">Not Found</text:span></text:p>
          </table:table-cell>
          <table:table-cell table:style-name="Table11.C2" office:value-type="string">
            <text:p text:style-name="P48">Cannot find boat with id: boat_id</text:p>
          </table:table-cell>
        </table:table-row>
        <table:table-row>
          <table:table-cell table:style-name="Table11.A2" office:value-type="string">
            <text:p text:style-name="P263">Failure</text:p>
          </table:table-cell>
          <table:table-cell table:style-name="Table11.A2" office:value-type="string">
            <text:p text:style-name="P263">40<text:span text:style-name="T47">5</text:span> <text:span text:style-name="T47">Method Not Allowed</text:span></text:p>
          </table:table-cell>
          <table:table-cell table:style-name="Table11.C2" office:value-type="string">
            <text:p text:style-name="P272">Unsupported Request Method</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h text:style-name="P184" text:outline-level="1"><text:soft-page-break/><text:span text:style-name="T31">Update</text:span> <text:span text:style-name="T31">a Boat – Individual Properties</text:span></text:h>
      <text:p text:style-name="P99">Allows you to <text:span text:style-name="T31">update individual properties for boat:&lt;boat_id&gt;</text:span>. </text:p>
      <text:p text:style-name="P99"><text:span text:style-name="T68">This method is one of four available methods to add or remove load(s) from a boat. To add load(s) simply include the load property as an array of existing load id’s and the system will update the corresponding loads as well as the boat. </text:span></text:p>
      <text:p text:style-name="P99"><text:span text:style-name="T68">To delete a load from a boat simply remove a load id from the array. </text:span></text:p>
      <text:p text:style-name="P99"><text:span text:style-name="T68">To remove all loads from a boat set the loads property to an empty array.</text:span></text:p>
      <table:table table:name="Table21" table:style-name="Table21">
        <table:table-column table:style-name="Table21.A"/>
        <table:table-row>
          <table:table-cell table:style-name="Table21.A1" office:value-type="string">
            <text:p text:style-name="P34">P<text:span text:style-name="T25">ATCH</text:span> /boats/:<text:span text:style-name="T25">boat_id</text:span></text:p>
          </table:table-cell>
        </table:table-row>
      </table:table>
      <text:h text:style-name="P197" text:outline-level="3"><text:line-break/><text:span text:style-name="T3">Request</text:span></text:h>
      <text:p text:style-name="P119">Supported MIME Types: <text:line-break/><text:tab/><text:span text:style-name="T8">Accept:</text:span><text:span text:style-name="T6"> application/json<text:line-break/><text:tab/></text:span><text:span text:style-name="T9">Content-Type</text:span><text:span text:style-name="T7">: application/json</text:span></text:p>
      <text:p text:style-name="P154"><text:span text:style-name="T50">Authorization:</text:span><text:span text:style-name="T49"> </text:span><text:span text:style-name="T50">Required<text:line-break/>Authorization Type: Oauth 2.0/Bearer Token</text:span></text:p>
      <text:p text:style-name="P13">Request Parameters: </text:p>
      <table:table table:name="Table24" table:style-name="Table24">
        <table:table-column table:style-name="Table24.A" table:number-columns-repeated="3"/>
        <table:table-column table:style-name="Table24.D"/>
        <table:table-header-rows>
          <table:table-row>
            <table:table-cell table:style-name="Table24.A1" office:value-type="string">
              <text:p text:style-name="P76">Parameter Name</text:p>
            </table:table-cell>
            <table:table-cell table:style-name="Table24.A1" office:value-type="string">
              <text:p text:style-name="P76">Type</text:p>
            </table:table-cell>
            <table:table-cell table:style-name="Table24.A1" office:value-type="string">
              <text:p text:style-name="P76">Description</text:p>
            </table:table-cell>
            <table:table-cell table:style-name="Table24.D1" office:value-type="string">
              <text:p text:style-name="P76">Required</text:p>
            </table:table-cell>
          </table:table-row>
        </table:table-header-rows>
        <table:table-row>
          <table:table-cell table:style-name="Table24.A2" office:value-type="string">
            <text:p text:style-name="P45"><text:span text:style-name="T25">boat</text:span>_id</text:p>
          </table:table-cell>
          <table:table-cell table:style-name="Table24.A2" office:value-type="string">
            <text:p text:style-name="P45">String</text:p>
          </table:table-cell>
          <table:table-cell table:style-name="Table24.A2" office:value-type="string">
            <text:p text:style-name="P45">ID of <text:span text:style-name="T25">boat</text:span> <text:span text:style-name="T25">to manage</text:span></text:p>
          </table:table-cell>
          <table:table-cell table:style-name="Table24.D2" office:value-type="string">
            <text:p text:style-name="P45">Yes</text:p>
          </table:table-cell>
        </table:table-row>
      </table:table>
      <text:p text:style-name="P14"/>
      <text:p text:style-name="P14">Request Body: Required</text:p>
      <text:p text:style-name="P6">Request Body Format: <text:span text:style-name="T1">JSON</text:span></text:p>
      <text:p text:style-name="P16">Required JSON Attributes:</text:p>
      <table:table table:name="Table22" table:style-name="Table22">
        <table:table-column table:style-name="Table22.A" table:number-columns-repeated="3"/>
        <table:table-column table:style-name="Table22.D"/>
        <table:table-header-rows>
          <table:table-row>
            <table:table-cell table:style-name="Table22.A1" office:value-type="string">
              <text:p text:style-name="P66">Property Name</text:p>
            </table:table-cell>
            <table:table-cell table:style-name="Table22.A1" office:value-type="string">
              <text:p text:style-name="P66">Property Type</text:p>
            </table:table-cell>
            <table:table-cell table:style-name="Table22.A1" office:value-type="string">
              <text:p text:style-name="P66">Description</text:p>
            </table:table-cell>
            <table:table-cell table:style-name="Table22.D1" office:value-type="string">
              <text:p text:style-name="P66">Required</text:p>
            </table:table-cell>
          </table:table-row>
        </table:table-header-rows>
        <table:table-row>
          <table:table-cell table:style-name="Table22.A2" office:value-type="string">
            <text:p text:style-name="P57">name</text:p>
          </table:table-cell>
          <table:table-cell table:style-name="Table22.A2" office:value-type="string">
            <text:p text:style-name="P57">String</text:p>
          </table:table-cell>
          <table:table-cell table:style-name="Table22.A2" office:value-type="string">
            <text:p text:style-name="P57">New name for boat</text:p>
          </table:table-cell>
          <table:table-cell table:style-name="Table22.D2" office:value-type="string">
            <text:p text:style-name="P57">No</text:p>
          </table:table-cell>
        </table:table-row>
        <table:table-row>
          <table:table-cell table:style-name="Table22.A2" office:value-type="string">
            <text:p text:style-name="P57">type</text:p>
          </table:table-cell>
          <table:table-cell table:style-name="Table22.A2" office:value-type="string">
            <text:p text:style-name="P57">String</text:p>
          </table:table-cell>
          <table:table-cell table:style-name="Table22.A2" office:value-type="string">
            <text:p text:style-name="P57">New type of boat</text:p>
          </table:table-cell>
          <table:table-cell table:style-name="Table22.D2" office:value-type="string">
            <text:p text:style-name="P57">No</text:p>
          </table:table-cell>
        </table:table-row>
        <table:table-row>
          <table:table-cell table:style-name="Table22.A2" office:value-type="string">
            <text:p text:style-name="P57">Length</text:p>
          </table:table-cell>
          <table:table-cell table:style-name="Table22.A2" office:value-type="string">
            <text:p text:style-name="P57">Integer</text:p>
          </table:table-cell>
          <table:table-cell table:style-name="Table22.A2" office:value-type="string">
            <text:p text:style-name="P57">New length of boat</text:p>
          </table:table-cell>
          <table:table-cell table:style-name="Table22.D2" office:value-type="string">
            <text:p text:style-name="P57">No</text:p>
          </table:table-cell>
        </table:table-row>
        <table:table-row>
          <table:table-cell table:style-name="Table22.A2" office:value-type="string">
            <text:p text:style-name="P309">Loads</text:p>
          </table:table-cell>
          <table:table-cell table:style-name="Table22.A2" office:value-type="string">
            <text:p text:style-name="P309">Array of strings</text:p>
          </table:table-cell>
          <table:table-cell table:style-name="Table22.A2" office:value-type="string">
            <text:p text:style-name="P309">List of load id’s to add</text:p>
          </table:table-cell>
          <table:table-cell table:style-name="Table22.D2" office:value-type="string">
            <text:p text:style-name="P309">No, <text:span text:style-name="T69">may be empty</text:span></text:p>
          </table:table-cell>
        </table:table-row>
      </table:table>
      <text:p text:style-name="P18"><text:line-break/>Request Body Example</text:p>
      <text:p text:style-name="P87">{<text:line-break/><text:tab/>“<text:span text:style-name="T32">name”: “New name”,<text:line-break/><text:tab/>“length”: 10,<text:line-break/><text:tab/>“type”: “New type”,<text:line-break/><text:tab/>“loads”: [“&lt;load_id&gt;”, “&lt;load_id&gt;”]</text:span><text:line-break/>}</text:p>
      <text:h text:style-name="P197" text:outline-level="3"><text:soft-page-break/>Response</text:h>
      <text:p text:style-name="P6">Response Body Format: <text:s/>JSON</text:p>
      <text:p text:style-name="P6">Response Statuses</text:p>
      <table:table table:name="Table23" table:style-name="Table23">
        <table:table-column table:style-name="Table23.A" table:number-columns-repeated="3"/>
        <table:table-header-rows>
          <table:table-row>
            <table:table-cell table:style-name="Table23.A1" office:value-type="string">
              <text:p text:style-name="P72">Outcome</text:p>
            </table:table-cell>
            <table:table-cell table:style-name="Table23.A1" office:value-type="string">
              <text:p text:style-name="P72">Status Code</text:p>
            </table:table-cell>
            <table:table-cell table:style-name="Table23.C1" office:value-type="string">
              <text:p text:style-name="P72">Notes</text:p>
            </table:table-cell>
          </table:table-row>
        </table:table-header-rows>
        <table:table-row>
          <table:table-cell table:style-name="Table23.A2" office:value-type="string">
            <text:p text:style-name="P41">Success</text:p>
          </table:table-cell>
          <table:table-cell table:style-name="Table23.A2" office:value-type="string">
            <text:p text:style-name="P41">20<text:span text:style-name="T26">0</text:span> <text:span text:style-name="T26">OK</text:span></text:p>
          </table:table-cell>
          <table:table-cell table:style-name="Table23.C2" office:value-type="string">
            <text:p text:style-name="P52"/>
          </table:table-cell>
        </table:table-row>
        <table:table-row>
          <table:table-cell table:style-name="Table23.A2" office:value-type="string">
            <text:p text:style-name="P314">Failure</text:p>
          </table:table-cell>
          <table:table-cell table:style-name="Table23.A2" office:value-type="string">
            <text:p text:style-name="P314">400 Bad request</text:p>
          </table:table-cell>
          <table:table-cell table:style-name="Table23.C2" office:value-type="string">
            <text:p text:style-name="P314">Missing or malformed <text:span text:style-name="T75">body</text:span></text:p>
          </table:table-cell>
        </table:table-row>
        <table:table-row>
          <table:table-cell table:style-name="Table23.A2" office:value-type="string">
            <text:p text:style-name="P53">Failure</text:p>
          </table:table-cell>
          <table:table-cell table:style-name="Table23.A2" office:value-type="string">
            <text:p text:style-name="P53">40<text:span text:style-name="T54">1</text:span> <text:span text:style-name="T54">Unauthorized</text:span></text:p>
          </table:table-cell>
          <table:table-cell table:style-name="Table23.C2" office:value-type="string">
            <text:p text:style-name="P281">Missing/<text:span text:style-name="T57">invalid </text:span>Authorization</text:p>
          </table:table-cell>
        </table:table-row>
        <table:table-row>
          <table:table-cell table:style-name="Table23.A2" office:value-type="string">
            <text:p text:style-name="P291">Failure</text:p>
          </table:table-cell>
          <table:table-cell table:style-name="Table23.A2" office:value-type="string">
            <text:p text:style-name="P291">403 Forbidden</text:p>
          </table:table-cell>
          <table:table-cell table:style-name="Table23.C2" office:value-type="string">
            <text:p text:style-name="P303">No access</text:p>
          </table:table-cell>
        </table:table-row>
        <table:table-row>
          <table:table-cell table:style-name="Table23.A2" office:value-type="string">
            <text:p text:style-name="P41">Failure</text:p>
          </table:table-cell>
          <table:table-cell table:style-name="Table23.A2" office:value-type="string">
            <text:p text:style-name="P41">40<text:span text:style-name="T33">4</text:span> <text:span text:style-name="T70">Not Found</text:span></text:p>
          </table:table-cell>
          <table:table-cell table:style-name="Table23.C2" office:value-type="string">
            <text:p text:style-name="P59">Cannot find boat with <text:span text:style-name="T70">&lt;</text:span>boat_id<text:span text:style-name="T70">&gt;</text:span>, <text:span text:style-name="T70">or load with &lt;load_id&gt;</text:span></text:p>
          </table:table-cell>
        </table:table-row>
        <table:table-row>
          <table:table-cell table:style-name="Table23.A2" office:value-type="string">
            <text:p text:style-name="P263">Failure</text:p>
          </table:table-cell>
          <table:table-cell table:style-name="Table23.A2" office:value-type="string">
            <text:p text:style-name="P263">40<text:span text:style-name="T47">5</text:span> <text:span text:style-name="T47">Method Not Allowed</text:span></text:p>
          </table:table-cell>
          <table:table-cell table:style-name="Table23.C2" office:value-type="string">
            <text:p text:style-name="P272">Unsupported Request Method</text:p>
          </table:table-cell>
        </table:table-row>
        <table:table-row>
          <table:table-cell table:style-name="Table23.A2" office:value-type="string">
            <text:p text:style-name="P59">Failure</text:p>
          </table:table-cell>
          <table:table-cell table:style-name="Table23.A2" office:value-type="string">
            <text:p text:style-name="P59">406 Not Acceptable</text:p>
          </table:table-cell>
          <table:table-cell table:style-name="Table23.C2" office:value-type="string">
            <text:p text:style-name="P59">Unsupported Accept MIME type</text:p>
          </table:table-cell>
        </table:table-row>
      </table:table>
      <text:p text:style-name="P22"/>
      <text:p text:style-name="P23">Example Response <text:span text:style-name="T71">200 OK</text:span></text:p>
      <text:p text:style-name="P91">{<text:line-break/> <text:s text:c="3"/>"owner_id": "5076495651307520",<text:line-break/> <text:s text:c="3"/>"owner": "Green",<text:line-break/> <text:s text:c="3"/>"name": "New Name",<text:line-break/> <text:s text:c="3"/>"type": "New Type",<text:line-break/> <text:s text:c="3"/>"loads": [<text:line-break/> <text:s text:c="7"/>"5630121163620352",<text:line-break/> <text:s text:c="7"/>"5630742793027584"<text:line-break/> <text:s text:c="3"/>],<text:line-break/> <text:s text:c="3"/>"length": 10,<text:line-break/> <text:s text:c="3"/>"id": 5067792839606272,<text:line-break/> <text:s text:c="3"/>"self": "http://final-boats.appspot.com/boats/5067792839606272"</text:p>
      <text:p text:style-name="P91">}</text:p>
      <text:p text:style-name="P23"/>
      <text:p text:style-name="P23"/>
      <text:p text:style-name="P23"/>
      <text:p text:style-name="P23"/>
      <text:p text:style-name="P23"/>
      <text:p text:style-name="P23"/>
      <text:p text:style-name="P23"/>
      <text:p text:style-name="P23"/>
      <text:p text:style-name="P23"/>
      <text:p text:style-name="P23"/>
      <text:h text:style-name="P185" text:outline-level="1"><text:soft-page-break/><text:span text:style-name="T34">Replace</text:span> <text:span text:style-name="T31">a Boat – All properties</text:span></text:h>
      <text:p text:style-name="P7">Allows you to <text:span text:style-name="T35">replace all properties for boat:boat_id</text:span>.</text:p>
      <text:p text:style-name="P163">This is the second method for <text:span text:style-name="T74">adding or removing loads from a boat. If loads is </text:span>an empty array<text:span text:style-name="T74">, then all loads will be removed from the boat and the system will be updated.</text:span></text:p>
      <table:table table:name="Table12" table:style-name="Table12">
        <table:table-column table:style-name="Table12.A"/>
        <table:table-row>
          <table:table-cell table:style-name="Table12.A1" office:value-type="string">
            <text:p text:style-name="P35">P<text:span text:style-name="T35">UT</text:span> /boats/:<text:span text:style-name="T25">boat_id</text:span></text:p>
          </table:table-cell>
        </table:table-row>
      </table:table>
      <text:h text:style-name="P198" text:outline-level="3"><text:line-break/><text:span text:style-name="T3">Request</text:span></text:h>
      <text:p text:style-name="P120">Supported MIME Types: <text:line-break/><text:tab/><text:span text:style-name="T8">Accept:</text:span><text:span text:style-name="T6"> application/json<text:line-break/><text:tab/></text:span><text:span text:style-name="T9">Content-Type</text:span><text:span text:style-name="T7">: application/json<text:line-break/></text:span><text:span text:style-name="T15">Authorization:</text:span><text:span text:style-name="T16"> </text:span><text:span text:style-name="T15">Required<text:line-break/>Authorization Type: Oauth 2.0/Bearer Token</text:span></text:p>
      <text:p text:style-name="P15">Request Parameters: </text:p>
      <table:table table:name="Table13" table:style-name="Table13">
        <table:table-column table:style-name="Table13.A" table:number-columns-repeated="3"/>
        <table:table-column table:style-name="Table13.D"/>
        <table:table-header-rows>
          <table:table-row>
            <table:table-cell table:style-name="Table13.A1" office:value-type="string">
              <text:p text:style-name="P77">Parameter Name</text:p>
            </table:table-cell>
            <table:table-cell table:style-name="Table13.A1" office:value-type="string">
              <text:p text:style-name="P77">Type</text:p>
            </table:table-cell>
            <table:table-cell table:style-name="Table13.A1" office:value-type="string">
              <text:p text:style-name="P77">Description</text:p>
            </table:table-cell>
            <table:table-cell table:style-name="Table13.D1" office:value-type="string">
              <text:p text:style-name="P77">Required</text:p>
            </table:table-cell>
          </table:table-row>
        </table:table-header-rows>
        <table:table-row>
          <table:table-cell table:style-name="Table13.A2" office:value-type="string">
            <text:p text:style-name="P46"><text:span text:style-name="T25">boat</text:span>_id</text:p>
          </table:table-cell>
          <table:table-cell table:style-name="Table13.A2" office:value-type="string">
            <text:p text:style-name="P46">String</text:p>
          </table:table-cell>
          <table:table-cell table:style-name="Table13.A2" office:value-type="string">
            <text:p text:style-name="P46">ID of <text:span text:style-name="T25">boat</text:span> <text:span text:style-name="T25">to manage</text:span></text:p>
          </table:table-cell>
          <table:table-cell table:style-name="Table13.D2" office:value-type="string">
            <text:p text:style-name="P46">Yes</text:p>
          </table:table-cell>
        </table:table-row>
      </table:table>
      <text:p text:style-name="P15"/>
      <text:p text:style-name="P15">Request Body: Required</text:p>
      <text:p text:style-name="P7">Request Body Format: <text:span text:style-name="T1">JSON</text:span></text:p>
      <text:p text:style-name="P17">Required JSON Attributes:</text:p>
      <table:table table:name="Table14" table:style-name="Table14">
        <table:table-column table:style-name="Table14.A" table:number-columns-repeated="3"/>
        <table:table-column table:style-name="Table14.D"/>
        <table:table-header-rows>
          <table:table-row>
            <table:table-cell table:style-name="Table14.A1" office:value-type="string">
              <text:p text:style-name="P67">Property Name</text:p>
            </table:table-cell>
            <table:table-cell table:style-name="Table14.A1" office:value-type="string">
              <text:p text:style-name="P67">Property Type</text:p>
            </table:table-cell>
            <table:table-cell table:style-name="Table14.A1" office:value-type="string">
              <text:p text:style-name="P67">Description</text:p>
            </table:table-cell>
            <table:table-cell table:style-name="Table14.D1" office:value-type="string">
              <text:p text:style-name="P67">Required</text:p>
            </table:table-cell>
          </table:table-row>
        </table:table-header-rows>
        <table:table-row>
          <table:table-cell table:style-name="Table14.A2" office:value-type="string">
            <text:p text:style-name="P58">name</text:p>
          </table:table-cell>
          <table:table-cell table:style-name="Table14.A2" office:value-type="string">
            <text:p text:style-name="P58">String</text:p>
          </table:table-cell>
          <table:table-cell table:style-name="Table14.A2" office:value-type="string">
            <text:p text:style-name="P58">New name for boat</text:p>
          </table:table-cell>
          <table:table-cell table:style-name="Table14.D2" office:value-type="string">
            <text:p text:style-name="P61">Yes</text:p>
          </table:table-cell>
        </table:table-row>
        <table:table-row>
          <table:table-cell table:style-name="Table14.A2" office:value-type="string">
            <text:p text:style-name="P58">type</text:p>
          </table:table-cell>
          <table:table-cell table:style-name="Table14.A2" office:value-type="string">
            <text:p text:style-name="P58">String</text:p>
          </table:table-cell>
          <table:table-cell table:style-name="Table14.A2" office:value-type="string">
            <text:p text:style-name="P58">New type of boat</text:p>
          </table:table-cell>
          <table:table-cell table:style-name="Table14.D2" office:value-type="string">
            <text:p text:style-name="P61">Yes</text:p>
          </table:table-cell>
        </table:table-row>
        <table:table-row>
          <table:table-cell table:style-name="Table14.A2" office:value-type="string">
            <text:p text:style-name="P58"><text:span text:style-name="T72">l</text:span>ength</text:p>
          </table:table-cell>
          <table:table-cell table:style-name="Table14.A2" office:value-type="string">
            <text:p text:style-name="P58">Integer</text:p>
          </table:table-cell>
          <table:table-cell table:style-name="Table14.A2" office:value-type="string">
            <text:p text:style-name="P58">New length of boat</text:p>
          </table:table-cell>
          <table:table-cell table:style-name="Table14.D2" office:value-type="string">
            <text:p text:style-name="P61">Yes</text:p>
          </table:table-cell>
        </table:table-row>
        <table:table-row>
          <table:table-cell table:style-name="Table14.A2" office:value-type="string">
            <text:p text:style-name="P313">Loads</text:p>
          </table:table-cell>
          <table:table-cell table:style-name="Table14.A2" office:value-type="string">
            <text:p text:style-name="P313">Array of strings</text:p>
          </table:table-cell>
          <table:table-cell table:style-name="Table14.A2" office:value-type="string">
            <text:p text:style-name="P313">List of load id’s</text:p>
          </table:table-cell>
          <table:table-cell table:style-name="Table14.D2" office:value-type="string">
            <text:p text:style-name="P313">Yes, <text:span text:style-name="T73">may be empty list</text:span></text:p>
          </table:table-cell>
        </table:table-row>
      </table:table>
      <text:p text:style-name="P19"><text:line-break/>Request Body Example</text:p>
      <text:p text:style-name="P24">{<text:line-break/><text:tab/>“<text:span text:style-name="T32">name”: “Newer name”,<text:line-break/><text:tab/>“type”: “Newer type”,<text:line-break/><text:tab/>“length”: 20,<text:line-break/><text:tab/>“loads”: []</text:span><text:line-break/>}</text:p>
      <text:h text:style-name="P198" text:outline-level="3">Response</text:h>
      <text:p text:style-name="P7">Response Body: <text:span text:style-name="T36">NONE</text:span></text:p>
      <text:p text:style-name="P28"><text:soft-page-break/>Response Headers: “Location”: “{<text:span text:style-name="T37">URL </text:span>of updated boat}” </text:p>
      <text:p text:style-name="P7">Response Statuses</text:p>
      <table:table table:name="Table15" table:style-name="Table15">
        <table:table-column table:style-name="Table15.A" table:number-columns-repeated="3"/>
        <table:table-header-rows>
          <table:table-row>
            <table:table-cell table:style-name="Table15.A1" office:value-type="string">
              <text:p text:style-name="P73">Outcome</text:p>
            </table:table-cell>
            <table:table-cell table:style-name="Table15.A1" office:value-type="string">
              <text:p text:style-name="P73">Status Code</text:p>
            </table:table-cell>
            <table:table-cell table:style-name="Table15.C1" office:value-type="string">
              <text:p text:style-name="P73">Notes</text:p>
            </table:table-cell>
          </table:table-row>
        </table:table-header-rows>
        <table:table-row>
          <table:table-cell table:style-name="Table15.A2" office:value-type="string">
            <text:p text:style-name="P42">Success</text:p>
          </table:table-cell>
          <table:table-cell table:style-name="Table15.A2" office:value-type="string">
            <text:p text:style-name="P42"><text:span text:style-name="T38">303</text:span> <text:span text:style-name="T38">See Other</text:span></text:p>
          </table:table-cell>
          <table:table-cell table:style-name="Table15.C2" office:value-type="string">
            <text:p text:style-name="P62">Link to boat in Location header</text:p>
          </table:table-cell>
        </table:table-row>
        <table:table-row>
          <table:table-cell table:style-name="Table15.A2" office:value-type="string">
            <text:p text:style-name="P62">Failure</text:p>
          </table:table-cell>
          <table:table-cell table:style-name="Table15.A2" office:value-type="string">
            <text:p text:style-name="P62">400 Bad Request</text:p>
          </table:table-cell>
          <table:table-cell table:style-name="Table15.C2" office:value-type="string">
            <text:p text:style-name="P63">Missing <text:span text:style-name="T76">or malformed body</text:span></text:p>
          </table:table-cell>
        </table:table-row>
        <table:table-row>
          <table:table-cell table:style-name="Table15.A2" office:value-type="string">
            <text:p text:style-name="P53">Failure</text:p>
          </table:table-cell>
          <table:table-cell table:style-name="Table15.A2" office:value-type="string">
            <text:p text:style-name="P53">40<text:span text:style-name="T54">1</text:span> <text:span text:style-name="T54">Unauthorized</text:span></text:p>
          </table:table-cell>
          <table:table-cell table:style-name="Table15.C2" office:value-type="string">
            <text:p text:style-name="P281">Missing/<text:span text:style-name="T57">invalid </text:span>Authorization</text:p>
          </table:table-cell>
        </table:table-row>
        <table:table-row>
          <table:table-cell table:style-name="Table15.A2" office:value-type="string">
            <text:p text:style-name="P291">Failure</text:p>
          </table:table-cell>
          <table:table-cell table:style-name="Table15.A2" office:value-type="string">
            <text:p text:style-name="P291">403 Forbidden</text:p>
          </table:table-cell>
          <table:table-cell table:style-name="Table15.C2" office:value-type="string">
            <text:p text:style-name="P303">No access</text:p>
          </table:table-cell>
        </table:table-row>
        <table:table-row>
          <table:table-cell table:style-name="Table15.A2" office:value-type="string">
            <text:p text:style-name="P42">Failure</text:p>
          </table:table-cell>
          <table:table-cell table:style-name="Table15.A2" office:value-type="string">
            <text:p text:style-name="P42">40<text:span text:style-name="T33">4</text:span> <text:span text:style-name="T38">Not Found</text:span></text:p>
          </table:table-cell>
          <table:table-cell table:style-name="Table15.C2" office:value-type="string">
            <text:p text:style-name="P60">Cannot find boat with boat_id</text:p>
          </table:table-cell>
        </table:table-row>
        <table:table-row>
          <table:table-cell table:style-name="Table15.A2" office:value-type="string">
            <text:p text:style-name="P64">Failure</text:p>
          </table:table-cell>
          <table:table-cell table:style-name="Table15.A2" office:value-type="string">
            <text:p text:style-name="P64">405 Method Not Allowed</text:p>
          </table:table-cell>
          <table:table-cell table:style-name="Table15.C2" office:value-type="string">
            <text:p text:style-name="P273">Unsupported Request Method</text:p>
          </table:table-cell>
        </table:table-row>
        <table:table-row>
          <table:table-cell table:style-name="Table15.A2" office:value-type="string">
            <text:p text:style-name="P60">Failure</text:p>
          </table:table-cell>
          <table:table-cell table:style-name="Table15.A2" office:value-type="string">
            <text:p text:style-name="P60">406 Not Acceptable</text:p>
          </table:table-cell>
          <table:table-cell table:style-name="Table15.C2" office:value-type="string">
            <text:p text:style-name="P60">Unsupported Accept MIME type</text:p>
          </table:table-cell>
        </table:table-row>
      </table:table>
      <text:p text:style-name="P81"/>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190" text:outline-level="1"><text:soft-page-break/>Create a <text:span text:style-name="T77">Load</text:span></text:h>
      <text:p text:style-name="P102">Allows you to create a new <text:span text:style-name="T77">load</text:span>. </text:p>
      <text:p text:style-name="P102"><text:span text:style-name="T80">This is the third way to add a load to a boat. By including the boat property and the id of a boat, the load will created and the specified boat will have the load’s id added to the boat’s loads array.</text:span></text:p>
      <text:p text:style-name="P165">The boat <text:span text:style-name="T81">property</text:span> is optional and may be omitted. The load will be created without a boat.</text:p>
      <table:table table:name="Table25" table:style-name="Table25">
        <table:table-column table:style-name="Table25.A"/>
        <table:table-row>
          <table:table-cell table:style-name="Table25.A1" office:value-type="string">
            <text:p text:style-name="P229">POST /<text:span text:style-name="T78">loads</text:span></text:p>
          </table:table-cell>
        </table:table-row>
      </table:table>
      <text:h text:style-name="P202" text:outline-level="3"><text:line-break/><text:span text:style-name="T3">Request</text:span></text:h>
      <text:p text:style-name="P121">Supported MIME Types: <text:line-break/><text:tab/><text:span text:style-name="T8">Accept:</text:span><text:span text:style-name="T6"> application/json<text:line-break/><text:tab/></text:span><text:span text:style-name="T8">Content-type:</text:span><text:span text:style-name="T6"> application/json</text:span></text:p>
      <text:p text:style-name="P155"><text:span text:style-name="T50">Authorization:</text:span><text:span text:style-name="T49"> </text:span><text:span text:style-name="T50">Required<text:line-break/>Authorization Type: Oauth 2.0/Bearer Token</text:span></text:p>
      <text:p text:style-name="P131">Request Parameters: NONE</text:p>
      <text:p text:style-name="P131">Request Body: Required</text:p>
      <text:p text:style-name="P101">Request Body Format: <text:span text:style-name="T1">JSON</text:span></text:p>
      <table:table table:name="Table26" table:style-name="Table26">
        <table:table-column table:style-name="Table26.A" table:number-columns-repeated="3"/>
        <table:table-column table:style-name="Table26.D"/>
        <table:table-header-rows>
          <table:table-row>
            <table:table-cell table:style-name="Table26.A1" office:value-type="string">
              <text:p text:style-name="P209">Property Name</text:p>
            </table:table-cell>
            <table:table-cell table:style-name="Table26.A1" office:value-type="string">
              <text:p text:style-name="P209">Property Type</text:p>
            </table:table-cell>
            <table:table-cell table:style-name="Table26.A1" office:value-type="string">
              <text:p text:style-name="P209">Description</text:p>
            </table:table-cell>
            <table:table-cell table:style-name="Table26.D1" office:value-type="string">
              <text:p text:style-name="P209">Required</text:p>
            </table:table-cell>
          </table:table-row>
        </table:table-header-rows>
        <table:table-row>
          <table:table-cell table:style-name="Table26.A2" office:value-type="string">
            <text:p text:style-name="P319">weight</text:p>
          </table:table-cell>
          <table:table-cell table:style-name="Table26.A2" office:value-type="string">
            <text:p text:style-name="P319">Integer</text:p>
          </table:table-cell>
          <table:table-cell table:style-name="Table26.A2" office:value-type="string">
            <text:p text:style-name="P236">The <text:span text:style-name="T79">weight of the load</text:span></text:p>
          </table:table-cell>
          <table:table-cell table:style-name="Table26.D2" office:value-type="string">
            <text:p text:style-name="P236">Yes</text:p>
          </table:table-cell>
        </table:table-row>
        <table:table-row>
          <table:table-cell table:style-name="Table26.A2" office:value-type="string">
            <text:p text:style-name="P319">Content</text:p>
          </table:table-cell>
          <table:table-cell table:style-name="Table26.A2" office:value-type="string">
            <text:p text:style-name="P236">Strin<text:span text:style-name="T79">g</text:span></text:p>
          </table:table-cell>
          <table:table-cell table:style-name="Table26.A2" office:value-type="string">
            <text:p text:style-name="P319">The content of the load</text:p>
          </table:table-cell>
          <table:table-cell table:style-name="Table26.D2" office:value-type="string">
            <text:p text:style-name="P236">Yes</text:p>
          </table:table-cell>
        </table:table-row>
        <table:table-row>
          <table:table-cell table:style-name="Table26.A2" office:value-type="string">
            <text:p text:style-name="P319">delivery_date</text:p>
          </table:table-cell>
          <table:table-cell table:style-name="Table26.A2" office:value-type="string">
            <text:p text:style-name="P319">String</text:p>
          </table:table-cell>
          <table:table-cell table:style-name="Table26.A2" office:value-type="string">
            <text:p text:style-name="P319">Load delivery date</text:p>
          </table:table-cell>
          <table:table-cell table:style-name="Table26.D2" office:value-type="string">
            <text:p text:style-name="P236">Yes</text:p>
          </table:table-cell>
        </table:table-row>
        <table:table-row>
          <table:table-cell table:style-name="Table26.A2" office:value-type="string">
            <text:p text:style-name="P319">Boat</text:p>
          </table:table-cell>
          <table:table-cell table:style-name="Table26.A2" office:value-type="string">
            <text:p text:style-name="P319">String</text:p>
          </table:table-cell>
          <table:table-cell table:style-name="Table26.A2" office:value-type="string">
            <text:p text:style-name="P319">The id of a boat</text:p>
          </table:table-cell>
          <table:table-cell table:style-name="Table26.D2" office:value-type="string">
            <text:p text:style-name="P319">No</text:p>
          </table:table-cell>
        </table:table-row>
      </table:table>
      <text:p text:style-name="P138"><text:line-break/>Request Body Example</text:p>
      <text:p text:style-name="P88">{</text:p>
      <text:p text:style-name="P88"><text:tab/>"weight": 20,<text:line-break/> <text:s text:c="5"/>"content": "100 Hamstrs",<text:line-break/> <text:s text:c="5"/>"delivery_date": "4/20/2020",<text:line-break/> <text:s text:c="5"/>"boat": "5139217877303296"<text:line-break/>}</text:p>
      <text:h text:style-name="P202" text:outline-level="3">Response</text:h>
      <text:p text:style-name="P101">Response Body Format: <text:s/>JSON</text:p>
      <text:p text:style-name="P101">Response Statuses</text:p>
      <table:table table:name="Table27" table:style-name="Table27">
        <table:table-column table:style-name="Table27.A"/>
        <table:table-column table:style-name="Table27.B"/>
        <table:table-column table:style-name="Table27.C"/>
        <table:table-header-rows>
          <text:soft-page-break/>
          <table:table-row>
            <table:table-cell table:style-name="Table27.A1" office:value-type="string">
              <text:p text:style-name="P214">Outcome</text:p>
            </table:table-cell>
            <table:table-cell table:style-name="Table27.A1" office:value-type="string">
              <text:p text:style-name="P214">Status Code</text:p>
            </table:table-cell>
            <table:table-cell table:style-name="Table27.C1" office:value-type="string">
              <text:p text:style-name="P214">Notes</text:p>
            </table:table-cell>
          </table:table-row>
        </table:table-header-rows>
        <table:table-row>
          <table:table-cell table:style-name="Table27.A2" office:value-type="string">
            <text:p text:style-name="P239">Success</text:p>
          </table:table-cell>
          <table:table-cell table:style-name="Table27.A2" office:value-type="string">
            <text:p text:style-name="P239">201 Created</text:p>
          </table:table-cell>
          <table:table-cell table:style-name="Table27.C2" office:value-type="string">
            <text:p text:style-name="P318"/>
          </table:table-cell>
        </table:table-row>
        <table:table-row>
          <table:table-cell table:style-name="Table27.A2" office:value-type="string">
            <text:p text:style-name="P239">Failure</text:p>
          </table:table-cell>
          <table:table-cell table:style-name="Table27.A2" office:value-type="string">
            <text:p text:style-name="P239">400 Bad Request</text:p>
          </table:table-cell>
          <table:table-cell table:style-name="Table27.C2" office:value-type="string">
            <text:p text:style-name="P239">Body is missing <text:span text:style-name="T54">or contains a malformed</text:span> required attributes.<text:span text:style-name="T28"><text:line-break/></text:span></text:p>
          </table:table-cell>
        </table:table-row>
        <table:table-row>
          <table:table-cell table:style-name="Table27.A2" office:value-type="string">
            <text:p text:style-name="P247">Failure</text:p>
          </table:table-cell>
          <table:table-cell table:style-name="Table27.A2" office:value-type="string">
            <text:p text:style-name="P247">40<text:span text:style-name="T54">1</text:span> <text:span text:style-name="T54">Unauthorized</text:span></text:p>
          </table:table-cell>
          <table:table-cell table:style-name="Table27.C2" office:value-type="string">
            <text:p text:style-name="P282">Missing Authorization token</text:p>
          </table:table-cell>
        </table:table-row>
        <table:table-row>
          <table:table-cell table:style-name="Table27.A2" office:value-type="string">
            <text:p text:style-name="P320">Failure</text:p>
          </table:table-cell>
          <table:table-cell table:style-name="Table27.A2" office:value-type="string">
            <text:p text:style-name="P320">404 Not Found</text:p>
          </table:table-cell>
          <table:table-cell table:style-name="Table27.C2" office:value-type="string">
            <text:p text:style-name="P320">The boat cannot be found</text:p>
          </table:table-cell>
        </table:table-row>
        <table:table-row>
          <table:table-cell table:style-name="Table27.A2" office:value-type="string">
            <text:p text:style-name="P264">Failure</text:p>
          </table:table-cell>
          <table:table-cell table:style-name="Table27.A2" office:value-type="string">
            <text:p text:style-name="P264">40<text:span text:style-name="T47">5</text:span> <text:span text:style-name="T47">Method Not Allowed</text:span></text:p>
          </table:table-cell>
          <table:table-cell table:style-name="Table27.C2" office:value-type="string">
            <text:p text:style-name="P274">Unsupported Request Method</text:p>
          </table:table-cell>
        </table:table-row>
        <table:table-row>
          <table:table-cell table:style-name="Table27.A2" office:value-type="string">
            <text:p text:style-name="P290">Failure</text:p>
          </table:table-cell>
          <table:table-cell table:style-name="Table27.A2" office:value-type="string">
            <text:p text:style-name="P290">406 Not Acceptable</text:p>
          </table:table-cell>
          <table:table-cell table:style-name="Table27.C2" office:value-type="string">
            <text:p text:style-name="P290">Must specify Accept: application/json, <text:span text:style-name="T56">and Content-Type: application/json</text:span></text:p>
          </table:table-cell>
        </table:table-row>
      </table:table>
      <text:p text:style-name="P151"/>
      <text:p text:style-name="P151"><text:span text:style-name="T51">Successful </text:span>Response Example</text:p>
      <text:p text:style-name="P148">{</text:p>
      <text:p text:style-name="P148"><text:s text:c="4"/>"owner": "Green",<text:line-break/> <text:s text:c="3"/>"owner_id": "5076495651307520",<text:line-break/> <text:s text:c="3"/>"weight": 20,<text:line-break/> <text:s text:c="3"/>"content": "100 Hamstrs",<text:line-break/> <text:s text:c="3"/>"delivery_date": "4/20/2020",<text:line-break/> <text:s text:c="3"/>"boat": "5139217877303296",<text:line-break/> <text:s text:c="3"/>"id": "5708323928145920",<text:line-break/> <text:s text:c="3"/>"self": "<text:a xlink:type="simple" xlink:href="http://final-boats.appspot.com/loads/5708323928145920" text:style-name="Internet_20_link" text:visited-style-name="Visited_20_Internet_20_Link">http://final-boats.appspot.com/loads/5708323928145920</text:a>"<text:line-break/>}</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h text:style-name="P191" text:outline-level="1"><text:soft-page-break/><text:span text:style-name="T4">Get</text:span> a <text:span text:style-name="T82">Load</text:span></text:h>
      <text:p text:style-name="P103">Allows you to <text:span text:style-name="T4">view</text:span> a<text:span text:style-name="T4">n existing</text:span> <text:span text:style-name="T83">load</text:span>.</text:p>
      <table:table table:name="Table28" table:style-name="Table28">
        <table:table-column table:style-name="Table28.A"/>
        <table:table-row>
          <table:table-cell table:style-name="Table28.A1" office:value-type="string">
            <text:p text:style-name="P230"><text:span text:style-name="T4">GET</text:span> /<text:span text:style-name="T84">loads</text:span><text:span text:style-name="T5">/</text:span><text:span text:style-name="T10">:</text:span><text:span text:style-name="T13">load_id</text:span></text:p>
          </table:table-cell>
        </table:table-row>
      </table:table>
      <text:h text:style-name="P203" text:outline-level="3"><text:line-break/><text:span text:style-name="T3">Request</text:span></text:h>
      <text:p text:style-name="P122">Supported MIME Types: <text:line-break/><text:tab/><text:span text:style-name="T8">Accept:</text:span><text:span text:style-name="T6"> application/json<text:line-break/></text:span><text:span text:style-name="T15">Authorization:</text:span><text:span text:style-name="T16"> </text:span><text:span text:style-name="T15">Required<text:line-break/>Authorization Type: Oauth 2.0/Bearer Token</text:span></text:p>
      <text:p text:style-name="P132">Request Parameters</text:p>
      <table:table table:name="Table29" table:style-name="Table29">
        <table:table-column table:style-name="Table29.A" table:number-columns-repeated="3"/>
        <table:table-column table:style-name="Table29.D"/>
        <table:table-header-rows>
          <table:table-row>
            <table:table-cell table:style-name="Table29.A1" office:value-type="string">
              <text:p text:style-name="P221">Parameter Name</text:p>
            </table:table-cell>
            <table:table-cell table:style-name="Table29.A1" office:value-type="string">
              <text:p text:style-name="P221">Type</text:p>
            </table:table-cell>
            <table:table-cell table:style-name="Table29.A1" office:value-type="string">
              <text:p text:style-name="P221">Description</text:p>
            </table:table-cell>
            <table:table-cell table:style-name="Table29.D1" office:value-type="string">
              <text:p text:style-name="P221">Required</text:p>
            </table:table-cell>
          </table:table-row>
        </table:table-header-rows>
        <table:table-row>
          <table:table-cell table:style-name="Table29.A2" office:value-type="string">
            <text:p text:style-name="P253"><text:span text:style-name="T85">load</text:span>_id</text:p>
          </table:table-cell>
          <table:table-cell table:style-name="Table29.A2" office:value-type="string">
            <text:p text:style-name="P253">String</text:p>
          </table:table-cell>
          <table:table-cell table:style-name="Table29.A2" office:value-type="string">
            <text:p text:style-name="P253">ID of <text:span text:style-name="T86">load</text:span></text:p>
          </table:table-cell>
          <table:table-cell table:style-name="Table29.D2" office:value-type="string">
            <text:p text:style-name="P253">Yes</text:p>
          </table:table-cell>
        </table:table-row>
      </table:table>
      <text:p text:style-name="P132">Request Body: <text:span text:style-name="T18">NONE</text:span></text:p>
      <text:h text:style-name="P203" text:outline-level="3">Response</text:h>
      <text:p text:style-name="P103">Response Body Format: <text:s/>JSON<text:line-break/>Response Statuses</text:p>
      <table:table table:name="Table30" table:style-name="Table30">
        <table:table-column table:style-name="Table30.A" table:number-columns-repeated="3"/>
        <table:table-header-rows>
          <table:table-row>
            <table:table-cell table:style-name="Table30.A1" office:value-type="string">
              <text:p text:style-name="P215">Outcome</text:p>
            </table:table-cell>
            <table:table-cell table:style-name="Table30.A1" office:value-type="string">
              <text:p text:style-name="P215">Status Code</text:p>
            </table:table-cell>
            <table:table-cell table:style-name="Table30.C1" office:value-type="string">
              <text:p text:style-name="P215">Notes</text:p>
            </table:table-cell>
          </table:table-row>
        </table:table-header-rows>
        <table:table-row>
          <table:table-cell table:style-name="Table30.A2" office:value-type="string">
            <text:p text:style-name="P240">Success</text:p>
          </table:table-cell>
          <table:table-cell table:style-name="Table30.A2" office:value-type="string">
            <text:p text:style-name="P240">20<text:span text:style-name="T18">0</text:span> <text:span text:style-name="T18">OK</text:span></text:p>
          </table:table-cell>
          <table:table-cell table:style-name="Table30.C2" office:value-type="string">
            <text:p text:style-name="P258"/>
          </table:table-cell>
        </table:table-row>
        <table:table-row>
          <table:table-cell table:style-name="Table30.A2" office:value-type="string">
            <text:p text:style-name="P248">Failure</text:p>
          </table:table-cell>
          <table:table-cell table:style-name="Table30.A2" office:value-type="string">
            <text:p text:style-name="P248">40<text:span text:style-name="T54">1</text:span> <text:span text:style-name="T54">Unauthorized</text:span></text:p>
          </table:table-cell>
          <table:table-cell table:style-name="Table30.C2" office:value-type="string">
            <text:p text:style-name="P283">Missing/<text:span text:style-name="T57">invalid </text:span>Authorization</text:p>
          </table:table-cell>
        </table:table-row>
        <table:table-row>
          <table:table-cell table:style-name="Table30.A2" office:value-type="string">
            <text:p text:style-name="P292">Failure</text:p>
          </table:table-cell>
          <table:table-cell table:style-name="Table30.A2" office:value-type="string">
            <text:p text:style-name="P292">403 Forbidden</text:p>
          </table:table-cell>
          <table:table-cell table:style-name="Table30.C2" office:value-type="string">
            <text:p text:style-name="P292">Accessing Protected Resource</text:p>
          </table:table-cell>
        </table:table-row>
        <table:table-row>
          <table:table-cell table:style-name="Table30.A2" office:value-type="string">
            <text:p text:style-name="P240">Failure</text:p>
          </table:table-cell>
          <table:table-cell table:style-name="Table30.A2" office:value-type="string">
            <text:p text:style-name="P240">40<text:span text:style-name="T18">4</text:span> <text:span text:style-name="T58">Unknown</text:span></text:p>
          </table:table-cell>
          <table:table-cell table:style-name="Table30.C2" office:value-type="string">
            <text:p text:style-name="P260">Cannot find <text:span text:style-name="T87">load</text:span> with id: <text:span text:style-name="T88">load</text:span>_id</text:p>
          </table:table-cell>
        </table:table-row>
        <table:table-row>
          <table:table-cell table:style-name="Table30.A2" office:value-type="string">
            <text:p text:style-name="P265">Failure</text:p>
          </table:table-cell>
          <table:table-cell table:style-name="Table30.A2" office:value-type="string">
            <text:p text:style-name="P265">40<text:span text:style-name="T47">5</text:span> <text:span text:style-name="T47">Method Not Allowed</text:span></text:p>
          </table:table-cell>
          <table:table-cell table:style-name="Table30.C2" office:value-type="string">
            <text:p text:style-name="P275">Unsupported Request Method</text:p>
          </table:table-cell>
        </table:table-row>
        <table:table-row>
          <table:table-cell table:style-name="Table30.A2" office:value-type="string">
            <text:p text:style-name="P265">Failure</text:p>
          </table:table-cell>
          <table:table-cell table:style-name="Table30.A2" office:value-type="string">
            <text:p text:style-name="P265">406 Not Acceptable</text:p>
          </table:table-cell>
          <table:table-cell table:style-name="Table30.C2" office:value-type="string">
            <text:p text:style-name="P265">Unsupported Accept MIME type</text:p>
          </table:table-cell>
        </table:table-row>
      </table:table>
      <text:p text:style-name="P103"/>
      <text:p text:style-name="P146">Response Example</text:p>
      <text:p text:style-name="P90">Status 200 OK <text:span text:style-name="T39">Accept: application/json</text:span></text:p>
      <text:p text:style-name="P149"><text:span text:style-name="T60">{<text:line-break/> <text:s text:c="3"/>"owner_id": "5076495651307520",<text:line-break/> <text:s text:c="3"/>"owner": "Green",<text:line-break/> <text:s text:c="3"/>"content": "Scooter",<text:line-break/> <text:s text:c="3"/>"weight": 120,<text:line-break/> <text:s text:c="3"/>"boat": 5067792839606272,<text:line-break/> <text:s text:c="3"/>"delivery_date": "12/25/2019",<text:line-break/> <text:s text:c="3"/>"id": "5630121163620352",<text:line-break/> <text:s text:c="3"/>"self": "http://final-boats.appspot.com/loads/5630121163620352"</text:span></text:p>
      <text:p text:style-name="P149"><text:span text:style-name="T60">}</text:span></text:p>
      <text:h text:style-name="P181" text:outline-level="1"><text:soft-page-break/>List all <text:span text:style-name="T89">Load</text:span>s – <text:span text:style-name="T61">No authorization</text:span></text:h>
      <text:p text:style-name="P104"><text:span text:style-name="T63">View</text:span> <text:span text:style-name="T20">all existing loads from all users without authorization. Will display 5 loads for each request. Use “Next” link to view the next 5. “Total” property in response indicates total number of loads in database.</text:span></text:p>
      <table:table table:name="Table31" table:style-name="Table31">
        <table:table-column table:style-name="Table31.A"/>
        <table:table-row>
          <table:table-cell table:style-name="Table31.A1" office:value-type="string">
            <text:p text:style-name="P231"><text:span text:style-name="T4">GET</text:span> /<text:span text:style-name="T89">loads</text:span></text:p>
          </table:table-cell>
        </table:table-row>
      </table:table>
      <text:h text:style-name="P204" text:outline-level="3"><text:line-break/><text:span text:style-name="T3">Request</text:span></text:h>
      <text:p text:style-name="P123">Supported MIME Types: <text:line-break/><text:tab/><text:span text:style-name="T8">Accept:</text:span><text:span text:style-name="T6"> application/json</text:span></text:p>
      <text:p text:style-name="P133">Request Parameters: <text:span text:style-name="T21">NONE</text:span></text:p>
      <text:p text:style-name="P133">Request Body: <text:span text:style-name="T18">NONE</text:span></text:p>
      <text:h text:style-name="P204" text:outline-level="3">Response</text:h>
      <text:p text:style-name="P104">Response Body Format: <text:s/>JSON</text:p>
      <table:table table:name="Table32" table:style-name="Table32">
        <table:table-column table:style-name="Table32.A" table:number-columns-repeated="3"/>
        <table:table-header-rows>
          <table:table-row>
            <table:table-cell table:style-name="Table32.A1" office:value-type="string">
              <text:p text:style-name="P216">Outcome</text:p>
            </table:table-cell>
            <table:table-cell table:style-name="Table32.A1" office:value-type="string">
              <text:p text:style-name="P216">Status Code</text:p>
            </table:table-cell>
            <table:table-cell table:style-name="Table32.C1" office:value-type="string">
              <text:p text:style-name="P216">Notes</text:p>
            </table:table-cell>
          </table:table-row>
        </table:table-header-rows>
        <table:table-row>
          <table:table-cell table:style-name="Table32.A2" office:value-type="string">
            <text:p text:style-name="P241">Success</text:p>
          </table:table-cell>
          <table:table-cell table:style-name="Table32.A2" office:value-type="string">
            <text:p text:style-name="P241">20<text:span text:style-name="T18">0</text:span> <text:span text:style-name="T18">OK</text:span></text:p>
          </table:table-cell>
          <table:table-cell table:style-name="Table32.C2" office:value-type="string">
            <text:p text:style-name="P298">May return empty list</text:p>
          </table:table-cell>
        </table:table-row>
        <table:table-row>
          <table:table-cell table:style-name="Table32.A2" office:value-type="string">
            <text:p text:style-name="P266">Failure</text:p>
          </table:table-cell>
          <table:table-cell table:style-name="Table32.A2" office:value-type="string">
            <text:p text:style-name="P266">40<text:span text:style-name="T47">5</text:span> <text:span text:style-name="T47">Method Not Allowed</text:span></text:p>
          </table:table-cell>
          <table:table-cell table:style-name="Table32.C2" office:value-type="string">
            <text:p text:style-name="P276">Unsupported Request Method</text:p>
          </table:table-cell>
        </table:table-row>
        <table:table-row>
          <table:table-cell table:style-name="Table32.A2" office:value-type="string">
            <text:p text:style-name="P301">Failure</text:p>
          </table:table-cell>
          <table:table-cell table:style-name="Table32.A2" office:value-type="string">
            <text:p text:style-name="P301">406 Not Acceptable</text:p>
          </table:table-cell>
          <table:table-cell table:style-name="Table32.C2" office:value-type="string">
            <text:p text:style-name="P266">Unsupported Accept MIME type</text:p>
          </table:table-cell>
        </table:table-row>
      </table:table>
      <text:p text:style-name="P161"><text:line-break/>Status 200 OK</text:p>
      <text:p text:style-name="P175">{</text:p>
      <text:p text:style-name="P175"><text:s text:c="4"/>"entities": [</text:p>
      <text:p text:style-name="P175"><text:s text:c="8"/>{</text:p>
      <text:p text:style-name="P175"><text:s text:c="12"/>"id": 5630121163620352,</text:p>
      <text:p text:style-name="P175"><text:s text:c="12"/>"delivery_date": "12/25/2019",</text:p>
      <text:p text:style-name="P175"><text:s text:c="12"/>"contents": "Scooter",</text:p>
      <text:p text:style-name="P175"><text:s text:c="12"/>"weight": 120,</text:p>
      <text:p text:style-name="P175"><text:s text:c="12"/>"boat": 5067792839606272,</text:p>
      <text:p text:style-name="P175"><text:s text:c="12"/>"owner": "Green",</text:p>
      <text:p text:style-name="P175"><text:s text:c="12"/>"owner_id": "5076495651307520",</text:p>
      <text:p text:style-name="P175"><text:s text:c="12"/>"self": "http://final-boats.appspot.com/loads/5630121163620352"</text:p>
      <text:p text:style-name="P175"><text:s text:c="8"/>},</text:p>
      <text:p text:style-name="P175"><text:s text:c="8"/>{</text:p>
      <text:p text:style-name="P175"><text:s text:c="12"/>"id": 5630742793027584,</text:p>
      <text:p text:style-name="P175"><text:s text:c="12"/>"delivery_date": "12/25/2019",</text:p>
      <text:p text:style-name="P175"><text:s text:c="12"/>"contents": "Coal",</text:p>
      <text:p text:style-name="P175"><text:s text:c="12"/>"weight": 100,</text:p>
      <text:p text:style-name="P175"><text:s text:c="12"/>"boat": 5067792839606272,</text:p>
      <text:p text:style-name="P175"><text:s text:c="12"/>"owner": "Green",</text:p>
      <text:p text:style-name="P175"><text:s text:c="12"/>"owner_id": "5076495651307520",</text:p>
      <text:p text:style-name="P175"><text:s text:c="12"/>"self": "http://final-boats.appspot.com/loads/5630742793027584"</text:p>
      <text:p text:style-name="P175"><text:s text:c="8"/>},</text:p>
      <text:p text:style-name="P175"><text:soft-page-break/><text:s text:c="4"/>],</text:p>
      <text:p text:style-name="P175"><text:s text:c="4"/>“<text:span text:style-name="T62">total</text:span>”: <text:span text:style-name="T62">2,</text:span></text:p>
      <text:p text:style-name="P175"><text:s text:c="4"/>"next": "https://<text:span text:style-name="T29">{host_url}</text:span>/<text:span text:style-name="T90">load</text:span>s?next=CkwSRmoVbX5ib2F0cy1sb2Fkcy1zZXJ2<text:span text:style-name="T30">bHX4bl</text:span>"<text:line-break/>}</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p text:style-name="P175"><text:span text:style-name="T60"/></text:p>
      <text:h text:style-name="P182" text:outline-level="1"><text:soft-page-break/>List all <text:span text:style-name="T91">Load</text:span>s <text:span text:style-name="T64">for a user</text:span></text:h>
      <text:p text:style-name="P105"><text:span text:style-name="T63">View</text:span> <text:span text:style-name="T20">all existing loads for a specific user. Will display 5 loads for each request. Use “Next” link to view the next 5. “Total” property in response indicates total number of loads in database.</text:span></text:p>
      <table:table table:name="Table33" table:style-name="Table33">
        <table:table-column table:style-name="Table33.A"/>
        <table:table-row>
          <table:table-cell table:style-name="Table33.A1" office:value-type="string">
            <text:p text:style-name="P232"><text:span text:style-name="T4">GET</text:span> /users/<text:span text:style-name="T65">&lt;user_id&gt;</text:span>/<text:span text:style-name="T92">load</text:span>s</text:p>
          </table:table-cell>
        </table:table-row>
      </table:table>
      <text:h text:style-name="P205" text:outline-level="3"><text:line-break/><text:span text:style-name="T3">Request</text:span></text:h>
      <text:p text:style-name="P124">Supported MIME Types: <text:line-break/><text:tab/><text:span text:style-name="T8">Accept:</text:span><text:span text:style-name="T6"> application/json</text:span></text:p>
      <text:p text:style-name="P124"><text:span text:style-name="T15">Authorization: Required<text:line-break/>Authorization Type: Oauth 2.0/Bearer Token<text:line-break/></text:span><text:span text:style-name="T48">Request Parameters: NONE<text:line-break/>Request Body: NONE</text:span></text:p>
      <text:h text:style-name="P205" text:outline-level="3">Response</text:h>
      <text:p text:style-name="P105">Response Body Format: <text:s/>JSON</text:p>
      <table:table table:name="Table34" table:style-name="Table34">
        <table:table-column table:style-name="Table34.A" table:number-columns-repeated="3"/>
        <table:table-header-rows>
          <table:table-row>
            <table:table-cell table:style-name="Table34.A1" office:value-type="string">
              <text:p text:style-name="P217">Outcome</text:p>
            </table:table-cell>
            <table:table-cell table:style-name="Table34.A1" office:value-type="string">
              <text:p text:style-name="P217">Status Code</text:p>
            </table:table-cell>
            <table:table-cell table:style-name="Table34.C1" office:value-type="string">
              <text:p text:style-name="P217">Notes</text:p>
            </table:table-cell>
          </table:table-row>
        </table:table-header-rows>
        <table:table-row>
          <table:table-cell table:style-name="Table34.A2" office:value-type="string">
            <text:p text:style-name="P242">Success</text:p>
          </table:table-cell>
          <table:table-cell table:style-name="Table34.A2" office:value-type="string">
            <text:p text:style-name="P242">20<text:span text:style-name="T18">0</text:span> <text:span text:style-name="T18">OK</text:span></text:p>
          </table:table-cell>
          <table:table-cell table:style-name="Table34.C2" office:value-type="string">
            <text:p text:style-name="P299">May return empty list</text:p>
          </table:table-cell>
        </table:table-row>
        <table:table-row>
          <table:table-cell table:style-name="Table34.A2" office:value-type="string">
            <text:p text:style-name="P249">Failure</text:p>
          </table:table-cell>
          <table:table-cell table:style-name="Table34.A2" office:value-type="string">
            <text:p text:style-name="P249">40<text:span text:style-name="T54">1</text:span> <text:span text:style-name="T54">Unauthorized</text:span></text:p>
          </table:table-cell>
          <table:table-cell table:style-name="Table34.C2" office:value-type="string">
            <text:p text:style-name="P284">Missing/<text:span text:style-name="T57">invalid </text:span>Authorization</text:p>
          </table:table-cell>
        </table:table-row>
        <table:table-row>
          <table:table-cell table:style-name="Table34.A2" office:value-type="string">
            <text:p text:style-name="P293">Failure</text:p>
          </table:table-cell>
          <table:table-cell table:style-name="Table34.A2" office:value-type="string">
            <text:p text:style-name="P293">403 Forbidden</text:p>
          </table:table-cell>
          <table:table-cell table:style-name="Table34.C2" office:value-type="string">
            <text:p text:style-name="P304">No access</text:p>
          </table:table-cell>
        </table:table-row>
        <table:table-row>
          <table:table-cell table:style-name="Table34.A2" office:value-type="string">
            <text:p text:style-name="P267">Failure</text:p>
          </table:table-cell>
          <table:table-cell table:style-name="Table34.A2" office:value-type="string">
            <text:p text:style-name="P267">40<text:span text:style-name="T47">5</text:span> <text:span text:style-name="T47">Method Not Allowed</text:span></text:p>
          </table:table-cell>
          <table:table-cell table:style-name="Table34.C2" office:value-type="string">
            <text:p text:style-name="P277">Unsupported Request Method</text:p>
          </table:table-cell>
        </table:table-row>
        <table:table-row>
          <table:table-cell table:style-name="Table34.A2" office:value-type="string">
            <text:p text:style-name="P302">Failure</text:p>
          </table:table-cell>
          <table:table-cell table:style-name="Table34.A2" office:value-type="string">
            <text:p text:style-name="P302">406 Not Acceptable</text:p>
          </table:table-cell>
          <table:table-cell table:style-name="Table34.C2" office:value-type="string">
            <text:p text:style-name="P267">Unsupported Accept MIME type</text:p>
          </table:table-cell>
        </table:table-row>
      </table:table>
      <text:p text:style-name="P162"><text:line-break/>Status 200 OK</text:p>
      <text:p text:style-name="P176">{</text:p>
      <text:p text:style-name="P176"><text:s text:c="4"/>"entities": [</text:p>
      <text:p text:style-name="P176"><text:s text:c="8"/>{</text:p>
      <text:p text:style-name="P176"><text:s text:c="12"/>"id": 5630121163620352,</text:p>
      <text:p text:style-name="P176"><text:s text:c="12"/>"delivery_date": "12/25/2019",</text:p>
      <text:p text:style-name="P176"><text:s text:c="12"/>"contents": "Scooter",</text:p>
      <text:p text:style-name="P176"><text:s text:c="12"/>"weight": 120,</text:p>
      <text:p text:style-name="P176"><text:s text:c="12"/>"boat": 5067792839606272,</text:p>
      <text:p text:style-name="P176"><text:s text:c="12"/>"owner": "Green",</text:p>
      <text:p text:style-name="P176"><text:s text:c="12"/>"owner_id": "5076495651307520",</text:p>
      <text:p text:style-name="P176"><text:s text:c="12"/>"self": "http://final-boats.appspot.com/loads/5630121163620352"</text:p>
      <text:p text:style-name="P176"><text:s text:c="8"/>},</text:p>
      <text:p text:style-name="P176"><text:s text:c="8"/>{</text:p>
      <text:p text:style-name="P176"><text:s text:c="12"/>"id": 5630742793027584,</text:p>
      <text:p text:style-name="P176"><text:s text:c="12"/>"delivery_date": "12/25/2019",</text:p>
      <text:p text:style-name="P176"><text:s text:c="12"/>"contents": "Coal",</text:p>
      <text:p text:style-name="P176"><text:s text:c="12"/>"weight": 100,</text:p>
      <text:p text:style-name="P176"><text:s text:c="12"/>"boat": 5067792839606272,</text:p>
      <text:p text:style-name="P176"><text:soft-page-break/><text:s text:c="12"/>"owner": "Green",</text:p>
      <text:p text:style-name="P176"><text:s text:c="12"/>"owner_id": "5076495651307520",</text:p>
      <text:p text:style-name="P176"><text:s text:c="12"/>"self": "http://final-boats.appspot.com/loads/5630742793027584"</text:p>
      <text:p text:style-name="P176"><text:s text:c="8"/>},</text:p>
      <text:p text:style-name="P176"><text:s text:c="4"/>],</text:p>
      <text:p text:style-name="P176"><text:s text:c="4"/>“<text:span text:style-name="T62">total</text:span>”: <text:span text:style-name="T62">2,</text:span></text:p>
      <text:p text:style-name="P176"><text:s text:c="4"/>"next": "https://<text:span text:style-name="T29">{host_url}</text:span>/<text:span text:style-name="T90">load</text:span>s?next=CkwSRmoVbX5ib2F0cy1sb2Fkcy1zZXJ2<text:span text:style-name="T30">bHX4bl</text:span>"<text:line-break/>}</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h text:style-name="P192" text:outline-level="1"><text:soft-page-break/><text:span text:style-name="T22">Delete</text:span> a <text:span text:style-name="T93">Load</text:span></text:h>
      <text:p text:style-name="P106">Allows you to <text:span text:style-name="T24">delete</text:span> a<text:span text:style-name="T4">n existing</text:span> <text:span text:style-name="T93">load</text:span>.</text:p>
      <text:p text:style-name="P166">This method will remove the load from any boat that is carrying it.</text:p>
      <table:table table:name="Table35" table:style-name="Table35">
        <table:table-column table:style-name="Table35.A"/>
        <table:table-row>
          <table:table-cell table:style-name="Table35.A1" office:value-type="string">
            <text:p text:style-name="P233"><text:span text:style-name="T22">DELETE</text:span> /<text:span text:style-name="T94">loads</text:span><text:span text:style-name="T5">/</text:span><text:span text:style-name="T10">:</text:span><text:span text:style-name="T14">load</text:span><text:span text:style-name="T11">_id</text:span></text:p>
          </table:table-cell>
        </table:table-row>
      </table:table>
      <text:h text:style-name="P206" text:outline-level="3"><text:line-break/><text:span text:style-name="T3">Request</text:span></text:h>
      <text:p text:style-name="P125">Supported MIME Types: <text:line-break/><text:tab/><text:span text:style-name="T8">Accept:</text:span><text:span text:style-name="T6"> application/json</text:span></text:p>
      <text:p text:style-name="P156"><text:span text:style-name="T50">Authorization:</text:span><text:span text:style-name="T49"> </text:span><text:span text:style-name="T50">Required<text:line-break/>Authorization Type: Oauth 2.0/Bearer Token</text:span></text:p>
      <text:p text:style-name="P134">Request Parameters</text:p>
      <table:table table:name="Table36" table:style-name="Table36">
        <table:table-column table:style-name="Table36.A" table:number-columns-repeated="3"/>
        <table:table-column table:style-name="Table36.D"/>
        <table:table-header-rows>
          <table:table-row>
            <table:table-cell table:style-name="Table36.A1" office:value-type="string">
              <text:p text:style-name="P222">Parameter Name</text:p>
            </table:table-cell>
            <table:table-cell table:style-name="Table36.A1" office:value-type="string">
              <text:p text:style-name="P222">Type</text:p>
            </table:table-cell>
            <table:table-cell table:style-name="Table36.A1" office:value-type="string">
              <text:p text:style-name="P222">Description</text:p>
            </table:table-cell>
            <table:table-cell table:style-name="Table36.D1" office:value-type="string">
              <text:p text:style-name="P222">Required</text:p>
            </table:table-cell>
          </table:table-row>
        </table:table-header-rows>
        <table:table-row>
          <table:table-cell table:style-name="Table36.A2" office:value-type="string">
            <text:p text:style-name="P254"><text:span text:style-name="T95">load</text:span>_id</text:p>
          </table:table-cell>
          <table:table-cell table:style-name="Table36.A2" office:value-type="string">
            <text:p text:style-name="P254">String</text:p>
          </table:table-cell>
          <table:table-cell table:style-name="Table36.A2" office:value-type="string">
            <text:p text:style-name="P254">ID of <text:span text:style-name="T95">load</text:span></text:p>
          </table:table-cell>
          <table:table-cell table:style-name="Table36.D2" office:value-type="string">
            <text:p text:style-name="P254">Yes</text:p>
          </table:table-cell>
        </table:table-row>
      </table:table>
      <text:p text:style-name="P134"/>
      <text:p text:style-name="P134">Request Body: <text:span text:style-name="T18">NONE</text:span></text:p>
      <text:h text:style-name="P206" text:outline-level="3">Response</text:h>
      <text:p text:style-name="P106">Response Body: <text:span text:style-name="T23">NONE</text:span></text:p>
      <table:table table:name="Table37" table:style-name="Table37">
        <table:table-column table:style-name="Table37.A" table:number-columns-repeated="3"/>
        <table:table-header-rows>
          <table:table-row>
            <table:table-cell table:style-name="Table37.A1" office:value-type="string">
              <text:p text:style-name="P218">Outcome</text:p>
            </table:table-cell>
            <table:table-cell table:style-name="Table37.A1" office:value-type="string">
              <text:p text:style-name="P218">Status Code</text:p>
            </table:table-cell>
            <table:table-cell table:style-name="Table37.C1" office:value-type="string">
              <text:p text:style-name="P218">Notes</text:p>
            </table:table-cell>
          </table:table-row>
        </table:table-header-rows>
        <table:table-row>
          <table:table-cell table:style-name="Table37.A2" office:value-type="string">
            <text:p text:style-name="P243">Success</text:p>
          </table:table-cell>
          <table:table-cell table:style-name="Table37.A2" office:value-type="string">
            <text:p text:style-name="P243">20<text:span text:style-name="T23">4</text:span> <text:span text:style-name="T23">No Content</text:span></text:p>
          </table:table-cell>
          <table:table-cell table:style-name="Table37.C2" office:value-type="string">
            <text:p text:style-name="P259"/>
          </table:table-cell>
        </table:table-row>
        <table:table-row>
          <table:table-cell table:style-name="Table37.A2" office:value-type="string">
            <text:p text:style-name="P250">Failure</text:p>
          </table:table-cell>
          <table:table-cell table:style-name="Table37.A2" office:value-type="string">
            <text:p text:style-name="P250">40<text:span text:style-name="T54">1</text:span> <text:span text:style-name="T54">Unauthorized</text:span></text:p>
          </table:table-cell>
          <table:table-cell table:style-name="Table37.C2" office:value-type="string">
            <text:p text:style-name="P285">Missing/<text:span text:style-name="T57">invalid </text:span>Authorization</text:p>
          </table:table-cell>
        </table:table-row>
        <table:table-row>
          <table:table-cell table:style-name="Table37.A2" office:value-type="string">
            <text:p text:style-name="P294">Failure</text:p>
          </table:table-cell>
          <table:table-cell table:style-name="Table37.A2" office:value-type="string">
            <text:p text:style-name="P294">403 Forbidden</text:p>
          </table:table-cell>
          <table:table-cell table:style-name="Table37.C2" office:value-type="string">
            <text:p text:style-name="P305">No access</text:p>
          </table:table-cell>
        </table:table-row>
        <table:table-row>
          <table:table-cell table:style-name="Table37.A2" office:value-type="string">
            <text:p text:style-name="P243">Failure</text:p>
          </table:table-cell>
          <table:table-cell table:style-name="Table37.A2" office:value-type="string">
            <text:p text:style-name="P243">40<text:span text:style-name="T18">4</text:span> <text:span text:style-name="T67">Not Found</text:span></text:p>
          </table:table-cell>
          <table:table-cell table:style-name="Table37.C2" office:value-type="string">
            <text:p text:style-name="P261">Cannot find boat with id: boat_id</text:p>
          </table:table-cell>
        </table:table-row>
        <table:table-row>
          <table:table-cell table:style-name="Table37.A2" office:value-type="string">
            <text:p text:style-name="P268">Failure</text:p>
          </table:table-cell>
          <table:table-cell table:style-name="Table37.A2" office:value-type="string">
            <text:p text:style-name="P268">40<text:span text:style-name="T47">5</text:span> <text:span text:style-name="T47">Method Not Allowed</text:span></text:p>
          </table:table-cell>
          <table:table-cell table:style-name="Table37.C2" office:value-type="string">
            <text:p text:style-name="P278">Unsupported Request Method</text:p>
          </table:table-cell>
        </table:table-row>
      </table:table>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h text:style-name="P186" text:outline-level="1"><text:soft-page-break/><text:span text:style-name="T31">Update</text:span> <text:span text:style-name="T31">a Load – Individual Properties</text:span></text:h>
      <text:p text:style-name="P107">Allows you to <text:span text:style-name="T31">update individual properties for load:&lt;load_id&gt;</text:span>. </text:p>
      <text:p text:style-name="P108"><text:span text:style-name="T68">This method is the fourth method for adding or removing load(s) from a boat.</text:span></text:p>
      <text:p text:style-name="P109"><text:span text:style-name="T96">To remove &lt;load_id&gt; from the body that is carrying it, set the load’s boat property to null.</text:span></text:p>
      <text:p text:style-name="P109"><text:span text:style-name="T97">To add the load to a boat simply add the string boat id to the load’s boat property. <text:s/></text:span></text:p>
      <table:table table:name="Table38" table:style-name="Table38">
        <table:table-column table:style-name="Table38.A"/>
        <table:table-row>
          <table:table-cell table:style-name="Table38.A1" office:value-type="string">
            <text:p text:style-name="P234">P<text:span text:style-name="T25">ATCH</text:span> /<text:span text:style-name="T98">load</text:span>s/:<text:span text:style-name="T98">load_id</text:span></text:p>
          </table:table-cell>
        </table:table-row>
      </table:table>
      <text:h text:style-name="P207" text:outline-level="3"><text:line-break/><text:span text:style-name="T3">Request</text:span></text:h>
      <text:p text:style-name="P126">Supported MIME Types: <text:line-break/><text:tab/><text:span text:style-name="T8">Accept:</text:span><text:span text:style-name="T6"> application/json<text:line-break/><text:tab/></text:span><text:span text:style-name="T9">Content-Type</text:span><text:span text:style-name="T7">: application/json</text:span></text:p>
      <text:p text:style-name="P157"><text:span text:style-name="T50">Authorization:</text:span><text:span text:style-name="T49"> </text:span><text:span text:style-name="T50">Required<text:line-break/>Authorization Type: Oauth 2.0/Bearer Token</text:span></text:p>
      <text:p text:style-name="P135">Request Parameters: </text:p>
      <table:table table:name="Table39" table:style-name="Table39">
        <table:table-column table:style-name="Table39.A" table:number-columns-repeated="3"/>
        <table:table-column table:style-name="Table39.D"/>
        <table:table-header-rows>
          <table:table-row>
            <table:table-cell table:style-name="Table39.A1" office:value-type="string">
              <text:p text:style-name="P223">Parameter Name</text:p>
            </table:table-cell>
            <table:table-cell table:style-name="Table39.A1" office:value-type="string">
              <text:p text:style-name="P223">Type</text:p>
            </table:table-cell>
            <table:table-cell table:style-name="Table39.A1" office:value-type="string">
              <text:p text:style-name="P223">Description</text:p>
            </table:table-cell>
            <table:table-cell table:style-name="Table39.D1" office:value-type="string">
              <text:p text:style-name="P223">Required</text:p>
            </table:table-cell>
          </table:table-row>
        </table:table-header-rows>
        <table:table-row>
          <table:table-cell table:style-name="Table39.A2" office:value-type="string">
            <text:p text:style-name="P255"><text:span text:style-name="T99">load</text:span>_id</text:p>
          </table:table-cell>
          <table:table-cell table:style-name="Table39.A2" office:value-type="string">
            <text:p text:style-name="P255">String</text:p>
          </table:table-cell>
          <table:table-cell table:style-name="Table39.A2" office:value-type="string">
            <text:p text:style-name="P255">ID of <text:span text:style-name="T99">load</text:span> <text:span text:style-name="T25">to manage</text:span></text:p>
          </table:table-cell>
          <table:table-cell table:style-name="Table39.D2" office:value-type="string">
            <text:p text:style-name="P255">Yes</text:p>
          </table:table-cell>
        </table:table-row>
      </table:table>
      <text:p text:style-name="P135"/>
      <text:p text:style-name="P135">Request Body: Required</text:p>
      <text:p text:style-name="P107">Request Body Format: <text:span text:style-name="T1">JSON</text:span></text:p>
      <text:p text:style-name="P167">Required JSON Attributes:</text:p>
      <table:table table:name="Table40" table:style-name="Table40">
        <table:table-column table:style-name="Table40.A" table:number-columns-repeated="3"/>
        <table:table-column table:style-name="Table40.D"/>
        <table:table-header-rows>
          <table:table-row>
            <table:table-cell table:style-name="Table40.A1" office:value-type="string">
              <text:p text:style-name="P210">Property Name</text:p>
            </table:table-cell>
            <table:table-cell table:style-name="Table40.A1" office:value-type="string">
              <text:p text:style-name="P210">Property Type</text:p>
            </table:table-cell>
            <table:table-cell table:style-name="Table40.A1" office:value-type="string">
              <text:p text:style-name="P210">Description</text:p>
            </table:table-cell>
            <table:table-cell table:style-name="Table40.D1" office:value-type="string">
              <text:p text:style-name="P210">Required</text:p>
            </table:table-cell>
          </table:table-row>
        </table:table-header-rows>
        <table:table-row>
          <table:table-cell table:style-name="Table40.A2" office:value-type="string">
            <text:p text:style-name="P322">content</text:p>
          </table:table-cell>
          <table:table-cell table:style-name="Table40.A2" office:value-type="string">
            <text:p text:style-name="P308">String</text:p>
          </table:table-cell>
          <table:table-cell table:style-name="Table40.A2" office:value-type="string">
            <text:p text:style-name="P308">New <text:span text:style-name="T100">content</text:span> for <text:span text:style-name="T100">load</text:span></text:p>
          </table:table-cell>
          <table:table-cell table:style-name="Table40.D2" office:value-type="string">
            <text:p text:style-name="P308">No</text:p>
          </table:table-cell>
        </table:table-row>
        <table:table-row>
          <table:table-cell table:style-name="Table40.A2" office:value-type="string">
            <text:p text:style-name="P322">delivery_date</text:p>
          </table:table-cell>
          <table:table-cell table:style-name="Table40.A2" office:value-type="string">
            <text:p text:style-name="P308">String</text:p>
          </table:table-cell>
          <table:table-cell table:style-name="Table40.A2" office:value-type="string">
            <text:p text:style-name="P308">New <text:span text:style-name="T100">date</text:span> <text:span text:style-name="T100">for</text:span> <text:span text:style-name="T100">load</text:span></text:p>
          </table:table-cell>
          <table:table-cell table:style-name="Table40.D2" office:value-type="string">
            <text:p text:style-name="P308">No</text:p>
          </table:table-cell>
        </table:table-row>
        <table:table-row>
          <table:table-cell table:style-name="Table40.A2" office:value-type="string">
            <text:p text:style-name="P323">weight</text:p>
          </table:table-cell>
          <table:table-cell table:style-name="Table40.A2" office:value-type="string">
            <text:p text:style-name="P308">Integer</text:p>
          </table:table-cell>
          <table:table-cell table:style-name="Table40.A2" office:value-type="string">
            <text:p text:style-name="P308">New <text:span text:style-name="T101">weight</text:span> of <text:span text:style-name="T101">load</text:span></text:p>
          </table:table-cell>
          <table:table-cell table:style-name="Table40.D2" office:value-type="string">
            <text:p text:style-name="P308">No</text:p>
          </table:table-cell>
        </table:table-row>
        <table:table-row>
          <table:table-cell table:style-name="Table40.A2" office:value-type="string">
            <text:p text:style-name="P324">boat</text:p>
          </table:table-cell>
          <table:table-cell table:style-name="Table40.A2" office:value-type="string">
            <text:p text:style-name="P310"><text:span text:style-name="T102">S</text:span>tring</text:p>
          </table:table-cell>
          <table:table-cell table:style-name="Table40.A2" office:value-type="string">
            <text:p text:style-name="P324">Id of boat to carry load</text:p>
          </table:table-cell>
          <table:table-cell table:style-name="Table40.D2" office:value-type="string">
            <text:p text:style-name="P310">No, <text:span text:style-name="T69">may be null</text:span></text:p>
          </table:table-cell>
        </table:table-row>
      </table:table>
      <text:p text:style-name="P139"><text:line-break/>Request Body Example</text:p>
      <text:p text:style-name="P89">{<text:line-break/><text:tab/>“<text:span text:style-name="T103">content”: “New content”,<text:line-break/><text:tab/>“delivery_date”: “12/24/2019”,<text:line-break/><text:tab/>“boat”: “5638186843766784”</text:span><text:line-break/>}</text:p>
      <text:h text:style-name="P207" text:outline-level="3"><text:soft-page-break/>Response</text:h>
      <text:p text:style-name="P107">Response Body Format: <text:s/>JSON</text:p>
      <text:p text:style-name="P107">Response Statuses</text:p>
      <table:table table:name="Table41" table:style-name="Table41">
        <table:table-column table:style-name="Table41.A" table:number-columns-repeated="3"/>
        <table:table-header-rows>
          <table:table-row>
            <table:table-cell table:style-name="Table41.A1" office:value-type="string">
              <text:p text:style-name="P219">Outcome</text:p>
            </table:table-cell>
            <table:table-cell table:style-name="Table41.A1" office:value-type="string">
              <text:p text:style-name="P219">Status Code</text:p>
            </table:table-cell>
            <table:table-cell table:style-name="Table41.C1" office:value-type="string">
              <text:p text:style-name="P219">Notes</text:p>
            </table:table-cell>
          </table:table-row>
        </table:table-header-rows>
        <table:table-row>
          <table:table-cell table:style-name="Table41.A2" office:value-type="string">
            <text:p text:style-name="P244">Success</text:p>
          </table:table-cell>
          <table:table-cell table:style-name="Table41.A2" office:value-type="string">
            <text:p text:style-name="P244">20<text:span text:style-name="T26">0</text:span> <text:span text:style-name="T26">OK</text:span></text:p>
          </table:table-cell>
          <table:table-cell table:style-name="Table41.C2" office:value-type="string">
            <text:p text:style-name="P321"/>
          </table:table-cell>
        </table:table-row>
        <table:table-row>
          <table:table-cell table:style-name="Table41.A2" office:value-type="string">
            <text:p text:style-name="P315">Failure</text:p>
          </table:table-cell>
          <table:table-cell table:style-name="Table41.A2" office:value-type="string">
            <text:p text:style-name="P315">400 Bad request</text:p>
          </table:table-cell>
          <table:table-cell table:style-name="Table41.C2" office:value-type="string">
            <text:p text:style-name="P315"><text:span text:style-name="T104">M</text:span>alformed <text:span text:style-name="T75">body</text:span></text:p>
          </table:table-cell>
        </table:table-row>
        <table:table-row>
          <table:table-cell table:style-name="Table41.A2" office:value-type="string">
            <text:p text:style-name="P251">Failure</text:p>
          </table:table-cell>
          <table:table-cell table:style-name="Table41.A2" office:value-type="string">
            <text:p text:style-name="P251">40<text:span text:style-name="T54">1</text:span> <text:span text:style-name="T54">Unauthorized</text:span></text:p>
          </table:table-cell>
          <table:table-cell table:style-name="Table41.C2" office:value-type="string">
            <text:p text:style-name="P286">Missing/<text:span text:style-name="T57">invalid </text:span>Authorization</text:p>
          </table:table-cell>
        </table:table-row>
        <table:table-row>
          <table:table-cell table:style-name="Table41.A2" office:value-type="string">
            <text:p text:style-name="P295">Failure</text:p>
          </table:table-cell>
          <table:table-cell table:style-name="Table41.A2" office:value-type="string">
            <text:p text:style-name="P295">403 Forbidden</text:p>
          </table:table-cell>
          <table:table-cell table:style-name="Table41.C2" office:value-type="string">
            <text:p text:style-name="P306">No access</text:p>
          </table:table-cell>
        </table:table-row>
        <table:table-row>
          <table:table-cell table:style-name="Table41.A2" office:value-type="string">
            <text:p text:style-name="P244">Failure</text:p>
          </table:table-cell>
          <table:table-cell table:style-name="Table41.A2" office:value-type="string">
            <text:p text:style-name="P244">40<text:span text:style-name="T33">4</text:span> <text:span text:style-name="T70">Not Found</text:span></text:p>
          </table:table-cell>
          <table:table-cell table:style-name="Table41.C2" office:value-type="string">
            <text:p text:style-name="P311">Cannot find boat with <text:span text:style-name="T70">&lt;</text:span>boat_id<text:span text:style-name="T70">&gt;</text:span>, <text:span text:style-name="T70">or load with &lt;load_id&gt;</text:span></text:p>
          </table:table-cell>
        </table:table-row>
        <table:table-row>
          <table:table-cell table:style-name="Table41.A2" office:value-type="string">
            <text:p text:style-name="P269">Failure</text:p>
          </table:table-cell>
          <table:table-cell table:style-name="Table41.A2" office:value-type="string">
            <text:p text:style-name="P269">40<text:span text:style-name="T47">5</text:span> <text:span text:style-name="T47">Method Not Allowed</text:span></text:p>
          </table:table-cell>
          <table:table-cell table:style-name="Table41.C2" office:value-type="string">
            <text:p text:style-name="P279">Unsupported Request Method</text:p>
          </table:table-cell>
        </table:table-row>
        <table:table-row>
          <table:table-cell table:style-name="Table41.A2" office:value-type="string">
            <text:p text:style-name="P311">Failure</text:p>
          </table:table-cell>
          <table:table-cell table:style-name="Table41.A2" office:value-type="string">
            <text:p text:style-name="P311">406 Not Acceptable</text:p>
          </table:table-cell>
          <table:table-cell table:style-name="Table41.C2" office:value-type="string">
            <text:p text:style-name="P311">Unsupported Accept MIME type</text:p>
          </table:table-cell>
        </table:table-row>
      </table:table>
      <text:p text:style-name="P84"/>
      <text:p text:style-name="P82">Example Response <text:span text:style-name="T71">200 OK</text:span></text:p>
      <text:p text:style-name="P92">{</text:p>
      <text:p text:style-name="P92"><text:s text:c="4"/>"owner_id": "5076495651307520",</text:p>
      <text:p text:style-name="P92"><text:s text:c="4"/>"owner": "Green",</text:p>
      <text:p text:style-name="P92"><text:s text:c="4"/>"content": "New Content",</text:p>
      <text:p text:style-name="P92"><text:s text:c="4"/>"weight": 14,</text:p>
      <text:p text:style-name="P92"><text:s text:c="4"/>"boat": "5638186843766784",</text:p>
      <text:p text:style-name="P92"><text:s text:c="4"/>"delivery_date": "12/24/2019",</text:p>
      <text:p text:style-name="P92"><text:s text:c="4"/>"id": 5635703144710144,</text:p>
      <text:p text:style-name="P92"><text:s text:c="4"/>"self": "http://final-boats.appspot.com/loads/5635703144710144"</text:p>
      <text:p text:style-name="P92">}</text:p>
      <text:p text:style-name="P92"/>
      <text:p text:style-name="P92"/>
      <text:p text:style-name="P92"/>
      <text:p text:style-name="P92"/>
      <text:p text:style-name="P92"/>
      <text:p text:style-name="P92"/>
      <text:p text:style-name="P92"/>
      <text:p text:style-name="P92"/>
      <text:p text:style-name="P92"/>
      <text:p text:style-name="P92"/>
      <text:h text:style-name="P187" text:outline-level="1"><text:soft-page-break/><text:span text:style-name="T34">Replace</text:span> <text:span text:style-name="T31">a Load – All properties</text:span></text:h>
      <text:p text:style-name="P110">Allows you to <text:span text:style-name="T35">replace all properties for load:load_id</text:span>.</text:p>
      <text:p text:style-name="P164">This is the <text:span text:style-name="T105">last</text:span> method for <text:span text:style-name="T74">adding or removing loads from a boat. </text:span></text:p>
      <table:table table:name="Table42" table:style-name="Table42">
        <table:table-column table:style-name="Table42.A"/>
        <table:table-row>
          <table:table-cell table:style-name="Table42.A1" office:value-type="string">
            <text:p text:style-name="P235">P<text:span text:style-name="T35">UT</text:span> /<text:span text:style-name="T105">load</text:span>s/:<text:span text:style-name="T105">load_id</text:span></text:p>
          </table:table-cell>
        </table:table-row>
      </table:table>
      <text:h text:style-name="P208" text:outline-level="3"><text:line-break/><text:span text:style-name="T3">Request</text:span></text:h>
      <text:p text:style-name="P127">Supported MIME Types: <text:line-break/><text:tab/><text:span text:style-name="T8">Accept:</text:span><text:span text:style-name="T6"> application/json<text:line-break/><text:tab/></text:span><text:span text:style-name="T9">Content-Type</text:span><text:span text:style-name="T7">: application/json<text:line-break/></text:span><text:span text:style-name="T15">Authorization:</text:span><text:span text:style-name="T16"> </text:span><text:span text:style-name="T15">Required<text:line-break/>Authorization Type: Oauth 2.0/Bearer Token</text:span></text:p>
      <text:p text:style-name="P136">Request Parameters: </text:p>
      <table:table table:name="Table43" table:style-name="Table43">
        <table:table-column table:style-name="Table43.A" table:number-columns-repeated="3"/>
        <table:table-column table:style-name="Table43.D"/>
        <table:table-header-rows>
          <table:table-row>
            <table:table-cell table:style-name="Table43.A1" office:value-type="string">
              <text:p text:style-name="P224">Parameter Name</text:p>
            </table:table-cell>
            <table:table-cell table:style-name="Table43.A1" office:value-type="string">
              <text:p text:style-name="P224">Type</text:p>
            </table:table-cell>
            <table:table-cell table:style-name="Table43.A1" office:value-type="string">
              <text:p text:style-name="P224">Description</text:p>
            </table:table-cell>
            <table:table-cell table:style-name="Table43.D1" office:value-type="string">
              <text:p text:style-name="P224">Required</text:p>
            </table:table-cell>
          </table:table-row>
        </table:table-header-rows>
        <table:table-row>
          <table:table-cell table:style-name="Table43.A2" office:value-type="string">
            <text:p text:style-name="P256"><text:span text:style-name="T106">load</text:span>_id</text:p>
          </table:table-cell>
          <table:table-cell table:style-name="Table43.A2" office:value-type="string">
            <text:p text:style-name="P256">String</text:p>
          </table:table-cell>
          <table:table-cell table:style-name="Table43.A2" office:value-type="string">
            <text:p text:style-name="P256">ID of <text:span text:style-name="T107">load</text:span> <text:span text:style-name="T25">to manage</text:span></text:p>
          </table:table-cell>
          <table:table-cell table:style-name="Table43.D2" office:value-type="string">
            <text:p text:style-name="P256">Yes</text:p>
          </table:table-cell>
        </table:table-row>
      </table:table>
      <text:p text:style-name="P136"/>
      <text:p text:style-name="P136">Request Body: Required</text:p>
      <text:p text:style-name="P110">Request Body Format: <text:span text:style-name="T1">JSON</text:span></text:p>
      <text:p text:style-name="P168">Required JSON Attributes:</text:p>
      <table:table table:name="Table44" table:style-name="Table44">
        <table:table-column table:style-name="Table44.A" table:number-columns-repeated="3"/>
        <table:table-column table:style-name="Table44.D"/>
        <table:table-header-rows>
          <table:table-row>
            <table:table-cell table:style-name="Table44.A1" office:value-type="string">
              <text:p text:style-name="P211">Property Name</text:p>
            </table:table-cell>
            <table:table-cell table:style-name="Table44.A1" office:value-type="string">
              <text:p text:style-name="P211">Property Type</text:p>
            </table:table-cell>
            <table:table-cell table:style-name="Table44.A1" office:value-type="string">
              <text:p text:style-name="P211">Description</text:p>
            </table:table-cell>
            <table:table-cell table:style-name="Table44.D1" office:value-type="string">
              <text:p text:style-name="P211">Required</text:p>
            </table:table-cell>
          </table:table-row>
        </table:table-header-rows>
        <table:table-row>
          <table:table-cell table:style-name="Table44.A2" office:value-type="string">
            <text:p text:style-name="P322">content</text:p>
          </table:table-cell>
          <table:table-cell table:style-name="Table44.A2" office:value-type="string">
            <text:p text:style-name="P308">String</text:p>
          </table:table-cell>
          <table:table-cell table:style-name="Table44.A2" office:value-type="string">
            <text:p text:style-name="P308">New <text:span text:style-name="T100">content</text:span> for <text:span text:style-name="T100">load</text:span></text:p>
          </table:table-cell>
          <table:table-cell table:style-name="Table44.D2" office:value-type="string">
            <text:p text:style-name="P326">Yes</text:p>
          </table:table-cell>
        </table:table-row>
        <table:table-row>
          <table:table-cell table:style-name="Table44.A2" office:value-type="string">
            <text:p text:style-name="P322">delivery_date</text:p>
          </table:table-cell>
          <table:table-cell table:style-name="Table44.A2" office:value-type="string">
            <text:p text:style-name="P308">String</text:p>
          </table:table-cell>
          <table:table-cell table:style-name="Table44.A2" office:value-type="string">
            <text:p text:style-name="P308">New <text:span text:style-name="T100">date</text:span> <text:span text:style-name="T100">for</text:span> <text:span text:style-name="T100">load</text:span></text:p>
          </table:table-cell>
          <table:table-cell table:style-name="Table44.D2" office:value-type="string">
            <text:p text:style-name="P326">Yes</text:p>
          </table:table-cell>
        </table:table-row>
        <table:table-row>
          <table:table-cell table:style-name="Table44.A2" office:value-type="string">
            <text:p text:style-name="P323">weight</text:p>
          </table:table-cell>
          <table:table-cell table:style-name="Table44.A2" office:value-type="string">
            <text:p text:style-name="P308">Integer</text:p>
          </table:table-cell>
          <table:table-cell table:style-name="Table44.A2" office:value-type="string">
            <text:p text:style-name="P308">New <text:span text:style-name="T101">weight</text:span> of <text:span text:style-name="T101">load</text:span></text:p>
          </table:table-cell>
          <table:table-cell table:style-name="Table44.D2" office:value-type="string">
            <text:p text:style-name="P327">Yes</text:p>
          </table:table-cell>
        </table:table-row>
        <table:table-row>
          <table:table-cell table:style-name="Table44.A2" office:value-type="string">
            <text:p text:style-name="P324">boat</text:p>
          </table:table-cell>
          <table:table-cell table:style-name="Table44.A2" office:value-type="string">
            <text:p text:style-name="P310"><text:span text:style-name="T102">S</text:span>tring</text:p>
          </table:table-cell>
          <table:table-cell table:style-name="Table44.A2" office:value-type="string">
            <text:p text:style-name="P324">Id of boat to carry load</text:p>
          </table:table-cell>
          <table:table-cell table:style-name="Table44.D2" office:value-type="string">
            <text:p text:style-name="P310"><text:span text:style-name="T108">Yes</text:span>, <text:span text:style-name="T69">may be null</text:span></text:p>
          </table:table-cell>
        </table:table-row>
      </table:table>
      <text:p text:style-name="P140"><text:line-break/>Request Body Example</text:p>
      <text:p text:style-name="P93">{</text:p>
      <text:p text:style-name="P93"><text:tab/>"weight": 99,</text:p>
      <text:p text:style-name="P93"><text:tab/>"content": "Old Homework",</text:p>
      <text:p text:style-name="P93"><text:tab/>"delivery_date": "12/1/2100",</text:p>
      <text:p text:style-name="P93"><text:tab/>"boat": "5643172898144256"</text:p>
      <text:p text:style-name="P93">}</text:p>
      <text:h text:style-name="P208" text:outline-level="3"><text:soft-page-break/>Response</text:h>
      <text:p text:style-name="P110">Response Body: <text:span text:style-name="T36">NONE</text:span></text:p>
      <text:p text:style-name="P169">Response Headers: “Location”: “{<text:span text:style-name="T37">URL </text:span>of updated <text:span text:style-name="T109">load}</text:span>” </text:p>
      <text:p text:style-name="P110">Response Statuses</text:p>
      <table:table table:name="Table45" table:style-name="Table45">
        <table:table-column table:style-name="Table45.A" table:number-columns-repeated="3"/>
        <table:table-header-rows>
          <table:table-row>
            <table:table-cell table:style-name="Table45.A1" office:value-type="string">
              <text:p text:style-name="P220">Outcome</text:p>
            </table:table-cell>
            <table:table-cell table:style-name="Table45.A1" office:value-type="string">
              <text:p text:style-name="P220">Status Code</text:p>
            </table:table-cell>
            <table:table-cell table:style-name="Table45.C1" office:value-type="string">
              <text:p text:style-name="P220">Notes</text:p>
            </table:table-cell>
          </table:table-row>
        </table:table-header-rows>
        <table:table-row>
          <table:table-cell table:style-name="Table45.A2" office:value-type="string">
            <text:p text:style-name="P245">Success</text:p>
          </table:table-cell>
          <table:table-cell table:style-name="Table45.A2" office:value-type="string">
            <text:p text:style-name="P245"><text:span text:style-name="T38">303</text:span> <text:span text:style-name="T38">See Other</text:span></text:p>
          </table:table-cell>
          <table:table-cell table:style-name="Table45.C2" office:value-type="string">
            <text:p text:style-name="P316">Link to boat in Location header</text:p>
          </table:table-cell>
        </table:table-row>
        <table:table-row>
          <table:table-cell table:style-name="Table45.A2" office:value-type="string">
            <text:p text:style-name="P316">Failure</text:p>
          </table:table-cell>
          <table:table-cell table:style-name="Table45.A2" office:value-type="string">
            <text:p text:style-name="P316">400 Bad Request</text:p>
          </table:table-cell>
          <table:table-cell table:style-name="Table45.C2" office:value-type="string">
            <text:p text:style-name="P317">Missing <text:span text:style-name="T76">or malformed body</text:span></text:p>
          </table:table-cell>
        </table:table-row>
        <table:table-row>
          <table:table-cell table:style-name="Table45.A2" office:value-type="string">
            <text:p text:style-name="P252">Failure</text:p>
          </table:table-cell>
          <table:table-cell table:style-name="Table45.A2" office:value-type="string">
            <text:p text:style-name="P252">40<text:span text:style-name="T54">1</text:span> <text:span text:style-name="T54">Unauthorized</text:span></text:p>
          </table:table-cell>
          <table:table-cell table:style-name="Table45.C2" office:value-type="string">
            <text:p text:style-name="P287">Missing/<text:span text:style-name="T57">invalid </text:span>Authorization</text:p>
          </table:table-cell>
        </table:table-row>
        <table:table-row>
          <table:table-cell table:style-name="Table45.A2" office:value-type="string">
            <text:p text:style-name="P296">Failure</text:p>
          </table:table-cell>
          <table:table-cell table:style-name="Table45.A2" office:value-type="string">
            <text:p text:style-name="P296">403 Forbidden</text:p>
          </table:table-cell>
          <table:table-cell table:style-name="Table45.C2" office:value-type="string">
            <text:p text:style-name="P307">No access</text:p>
          </table:table-cell>
        </table:table-row>
        <table:table-row>
          <table:table-cell table:style-name="Table45.A2" office:value-type="string">
            <text:p text:style-name="P245">Failure</text:p>
          </table:table-cell>
          <table:table-cell table:style-name="Table45.A2" office:value-type="string">
            <text:p text:style-name="P245">40<text:span text:style-name="T33">4</text:span> <text:span text:style-name="T38">Not Found</text:span></text:p>
          </table:table-cell>
          <table:table-cell table:style-name="Table45.C2" office:value-type="string">
            <text:p text:style-name="P312">Cannot find <text:span text:style-name="T110">load with load_id or </text:span>boat with boat_id</text:p>
          </table:table-cell>
        </table:table-row>
        <table:table-row>
          <table:table-cell table:style-name="Table45.A2" office:value-type="string">
            <text:p text:style-name="P325">Failure</text:p>
          </table:table-cell>
          <table:table-cell table:style-name="Table45.A2" office:value-type="string">
            <text:p text:style-name="P325">405 Method Not Allowed</text:p>
          </table:table-cell>
          <table:table-cell table:style-name="Table45.C2" office:value-type="string">
            <text:p text:style-name="P280">Unsupported Request Method</text:p>
          </table:table-cell>
        </table:table-row>
        <table:table-row>
          <table:table-cell table:style-name="Table45.A2" office:value-type="string">
            <text:p text:style-name="P312">Failure</text:p>
          </table:table-cell>
          <table:table-cell table:style-name="Table45.A2" office:value-type="string">
            <text:p text:style-name="P312">406 Not Acceptable</text:p>
          </table:table-cell>
          <table:table-cell table:style-name="Table45.C2" office:value-type="string">
            <text:p text:style-name="P312">Unsupported Accept MIME type</text:p>
          </table:table-cell>
        </table:table-row>
      </table:table>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text:p>
      <text:p text:style-name="P83"/>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9T21:48:13.475220031</meta:creation-date>
    <dc:date>2019-12-09T21:59:46.192122714</dc:date>
    <meta:editing-duration>PT4H36M28S</meta:editing-duration>
    <meta:editing-cycles>222</meta:editing-cycles>
    <meta:generator>LibreOffice/6.0.7.3$Linux_X86_64 LibreOffice_project/00m0$Build-3</meta:generator>
    <meta:document-statistic meta:table-count="45" meta:image-count="0" meta:object-count="0" meta:page-count="27" meta:paragraph-count="814" meta:word-count="2774" meta:character-count="20704" meta:non-whitespace-character-count="17462"/>
  </office:meta>
</office:document-meta>
</file>